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Hornets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1];[.$K$1:.$K$30];0);12)" office:value-type="float" office:value="1" calcext:value-type="float">
            <text:p>1</text:p>
          </table:table-cell>
          <table:table-cell table:formula="of:=INDEX([.$A$1:.$L$2632];MATCH([.B1];[.$K$1:.$K$30];0);12)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Bucks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Net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NDEX([.$A$1:.$L$2632];MATCH([.A2];[.$K$1:.$K$30];0);12)" office:value-type="float" office:value="1" calcext:value-type="float">
            <text:p>1</text:p>
          </table:table-cell>
          <table:table-cell table:formula="of:=INDEX([.$A$1:.$L$2632];MATCH([.B2];[.$K$1:.$K$30];0);12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Bulls</text:p>
          </table:table-cell>
          <table:table-cell table:formula="of:=[.L1]+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3];[.$K$1:.$K$30];0);12)" office:value-type="float" office:value="1" calcext:value-type="float">
            <text:p>1</text:p>
          </table:table-cell>
          <table:table-cell table:formula="of:=INDEX([.$A$1:.$L$2632];MATCH([.B3];[.$K$1:.$K$30];0);12)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Cavaliers</text:p>
          </table:table-cell>
          <table:table-cell table:formula="of:=[.L2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Pelicans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INDEX([.$A$1:.$L$2632];MATCH([.A4];[.$K$1:.$K$30];0);12)" office:value-type="float" office:value="1" calcext:value-type="float">
            <text:p>1</text:p>
          </table:table-cell>
          <table:table-cell table:formula="of:=INDEX([.$A$1:.$L$2632];MATCH([.B4];[.$K$1:.$K$30];0);12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Celtics</text:p>
          </table:table-cell>
          <table:table-cell table:formula="of:=[.L3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Pacers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5];[.$K$1:.$K$30];0);12)" office:value-type="float" office:value="1" calcext:value-type="float">
            <text:p>1</text:p>
          </table:table-cell>
          <table:table-cell table:formula="of:=INDEX([.$A$1:.$L$2632];MATCH([.B5];[.$K$1:.$K$30];0);12)"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lippers</text:p>
          </table:table-cell>
          <table:table-cell table:formula="of:=[.L4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Kings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formula="of:=INDEX([.$A$1:.$L$2632];MATCH([.A6];[.$K$1:.$K$30];0);12)" office:value-type="float" office:value="1" calcext:value-type="float">
            <text:p>1</text:p>
          </table:table-cell>
          <table:table-cell table:formula="of:=INDEX([.$A$1:.$L$2632];MATCH([.B6];[.$K$1:.$K$30];0);12)"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Grizzlies</text:p>
          </table:table-cell>
          <table:table-cell table:formula="of:=[.L5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Mavericks</text:p>
          </table:table-cell>
          <table:table-cell office:value-type="float" office:value="8" calcext:value-type="float">
            <text:p>8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7];[.$K$1:.$K$30];0);12)" office:value-type="float" office:value="1" calcext:value-type="float">
            <text:p>1</text:p>
          </table:table-cell>
          <table:table-cell table:formula="of:=INDEX([.$A$1:.$L$2632];MATCH([.B7];[.$K$1:.$K$30];0);12)"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Hawks</text:p>
          </table:table-cell>
          <table:table-cell table:formula="of:=[.L6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Pelican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8];[.$K$1:.$K$30];0);12)" office:value-type="float" office:value="1" calcext:value-type="float">
            <text:p>1</text:p>
          </table:table-cell>
          <table:table-cell table:formula="of:=INDEX([.$A$1:.$L$2632];MATCH([.B8];[.$K$1:.$K$30];0);12)"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Heat</text:p>
          </table:table-cell>
          <table:table-cell table:formula="of:=[.L7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Grizzlies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9];[.$K$1:.$K$30];0);12)" office:value-type="float" office:value="1" calcext:value-type="float">
            <text:p>1</text:p>
          </table:table-cell>
          <table:table-cell table:formula="of:=INDEX([.$A$1:.$L$2632];MATCH([.B9];[.$K$1:.$K$30];0);12)"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ornets</text:p>
          </table:table-cell>
          <table:table-cell table:formula="of:=[.L8]+1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Hawks</text:p>
          </table:table-cell>
          <table:table-cell office:value-type="float" office:value="5" calcext:value-type="float">
            <text:p>5</text:p>
          </table:table-cell>
          <table:table-cell office:value-type="float" office:value="-17" calcext:value-type="float">
            <text:p>-17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0];[.$K$1:.$K$30];0);12)" office:value-type="float" office:value="1" calcext:value-type="float">
            <text:p>1</text:p>
          </table:table-cell>
          <table:table-cell table:formula="of:=INDEX([.$A$1:.$L$2632];MATCH([.B10];[.$K$1:.$K$30];0);12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Jazz</text:p>
          </table:table-cell>
          <table:table-cell table:formula="of:=[.L9]+1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Heat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-23" calcext:value-type="float">
            <text:p>-23</text:p>
          </table:table-cell>
          <table:table-cell table:formula="of:=INDEX([.$A$1:.$L$2632];MATCH([.A11];[.$K$1:.$K$30];0);12)" office:value-type="float" office:value="1" calcext:value-type="float">
            <text:p>1</text:p>
          </table:table-cell>
          <table:table-cell table:formula="of:=INDEX([.$A$1:.$L$2632];MATCH([.B11];[.$K$1:.$K$30];0);12)"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Kings</text:p>
          </table:table-cell>
          <table:table-cell table:formula="of:=[.L10]+1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Warriors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12];[.$K$1:.$K$30];0);12)" office:value-type="float" office:value="1" calcext:value-type="float">
            <text:p>1</text:p>
          </table:table-cell>
          <table:table-cell table:formula="of:=INDEX([.$A$1:.$L$2632];MATCH([.B12];[.$K$1:.$K$30];0);12)" office:value-type="float" office:value="29" calcext:value-type="float">
            <text:p>29</text:p>
          </table:table-cell>
          <table:table-cell table:number-columns-repeated="2"/>
          <table:table-cell office:value-type="string" calcext:value-type="string">
            <text:p>Knicks</text:p>
          </table:table-cell>
          <table:table-cell table:formula="of:=[.L11]+1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Magic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INDEX([.$A$1:.$L$2632];MATCH([.A13];[.$K$1:.$K$30];0);12)" office:value-type="float" office:value="1" calcext:value-type="float">
            <text:p>1</text:p>
          </table:table-cell>
          <table:table-cell table:formula="of:=INDEX([.$A$1:.$L$2632];MATCH([.B13];[.$K$1:.$K$30];0);12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akers</text:p>
          </table:table-cell>
          <table:table-cell table:formula="of:=[.L12]+1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Raptors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INDEX([.$A$1:.$L$2632];MATCH([.A14];[.$K$1:.$K$30];0);12)" office:value-type="float" office:value="1" calcext:value-type="float">
            <text:p>1</text:p>
          </table:table-cell>
          <table:table-cell table:formula="of:=INDEX([.$A$1:.$L$2632];MATCH([.B14];[.$K$1:.$K$30];0);12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agic</text:p>
          </table:table-cell>
          <table:table-cell table:formula="of:=[.L13]+1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Magi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5];[.$K$1:.$K$30];0);12)" office:value-type="float" office:value="1" calcext:value-type="float">
            <text:p>1</text:p>
          </table:table-cell>
          <table:table-cell table:formula="of:=INDEX([.$A$1:.$L$2632];MATCH([.B15];[.$K$1:.$K$30];0);12)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Mavericks</text:p>
          </table:table-cell>
          <table:table-cell table:formula="of:=[.L14]+1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Cavaliers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16];[.$K$1:.$K$30];0);12)" office:value-type="float" office:value="1" calcext:value-type="float">
            <text:p>1</text:p>
          </table:table-cell>
          <table:table-cell table:formula="of:=INDEX([.$A$1:.$L$2632];MATCH([.B16];[.$K$1:.$K$30];0);12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Nets</text:p>
          </table:table-cell>
          <table:table-cell table:formula="of:=[.L15]+1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N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17];[.$K$1:.$K$30];0);12)" office:value-type="float" office:value="1" calcext:value-type="float">
            <text:p>1</text:p>
          </table:table-cell>
          <table:table-cell table:formula="of:=INDEX([.$A$1:.$L$2632];MATCH([.B17];[.$K$1:.$K$30];0);12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Nuggets</text:p>
          </table:table-cell>
          <table:table-cell table:formula="of:=[.L16]+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Ne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NDEX([.$A$1:.$L$2632];MATCH([.A18];[.$K$1:.$K$30];0);12)" office:value-type="float" office:value="1" calcext:value-type="float">
            <text:p>1</text:p>
          </table:table-cell>
          <table:table-cell table:formula="of:=INDEX([.$A$1:.$L$2632];MATCH([.B18];[.$K$1:.$K$30];0);12)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acers</text:p>
          </table:table-cell>
          <table:table-cell table:formula="of:=[.L17]+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Spurs</text:p>
          </table:table-cell>
          <table:table-cell office:value-type="float" office:value="-2" calcext:value-type="float">
            <text:p>-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19];[.$K$1:.$K$30];0);12)" office:value-type="float" office:value="1" calcext:value-type="float">
            <text:p>1</text:p>
          </table:table-cell>
          <table:table-cell table:formula="of:=INDEX([.$A$1:.$L$2632];MATCH([.B19];[.$K$1:.$K$30];0);12)"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Pelicans</text:p>
          </table:table-cell>
          <table:table-cell table:formula="of:=[.L18]+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0];[.$K$1:.$K$30];0);12)" office:value-type="float" office:value="1" calcext:value-type="float">
            <text:p>1</text:p>
          </table:table-cell>
          <table:table-cell table:formula="of:=INDEX([.$A$1:.$L$2632];MATCH([.B20];[.$K$1:.$K$30];0);12)" office:value-type="float" office:value="28" calcext:value-type="float">
            <text:p>28</text:p>
          </table:table-cell>
          <table:table-cell table:number-columns-repeated="2"/>
          <table:table-cell office:value-type="string" calcext:value-type="string">
            <text:p>Pistons</text:p>
          </table:table-cell>
          <table:table-cell table:formula="of:=[.L19]+1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Hawks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21];[.$K$1:.$K$30];0);12)" office:value-type="float" office:value="1" calcext:value-type="float">
            <text:p>1</text:p>
          </table:table-cell>
          <table:table-cell table:formula="of:=INDEX([.$A$1:.$L$2632];MATCH([.B21];[.$K$1:.$K$30];0);12)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aptors</text:p>
          </table:table-cell>
          <table:table-cell table:formula="of:=[.L20]+1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Wizard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2];[.$K$1:.$K$30];0);12)" office:value-type="float" office:value="1" calcext:value-type="float">
            <text:p>1</text:p>
          </table:table-cell>
          <table:table-cell table:formula="of:=INDEX([.$A$1:.$L$2632];MATCH([.B22];[.$K$1:.$K$30];0);12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Rockets</text:p>
          </table:table-cell>
          <table:table-cell table:formula="of:=[.L21]+1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Raptors</text:p>
          </table:table-cell>
          <table:table-cell office:value-type="float" office:value="-10" calcext:value-type="float">
            <text:p>-10</text:p>
          </table:table-cell>
          <table:table-cell office:value-type="float" office:value="-20" calcext:value-type="float">
            <text:p>-20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23];[.$K$1:.$K$30];0);12)" office:value-type="float" office:value="1" calcext:value-type="float">
            <text:p>1</text:p>
          </table:table-cell>
          <table:table-cell table:formula="of:=INDEX([.$A$1:.$L$2632];MATCH([.B23];[.$K$1:.$K$30];0);12)"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Seventysixers</text:p>
          </table:table-cell>
          <table:table-cell table:formula="of:=[.L22]+1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Bulls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24];[.$K$1:.$K$30];0);12)" office:value-type="float" office:value="1" calcext:value-type="float">
            <text:p>1</text:p>
          </table:table-cell>
          <table:table-cell table:formula="of:=INDEX([.$A$1:.$L$2632];MATCH([.B24];[.$K$1:.$K$30];0);1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purs</text:p>
          </table:table-cell>
          <table:table-cell table:formula="of:=[.L23]+1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Bulls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INDEX([.$A$1:.$L$2632];MATCH([.A25];[.$K$1:.$K$30];0);12)" office:value-type="float" office:value="1" calcext:value-type="float">
            <text:p>1</text:p>
          </table:table-cell>
          <table:table-cell table:formula="of:=INDEX([.$A$1:.$L$2632];MATCH([.B25];[.$K$1:.$K$30];0);12)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uns</text:p>
          </table:table-cell>
          <table:table-cell table:formula="of:=[.L24]+1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Cavaliers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INDEX([.$A$1:.$L$2632];MATCH([.A26];[.$K$1:.$K$30];0);12)" office:value-type="float" office:value="1" calcext:value-type="float">
            <text:p>1</text:p>
          </table:table-cell>
          <table:table-cell table:formula="of:=INDEX([.$A$1:.$L$2632];MATCH([.B26];[.$K$1:.$K$30];0);12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hunder</text:p>
          </table:table-cell>
          <table:table-cell table:formula="of:=[.L25]+1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Cavaliers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27];[.$K$1:.$K$30];0);12)" office:value-type="float" office:value="1" calcext:value-type="float">
            <text:p>1</text:p>
          </table:table-cell>
          <table:table-cell table:formula="of:=INDEX([.$A$1:.$L$2632];MATCH([.B27];[.$K$1:.$K$30];0);12)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imberwolves</text:p>
          </table:table-cell>
          <table:table-cell table:formula="of:=[.L26]+1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Wizard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28];[.$K$1:.$K$30];0);12)" office:value-type="float" office:value="1" calcext:value-type="float">
            <text:p>1</text:p>
          </table:table-cell>
          <table:table-cell table:formula="of:=INDEX([.$A$1:.$L$2632];MATCH([.B28];[.$K$1:.$K$30];0);12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Trailblazers</text:p>
          </table:table-cell>
          <table:table-cell table:formula="of:=[.L27]+1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Bucks</text:p>
          </table:table-cell>
          <table:table-cell office:value-type="string" calcext:value-type="string">
            <text:p>Wizards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9];[.$K$1:.$K$30];0);12)" office:value-type="float" office:value="1" calcext:value-type="float">
            <text:p>1</text:p>
          </table:table-cell>
          <table:table-cell table:formula="of:=INDEX([.$A$1:.$L$2632];MATCH([.B29];[.$K$1:.$K$30];0);12)"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Warriors</text:p>
          </table:table-cell>
          <table:table-cell table:formula="of:=[.L28]+1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Celtics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NDEX([.$A$1:.$L$2632];MATCH([.A30];[.$K$1:.$K$30];0);12)" office:value-type="float" office:value="2" calcext:value-type="float">
            <text:p>2</text:p>
          </table:table-cell>
          <table:table-cell table:formula="of:=INDEX([.$A$1:.$L$2632];MATCH([.B30];[.$K$1:.$K$30];0);12)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Wizards</text:p>
          </table:table-cell>
          <table:table-cell table:formula="of:=[.L29]+1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Pacers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31];[.$K$1:.$K$30];0);12)" office:value-type="float" office:value="2" calcext:value-type="float">
            <text:p>2</text:p>
          </table:table-cell>
          <table:table-cell table:formula="of:=INDEX([.$A$1:.$L$2632];MATCH([.B31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Nets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formula="of:=INDEX([.$A$1:.$L$2632];MATCH([.A32];[.$K$1:.$K$30];0);12)" office:value-type="float" office:value="2" calcext:value-type="float">
            <text:p>2</text:p>
          </table:table-cell>
          <table:table-cell table:formula="of:=INDEX([.$A$1:.$L$2632];MATCH([.B32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Celtics</text:p>
          </table:table-cell>
          <table:table-cell office:value-type="float" office:value="-11" calcext:value-type="float">
            <text:p>-11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33];[.$K$1:.$K$30];0);12)" office:value-type="float" office:value="2" calcext:value-type="float">
            <text:p>2</text:p>
          </table:table-cell>
          <table:table-cell table:formula="of:=INDEX([.$A$1:.$L$2632];MATCH([.B33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Knicks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34];[.$K$1:.$K$30];0);12)" office:value-type="float" office:value="2" calcext:value-type="float">
            <text:p>2</text:p>
          </table:table-cell>
          <table:table-cell table:formula="of:=INDEX([.$A$1:.$L$2632];MATCH([.B34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Pacers</text:p>
          </table:table-cell>
          <table:table-cell office:value-type="float" office:value="-16" calcext:value-type="float">
            <text:p>-16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35];[.$K$1:.$K$30];0);12)" office:value-type="float" office:value="2" calcext:value-type="float">
            <text:p>2</text:p>
          </table:table-cell>
          <table:table-cell table:formula="of:=INDEX([.$A$1:.$L$2632];MATCH([.B35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Magi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formula="of:=INDEX([.$A$1:.$L$2632];MATCH([.A36];[.$K$1:.$K$30];0);12)" office:value-type="float" office:value="2" calcext:value-type="float">
            <text:p>2</text:p>
          </table:table-cell>
          <table:table-cell table:formula="of:=INDEX([.$A$1:.$L$2632];MATCH([.B36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Hawks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37];[.$K$1:.$K$30];0);12)" office:value-type="float" office:value="2" calcext:value-type="float">
            <text:p>2</text:p>
          </table:table-cell>
          <table:table-cell table:formula="of:=INDEX([.$A$1:.$L$2632];MATCH([.B37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8];[.$K$1:.$K$30];0);12)" office:value-type="float" office:value="2" calcext:value-type="float">
            <text:p>2</text:p>
          </table:table-cell>
          <table:table-cell table:formula="of:=INDEX([.$A$1:.$L$2632];MATCH([.B38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Wizard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NDEX([.$A$1:.$L$2632];MATCH([.A39];[.$K$1:.$K$30];0);12)" office:value-type="float" office:value="2" calcext:value-type="float">
            <text:p>2</text:p>
          </table:table-cell>
          <table:table-cell table:formula="of:=INDEX([.$A$1:.$L$2632];MATCH([.B39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Trailblazers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NDEX([.$A$1:.$L$2632];MATCH([.A40];[.$K$1:.$K$30];0);12)" office:value-type="float" office:value="2" calcext:value-type="float">
            <text:p>2</text:p>
          </table:table-cell>
          <table:table-cell table:formula="of:=INDEX([.$A$1:.$L$2632];MATCH([.B40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NDEX([.$A$1:.$L$2632];MATCH([.A41];[.$K$1:.$K$30];0);12)" office:value-type="float" office:value="2" calcext:value-type="float">
            <text:p>2</text:p>
          </table:table-cell>
          <table:table-cell table:formula="of:=INDEX([.$A$1:.$L$2632];MATCH([.B41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Clipper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42];[.$K$1:.$K$30];0);12)" office:value-type="float" office:value="2" calcext:value-type="float">
            <text:p>2</text:p>
          </table:table-cell>
          <table:table-cell table:formula="of:=INDEX([.$A$1:.$L$2632];MATCH([.B42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Laker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NDEX([.$A$1:.$L$2632];MATCH([.A43];[.$K$1:.$K$30];0);12)" office:value-type="float" office:value="2" calcext:value-type="float">
            <text:p>2</text:p>
          </table:table-cell>
          <table:table-cell table:formula="of:=INDEX([.$A$1:.$L$2632];MATCH([.B43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Nugget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NDEX([.$A$1:.$L$2632];MATCH([.A44];[.$K$1:.$K$30];0);12)" office:value-type="float" office:value="2" calcext:value-type="float">
            <text:p>2</text:p>
          </table:table-cell>
          <table:table-cell table:formula="of:=INDEX([.$A$1:.$L$2632];MATCH([.B44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Seventysixer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45];[.$K$1:.$K$30];0);12)" office:value-type="float" office:value="2" calcext:value-type="float">
            <text:p>2</text:p>
          </table:table-cell>
          <table:table-cell table:formula="of:=INDEX([.$A$1:.$L$2632];MATCH([.B4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Lakers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46];[.$K$1:.$K$30];0);12)" office:value-type="float" office:value="2" calcext:value-type="float">
            <text:p>2</text:p>
          </table:table-cell>
          <table:table-cell table:formula="of:=INDEX([.$A$1:.$L$2632];MATCH([.B46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Cavaliers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INDEX([.$A$1:.$L$2632];MATCH([.A47];[.$K$1:.$K$30];0);12)" office:value-type="float" office:value="2" calcext:value-type="float">
            <text:p>2</text:p>
          </table:table-cell>
          <table:table-cell table:formula="of:=INDEX([.$A$1:.$L$2632];MATCH([.B47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Mavericks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table:formula="of:=INDEX([.$A$1:.$L$2632];MATCH([.A48];[.$K$1:.$K$30];0);12)" office:value-type="float" office:value="2" calcext:value-type="float">
            <text:p>2</text:p>
          </table:table-cell>
          <table:table-cell table:formula="of:=INDEX([.$A$1:.$L$2632];MATCH([.B4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Trailblazers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49];[.$K$1:.$K$30];0);12)" office:value-type="float" office:value="2" calcext:value-type="float">
            <text:p>2</text:p>
          </table:table-cell>
          <table:table-cell table:formula="of:=INDEX([.$A$1:.$L$2632];MATCH([.B49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Pistons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50];[.$K$1:.$K$30];0);12)" office:value-type="float" office:value="2" calcext:value-type="float">
            <text:p>2</text:p>
          </table:table-cell>
          <table:table-cell table:formula="of:=INDEX([.$A$1:.$L$2632];MATCH([.B50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Spurs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DEX([.$A$1:.$L$2632];MATCH([.A51];[.$K$1:.$K$30];0);12)" office:value-type="float" office:value="2" calcext:value-type="float">
            <text:p>2</text:p>
          </table:table-cell>
          <table:table-cell table:formula="of:=INDEX([.$A$1:.$L$2632];MATCH([.B51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Heat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DEX([.$A$1:.$L$2632];MATCH([.A52];[.$K$1:.$K$30];0);12)" office:value-type="float" office:value="2" calcext:value-type="float">
            <text:p>2</text:p>
          </table:table-cell>
          <table:table-cell table:formula="of:=INDEX([.$A$1:.$L$2632];MATCH([.B5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Timberwolve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53];[.$K$1:.$K$30];0);12)" office:value-type="float" office:value="2" calcext:value-type="float">
            <text:p>2</text:p>
          </table:table-cell>
          <table:table-cell table:formula="of:=INDEX([.$A$1:.$L$2632];MATCH([.B53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Bucks</text:p>
          </table:table-cell>
          <table:table-cell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54];[.$K$1:.$K$30];0);12)" office:value-type="float" office:value="2" calcext:value-type="float">
            <text:p>2</text:p>
          </table:table-cell>
          <table:table-cell table:formula="of:=INDEX([.$A$1:.$L$2632];MATCH([.B54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Bucks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22" calcext:value-type="float">
            <text:p>-22</text:p>
          </table:table-cell>
          <table:table-cell office:value-type="float" office:value="-26" calcext:value-type="float">
            <text:p>-26</text:p>
          </table:table-cell>
          <table:table-cell table:formula="of:=INDEX([.$A$1:.$L$2632];MATCH([.A55];[.$K$1:.$K$30];0);12)" office:value-type="float" office:value="2" calcext:value-type="float">
            <text:p>2</text:p>
          </table:table-cell>
          <table:table-cell table:formula="of:=INDEX([.$A$1:.$L$2632];MATCH([.B55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Pistons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table:formula="of:=INDEX([.$A$1:.$L$2632];MATCH([.A56];[.$K$1:.$K$30];0);12)" office:value-type="float" office:value="2" calcext:value-type="float">
            <text:p>2</text:p>
          </table:table-cell>
          <table:table-cell table:formula="of:=INDEX([.$A$1:.$L$2632];MATCH([.B56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Wizards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57];[.$K$1:.$K$30];0);12)" office:value-type="float" office:value="2" calcext:value-type="float">
            <text:p>2</text:p>
          </table:table-cell>
          <table:table-cell table:formula="of:=INDEX([.$A$1:.$L$2632];MATCH([.B57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Hornet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58];[.$K$1:.$K$30];0);12)" office:value-type="float" office:value="2" calcext:value-type="float">
            <text:p>2</text:p>
          </table:table-cell>
          <table:table-cell table:formula="of:=INDEX([.$A$1:.$L$2632];MATCH([.B58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Spurs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59];[.$K$1:.$K$30];0);12)" office:value-type="float" office:value="2" calcext:value-type="float">
            <text:p>2</text:p>
          </table:table-cell>
          <table:table-cell table:formula="of:=INDEX([.$A$1:.$L$2632];MATCH([.B59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ulls</text:p>
          </table:table-cell>
          <table:table-cell office:value-type="string" calcext:value-type="string">
            <text:p>Pacer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60];[.$K$1:.$K$30];0);12)" office:value-type="float" office:value="2" calcext:value-type="float">
            <text:p>2</text:p>
          </table:table-cell>
          <table:table-cell table:formula="of:=INDEX([.$A$1:.$L$2632];MATCH([.B60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Knick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formula="of:=INDEX([.$A$1:.$L$2632];MATCH([.A61];[.$K$1:.$K$30];0);12)" office:value-type="float" office:value="3" calcext:value-type="float">
            <text:p>3</text:p>
          </table:table-cell>
          <table:table-cell table:formula="of:=INDEX([.$A$1:.$L$2632];MATCH([.B61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Raptor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62];[.$K$1:.$K$30];0);12)" office:value-type="float" office:value="3" calcext:value-type="float">
            <text:p>3</text:p>
          </table:table-cell>
          <table:table-cell table:formula="of:=INDEX([.$A$1:.$L$2632];MATCH([.B62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Magic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INDEX([.$A$1:.$L$2632];MATCH([.A63];[.$K$1:.$K$30];0);12)" office:value-type="float" office:value="3" calcext:value-type="float">
            <text:p>3</text:p>
          </table:table-cell>
          <table:table-cell table:formula="of:=INDEX([.$A$1:.$L$2632];MATCH([.B63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Rockets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NDEX([.$A$1:.$L$2632];MATCH([.A64];[.$K$1:.$K$30];0);12)" office:value-type="float" office:value="3" calcext:value-type="float">
            <text:p>3</text:p>
          </table:table-cell>
          <table:table-cell table:formula="of:=INDEX([.$A$1:.$L$2632];MATCH([.B64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Celtics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INDEX([.$A$1:.$L$2632];MATCH([.A65];[.$K$1:.$K$30];0);12)" office:value-type="float" office:value="3" calcext:value-type="float">
            <text:p>3</text:p>
          </table:table-cell>
          <table:table-cell table:formula="of:=INDEX([.$A$1:.$L$2632];MATCH([.B65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Seventysixers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A$1:.$L$2632];MATCH([.A66];[.$K$1:.$K$30];0);12)" office:value-type="float" office:value="3" calcext:value-type="float">
            <text:p>3</text:p>
          </table:table-cell>
          <table:table-cell table:formula="of:=INDEX([.$A$1:.$L$2632];MATCH([.B66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Hawks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67];[.$K$1:.$K$30];0);12)" office:value-type="float" office:value="3" calcext:value-type="float">
            <text:p>3</text:p>
          </table:table-cell>
          <table:table-cell table:formula="of:=INDEX([.$A$1:.$L$2632];MATCH([.B67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Wizards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68];[.$K$1:.$K$30];0);12)" office:value-type="float" office:value="3" calcext:value-type="float">
            <text:p>3</text:p>
          </table:table-cell>
          <table:table-cell table:formula="of:=INDEX([.$A$1:.$L$2632];MATCH([.B68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Hornets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formula="of:=INDEX([.$A$1:.$L$2632];MATCH([.A69];[.$K$1:.$K$30];0);12)" office:value-type="float" office:value="3" calcext:value-type="float">
            <text:p>3</text:p>
          </table:table-cell>
          <table:table-cell table:formula="of:=INDEX([.$A$1:.$L$2632];MATCH([.B69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Raptor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NDEX([.$A$1:.$L$2632];MATCH([.A70];[.$K$1:.$K$30];0);12)" office:value-type="float" office:value="3" calcext:value-type="float">
            <text:p>3</text:p>
          </table:table-cell>
          <table:table-cell table:formula="of:=INDEX([.$A$1:.$L$2632];MATCH([.B70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Pacers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71];[.$K$1:.$K$30];0);12)" office:value-type="float" office:value="3" calcext:value-type="float">
            <text:p>3</text:p>
          </table:table-cell>
          <table:table-cell table:formula="of:=INDEX([.$A$1:.$L$2632];MATCH([.B71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Pistons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NDEX([.$A$1:.$L$2632];MATCH([.A72];[.$K$1:.$K$30];0);12)" office:value-type="float" office:value="3" calcext:value-type="float">
            <text:p>3</text:p>
          </table:table-cell>
          <table:table-cell table:formula="of:=INDEX([.$A$1:.$L$2632];MATCH([.B72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Trailblazers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73];[.$K$1:.$K$30];0);12)" office:value-type="float" office:value="3" calcext:value-type="float">
            <text:p>3</text:p>
          </table:table-cell>
          <table:table-cell table:formula="of:=INDEX([.$A$1:.$L$2632];MATCH([.B73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Mavericks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formula="of:=INDEX([.$A$1:.$L$2632];MATCH([.A74];[.$K$1:.$K$30];0);12)" office:value-type="float" office:value="3" calcext:value-type="float">
            <text:p>3</text:p>
          </table:table-cell>
          <table:table-cell table:formula="of:=INDEX([.$A$1:.$L$2632];MATCH([.B7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Seventysixers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INDEX([.$A$1:.$L$2632];MATCH([.A75];[.$K$1:.$K$30];0);12)" office:value-type="float" office:value="3" calcext:value-type="float">
            <text:p>3</text:p>
          </table:table-cell>
          <table:table-cell table:formula="of:=INDEX([.$A$1:.$L$2632];MATCH([.B7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Bucks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76];[.$K$1:.$K$30];0);12)" office:value-type="float" office:value="3" calcext:value-type="float">
            <text:p>3</text:p>
          </table:table-cell>
          <table:table-cell table:formula="of:=INDEX([.$A$1:.$L$2632];MATCH([.B76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Clippers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77];[.$K$1:.$K$30];0);12)" office:value-type="float" office:value="3" calcext:value-type="float">
            <text:p>3</text:p>
          </table:table-cell>
          <table:table-cell table:formula="of:=INDEX([.$A$1:.$L$2632];MATCH([.B77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Bull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78];[.$K$1:.$K$30];0);12)" office:value-type="float" office:value="3" calcext:value-type="float">
            <text:p>3</text:p>
          </table:table-cell>
          <table:table-cell table:formula="of:=INDEX([.$A$1:.$L$2632];MATCH([.B78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Rapto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DEX([.$A$1:.$L$2632];MATCH([.A79];[.$K$1:.$K$30];0);12)" office:value-type="float" office:value="3" calcext:value-type="float">
            <text:p>3</text:p>
          </table:table-cell>
          <table:table-cell table:formula="of:=INDEX([.$A$1:.$L$2632];MATCH([.B79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Knick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formula="of:=INDEX([.$A$1:.$L$2632];MATCH([.A80];[.$K$1:.$K$30];0);12)" office:value-type="float" office:value="3" calcext:value-type="float">
            <text:p>3</text:p>
          </table:table-cell>
          <table:table-cell table:formula="of:=INDEX([.$A$1:.$L$2632];MATCH([.B80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table:formula="of:=INDEX([.$A$1:.$L$2632];MATCH([.A81];[.$K$1:.$K$30];0);12)" office:value-type="float" office:value="3" calcext:value-type="float">
            <text:p>3</text:p>
          </table:table-cell>
          <table:table-cell table:formula="of:=INDEX([.$A$1:.$L$2632];MATCH([.B81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Hornet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NDEX([.$A$1:.$L$2632];MATCH([.A82];[.$K$1:.$K$30];0);12)" office:value-type="float" office:value="3" calcext:value-type="float">
            <text:p>3</text:p>
          </table:table-cell>
          <table:table-cell table:formula="of:=INDEX([.$A$1:.$L$2632];MATCH([.B8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Grizzlies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83];[.$K$1:.$K$30];0);12)" office:value-type="float" office:value="3" calcext:value-type="float">
            <text:p>3</text:p>
          </table:table-cell>
          <table:table-cell table:formula="of:=INDEX([.$A$1:.$L$2632];MATCH([.B8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Grizzlies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84];[.$K$1:.$K$30];0);12)" office:value-type="float" office:value="3" calcext:value-type="float">
            <text:p>3</text:p>
          </table:table-cell>
          <table:table-cell table:formula="of:=INDEX([.$A$1:.$L$2632];MATCH([.B84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Lakers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85];[.$K$1:.$K$30];0);12)" office:value-type="float" office:value="3" calcext:value-type="float">
            <text:p>3</text:p>
          </table:table-cell>
          <table:table-cell table:formula="of:=INDEX([.$A$1:.$L$2632];MATCH([.B8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Buck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NDEX([.$A$1:.$L$2632];MATCH([.A86];[.$K$1:.$K$30];0);12)" office:value-type="float" office:value="3" calcext:value-type="float">
            <text:p>3</text:p>
          </table:table-cell>
          <table:table-cell table:formula="of:=INDEX([.$A$1:.$L$2632];MATCH([.B86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Bucks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87];[.$K$1:.$K$30];0);12)" office:value-type="float" office:value="3" calcext:value-type="float">
            <text:p>3</text:p>
          </table:table-cell>
          <table:table-cell table:formula="of:=INDEX([.$A$1:.$L$2632];MATCH([.B87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Nets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88];[.$K$1:.$K$30];0);12)" office:value-type="float" office:value="3" calcext:value-type="float">
            <text:p>3</text:p>
          </table:table-cell>
          <table:table-cell table:formula="of:=INDEX([.$A$1:.$L$2632];MATCH([.B88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Warriors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table:formula="of:=INDEX([.$A$1:.$L$2632];MATCH([.A89];[.$K$1:.$K$30];0);12)" office:value-type="float" office:value="3" calcext:value-type="float">
            <text:p>3</text:p>
          </table:table-cell>
          <table:table-cell table:formula="of:=INDEX([.$A$1:.$L$2632];MATCH([.B89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aliers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90];[.$K$1:.$K$30];0);12)" office:value-type="float" office:value="3" calcext:value-type="float">
            <text:p>3</text:p>
          </table:table-cell>
          <table:table-cell table:formula="of:=INDEX([.$A$1:.$L$2632];MATCH([.B90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Ne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1];[.$K$1:.$K$30];0);12)" office:value-type="float" office:value="4" calcext:value-type="float">
            <text:p>4</text:p>
          </table:table-cell>
          <table:table-cell table:formula="of:=INDEX([.$A$1:.$L$2632];MATCH([.B91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Bulls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-6" calcext:value-type="float">
            <text:p>-6</text:p>
          </table:table-cell>
          <table:table-cell table:formula="of:=INDEX([.$A$1:.$L$2632];MATCH([.A92];[.$K$1:.$K$30];0);12)" office:value-type="float" office:value="4" calcext:value-type="float">
            <text:p>4</text:p>
          </table:table-cell>
          <table:table-cell table:formula="of:=INDEX([.$A$1:.$L$2632];MATCH([.B92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Hornet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INDEX([.$A$1:.$L$2632];MATCH([.A93];[.$K$1:.$K$30];0);12)" office:value-type="float" office:value="4" calcext:value-type="float">
            <text:p>4</text:p>
          </table:table-cell>
          <table:table-cell table:formula="of:=INDEX([.$A$1:.$L$2632];MATCH([.B93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Bulls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INDEX([.$A$1:.$L$2632];MATCH([.A94];[.$K$1:.$K$30];0);12)" office:value-type="float" office:value="4" calcext:value-type="float">
            <text:p>4</text:p>
          </table:table-cell>
          <table:table-cell table:formula="of:=INDEX([.$A$1:.$L$2632];MATCH([.B94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Cavaliers</text:p>
          </table:table-cell>
          <table:table-cell office:value-type="float" office:value="-11" calcext:value-type="float">
            <text:p>-11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95];[.$K$1:.$K$30];0);12)" office:value-type="float" office:value="4" calcext:value-type="float">
            <text:p>4</text:p>
          </table:table-cell>
          <table:table-cell table:formula="of:=INDEX([.$A$1:.$L$2632];MATCH([.B9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Nuggets</text:p>
          </table:table-cell>
          <table:table-cell office:value-type="float" office:value="-19" calcext:value-type="float">
            <text:p>-19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96];[.$K$1:.$K$30];0);12)" office:value-type="float" office:value="4" calcext:value-type="float">
            <text:p>4</text:p>
          </table:table-cell>
          <table:table-cell table:formula="of:=INDEX([.$A$1:.$L$2632];MATCH([.B96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Wizards</text:p>
          </table:table-cell>
          <table:table-cell office:value-type="float" office:value="-26" calcext:value-type="float">
            <text:p>-26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formula="of:=INDEX([.$A$1:.$L$2632];MATCH([.A97];[.$K$1:.$K$30];0);12)" office:value-type="float" office:value="4" calcext:value-type="float">
            <text:p>4</text:p>
          </table:table-cell>
          <table:table-cell table:formula="of:=INDEX([.$A$1:.$L$2632];MATCH([.B97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Knicks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table:formula="of:=INDEX([.$A$1:.$L$2632];MATCH([.A98];[.$K$1:.$K$30];0);12)" office:value-type="float" office:value="4" calcext:value-type="float">
            <text:p>4</text:p>
          </table:table-cell>
          <table:table-cell table:formula="of:=INDEX([.$A$1:.$L$2632];MATCH([.B98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Pacers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EX([.$A$1:.$L$2632];MATCH([.A99];[.$K$1:.$K$30];0);12)" office:value-type="float" office:value="4" calcext:value-type="float">
            <text:p>4</text:p>
          </table:table-cell>
          <table:table-cell table:formula="of:=INDEX([.$A$1:.$L$2632];MATCH([.B99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Pelicans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100];[.$K$1:.$K$30];0);12)" office:value-type="float" office:value="4" calcext:value-type="float">
            <text:p>4</text:p>
          </table:table-cell>
          <table:table-cell table:formula="of:=INDEX([.$A$1:.$L$2632];MATCH([.B100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Mavericks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INDEX([.$A$1:.$L$2632];MATCH([.A101];[.$K$1:.$K$30];0);12)" office:value-type="float" office:value="4" calcext:value-type="float">
            <text:p>4</text:p>
          </table:table-cell>
          <table:table-cell table:formula="of:=INDEX([.$A$1:.$L$2632];MATCH([.B101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Warriors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-29" calcext:value-type="float">
            <text:p>-29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102];[.$K$1:.$K$30];0);12)" office:value-type="float" office:value="4" calcext:value-type="float">
            <text:p>4</text:p>
          </table:table-cell>
          <table:table-cell table:formula="of:=INDEX([.$A$1:.$L$2632];MATCH([.B10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Piston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NDEX([.$A$1:.$L$2632];MATCH([.A103];[.$K$1:.$K$30];0);12)" office:value-type="float" office:value="4" calcext:value-type="float">
            <text:p>4</text:p>
          </table:table-cell>
          <table:table-cell table:formula="of:=INDEX([.$A$1:.$L$2632];MATCH([.B103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Timberwolves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6" calcext:value-type="float">
            <text:p>6</text:p>
          </table:table-cell>
          <table:table-cell table:formula="of:=INDEX([.$A$1:.$L$2632];MATCH([.A104];[.$K$1:.$K$30];0);12)" office:value-type="float" office:value="4" calcext:value-type="float">
            <text:p>4</text:p>
          </table:table-cell>
          <table:table-cell table:formula="of:=INDEX([.$A$1:.$L$2632];MATCH([.B104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Nets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105];[.$K$1:.$K$30];0);12)" office:value-type="float" office:value="4" calcext:value-type="float">
            <text:p>4</text:p>
          </table:table-cell>
          <table:table-cell table:formula="of:=INDEX([.$A$1:.$L$2632];MATCH([.B105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Spurs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106];[.$K$1:.$K$30];0);12)" office:value-type="float" office:value="4" calcext:value-type="float">
            <text:p>4</text:p>
          </table:table-cell>
          <table:table-cell table:formula="of:=INDEX([.$A$1:.$L$2632];MATCH([.B106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Heat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07];[.$K$1:.$K$30];0);12)" office:value-type="float" office:value="4" calcext:value-type="float">
            <text:p>4</text:p>
          </table:table-cell>
          <table:table-cell table:formula="of:=INDEX([.$A$1:.$L$2632];MATCH([.B107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08];[.$K$1:.$K$30];0);12)" office:value-type="float" office:value="4" calcext:value-type="float">
            <text:p>4</text:p>
          </table:table-cell>
          <table:table-cell table:formula="of:=INDEX([.$A$1:.$L$2632];MATCH([.B108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09];[.$K$1:.$K$30];0);12)" office:value-type="float" office:value="4" calcext:value-type="float">
            <text:p>4</text:p>
          </table:table-cell>
          <table:table-cell table:formula="of:=INDEX([.$A$1:.$L$2632];MATCH([.B109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Seventysixers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A$1:.$L$2632];MATCH([.A110];[.$K$1:.$K$30];0);12)" office:value-type="float" office:value="4" calcext:value-type="float">
            <text:p>4</text:p>
          </table:table-cell>
          <table:table-cell table:formula="of:=INDEX([.$A$1:.$L$2632];MATCH([.B110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Rockets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111];[.$K$1:.$K$30];0);12)" office:value-type="float" office:value="4" calcext:value-type="float">
            <text:p>4</text:p>
          </table:table-cell>
          <table:table-cell table:formula="of:=INDEX([.$A$1:.$L$2632];MATCH([.B111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Magic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table:formula="of:=INDEX([.$A$1:.$L$2632];MATCH([.A112];[.$K$1:.$K$30];0);12)" office:value-type="float" office:value="4" calcext:value-type="float">
            <text:p>4</text:p>
          </table:table-cell>
          <table:table-cell table:formula="of:=INDEX([.$A$1:.$L$2632];MATCH([.B112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Raptor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-7" calcext:value-type="float">
            <text:p>-7</text:p>
          </table:table-cell>
          <table:table-cell table:formula="of:=INDEX([.$A$1:.$L$2632];MATCH([.A113];[.$K$1:.$K$30];0);12)" office:value-type="float" office:value="4" calcext:value-type="float">
            <text:p>4</text:p>
          </table:table-cell>
          <table:table-cell table:formula="of:=INDEX([.$A$1:.$L$2632];MATCH([.B113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114];[.$K$1:.$K$30];0);12)" office:value-type="float" office:value="4" calcext:value-type="float">
            <text:p>4</text:p>
          </table:table-cell>
          <table:table-cell table:formula="of:=INDEX([.$A$1:.$L$2632];MATCH([.B114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Spurs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15];[.$K$1:.$K$30];0);12)" office:value-type="float" office:value="4" calcext:value-type="float">
            <text:p>4</text:p>
          </table:table-cell>
          <table:table-cell table:formula="of:=INDEX([.$A$1:.$L$2632];MATCH([.B115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Hornets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16];[.$K$1:.$K$30];0);12)" office:value-type="float" office:value="4" calcext:value-type="float">
            <text:p>4</text:p>
          </table:table-cell>
          <table:table-cell table:formula="of:=INDEX([.$A$1:.$L$2632];MATCH([.B116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Heat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117];[.$K$1:.$K$30];0);12)" office:value-type="float" office:value="4" calcext:value-type="float">
            <text:p>4</text:p>
          </table:table-cell>
          <table:table-cell table:formula="of:=INDEX([.$A$1:.$L$2632];MATCH([.B117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Grizzlies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table:formula="of:=INDEX([.$A$1:.$L$2632];MATCH([.A118];[.$K$1:.$K$30];0);12)" office:value-type="float" office:value="4" calcext:value-type="float">
            <text:p>4</text:p>
          </table:table-cell>
          <table:table-cell table:formula="of:=INDEX([.$A$1:.$L$2632];MATCH([.B118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Pacers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INDEX([.$A$1:.$L$2632];MATCH([.A119];[.$K$1:.$K$30];0);12)" office:value-type="float" office:value="4" calcext:value-type="float">
            <text:p>4</text:p>
          </table:table-cell>
          <table:table-cell table:formula="of:=INDEX([.$A$1:.$L$2632];MATCH([.B119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120];[.$K$1:.$K$30];0);12)" office:value-type="float" office:value="4" calcext:value-type="float">
            <text:p>4</text:p>
          </table:table-cell>
          <table:table-cell table:formula="of:=INDEX([.$A$1:.$L$2632];MATCH([.B12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Knicks</text:p>
          </table:table-cell>
          <table:table-cell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21];[.$K$1:.$K$30];0);12)" office:value-type="float" office:value="4" calcext:value-type="float">
            <text:p>4</text:p>
          </table:table-cell>
          <table:table-cell table:formula="of:=INDEX([.$A$1:.$L$2632];MATCH([.B121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tics</text:p>
          </table:table-cell>
          <table:table-cell office:value-type="string" calcext:value-type="string">
            <text:p>Grizzlies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122];[.$K$1:.$K$30];0);12)" office:value-type="float" office:value="4" calcext:value-type="float">
            <text:p>4</text:p>
          </table:table-cell>
          <table:table-cell table:formula="of:=INDEX([.$A$1:.$L$2632];MATCH([.B122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railblazer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23];[.$K$1:.$K$30];0);12)" office:value-type="float" office:value="5" calcext:value-type="float">
            <text:p>5</text:p>
          </table:table-cell>
          <table:table-cell table:formula="of:=INDEX([.$A$1:.$L$2632];MATCH([.B123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Jazz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NDEX([.$A$1:.$L$2632];MATCH([.A124];[.$K$1:.$K$30];0);12)" office:value-type="float" office:value="5" calcext:value-type="float">
            <text:p>5</text:p>
          </table:table-cell>
          <table:table-cell table:formula="of:=INDEX([.$A$1:.$L$2632];MATCH([.B12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Sun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125];[.$K$1:.$K$30];0);12)" office:value-type="float" office:value="5" calcext:value-type="float">
            <text:p>5</text:p>
          </table:table-cell>
          <table:table-cell table:formula="of:=INDEX([.$A$1:.$L$2632];MATCH([.B125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126];[.$K$1:.$K$30];0);12)" office:value-type="float" office:value="5" calcext:value-type="float">
            <text:p>5</text:p>
          </table:table-cell>
          <table:table-cell table:formula="of:=INDEX([.$A$1:.$L$2632];MATCH([.B126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Grizzlie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127];[.$K$1:.$K$30];0);12)" office:value-type="float" office:value="5" calcext:value-type="float">
            <text:p>5</text:p>
          </table:table-cell>
          <table:table-cell table:formula="of:=INDEX([.$A$1:.$L$2632];MATCH([.B127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Spurs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NDEX([.$A$1:.$L$2632];MATCH([.A128];[.$K$1:.$K$30];0);12)" office:value-type="float" office:value="5" calcext:value-type="float">
            <text:p>5</text:p>
          </table:table-cell>
          <table:table-cell table:formula="of:=INDEX([.$A$1:.$L$2632];MATCH([.B128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istons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formula="of:=INDEX([.$A$1:.$L$2632];MATCH([.A129];[.$K$1:.$K$30];0);12)" office:value-type="float" office:value="5" calcext:value-type="float">
            <text:p>5</text:p>
          </table:table-cell>
          <table:table-cell table:formula="of:=INDEX([.$A$1:.$L$2632];MATCH([.B12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railblazers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INDEX([.$A$1:.$L$2632];MATCH([.A130];[.$K$1:.$K$30];0);12)" office:value-type="float" office:value="5" calcext:value-type="float">
            <text:p>5</text:p>
          </table:table-cell>
          <table:table-cell table:formula="of:=INDEX([.$A$1:.$L$2632];MATCH([.B130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hunder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INDEX([.$A$1:.$L$2632];MATCH([.A131];[.$K$1:.$K$30];0);12)" office:value-type="float" office:value="5" calcext:value-type="float">
            <text:p>5</text:p>
          </table:table-cell>
          <table:table-cell table:formula="of:=INDEX([.$A$1:.$L$2632];MATCH([.B13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imberwolves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132];[.$K$1:.$K$30];0);12)" office:value-type="float" office:value="5" calcext:value-type="float">
            <text:p>5</text:p>
          </table:table-cell>
          <table:table-cell table:formula="of:=INDEX([.$A$1:.$L$2632];MATCH([.B132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Nets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formula="of:=INDEX([.$A$1:.$L$2632];MATCH([.A133];[.$K$1:.$K$30];0);12)" office:value-type="float" office:value="5" calcext:value-type="float">
            <text:p>5</text:p>
          </table:table-cell>
          <table:table-cell table:formula="of:=INDEX([.$A$1:.$L$2632];MATCH([.B133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Grizzlies</text:p>
          </table:table-cell>
          <table:table-cell office:value-type="float" office:value="2" calcext:value-type="float">
            <text:p>2</text:p>
          </table:table-cell>
          <table:table-cell office:value-type="float" office:value="-15" calcext:value-type="float">
            <text:p>-15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134];[.$K$1:.$K$30];0);12)" office:value-type="float" office:value="5" calcext:value-type="float">
            <text:p>5</text:p>
          </table:table-cell>
          <table:table-cell table:formula="of:=INDEX([.$A$1:.$L$2632];MATCH([.B134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King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INDEX([.$A$1:.$L$2632];MATCH([.A135];[.$K$1:.$K$30];0);12)" office:value-type="float" office:value="5" calcext:value-type="float">
            <text:p>5</text:p>
          </table:table-cell>
          <table:table-cell table:formula="of:=INDEX([.$A$1:.$L$2632];MATCH([.B135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Bulls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136];[.$K$1:.$K$30];0);12)" office:value-type="float" office:value="5" calcext:value-type="float">
            <text:p>5</text:p>
          </table:table-cell>
          <table:table-cell table:formula="of:=INDEX([.$A$1:.$L$2632];MATCH([.B136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Raptor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37];[.$K$1:.$K$30];0);12)" office:value-type="float" office:value="5" calcext:value-type="float">
            <text:p>5</text:p>
          </table:table-cell>
          <table:table-cell table:formula="of:=INDEX([.$A$1:.$L$2632];MATCH([.B137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Maverick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138];[.$K$1:.$K$30];0);12)" office:value-type="float" office:value="5" calcext:value-type="float">
            <text:p>5</text:p>
          </table:table-cell>
          <table:table-cell table:formula="of:=INDEX([.$A$1:.$L$2632];MATCH([.B13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istons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139];[.$K$1:.$K$30];0);12)" office:value-type="float" office:value="5" calcext:value-type="float">
            <text:p>5</text:p>
          </table:table-cell>
          <table:table-cell table:formula="of:=INDEX([.$A$1:.$L$2632];MATCH([.B13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acers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table:formula="of:=INDEX([.$A$1:.$L$2632];MATCH([.A140];[.$K$1:.$K$30];0);12)" office:value-type="float" office:value="5" calcext:value-type="float">
            <text:p>5</text:p>
          </table:table-cell>
          <table:table-cell table:formula="of:=INDEX([.$A$1:.$L$2632];MATCH([.B140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Net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141];[.$K$1:.$K$30];0);12)" office:value-type="float" office:value="5" calcext:value-type="float">
            <text:p>5</text:p>
          </table:table-cell>
          <table:table-cell table:formula="of:=INDEX([.$A$1:.$L$2632];MATCH([.B141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Cavaliers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142];[.$K$1:.$K$30];0);12)" office:value-type="float" office:value="5" calcext:value-type="float">
            <text:p>5</text:p>
          </table:table-cell>
          <table:table-cell table:formula="of:=INDEX([.$A$1:.$L$2632];MATCH([.B142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elicans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143];[.$K$1:.$K$30];0);12)" office:value-type="float" office:value="5" calcext:value-type="float">
            <text:p>5</text:p>
          </table:table-cell>
          <table:table-cell table:formula="of:=INDEX([.$A$1:.$L$2632];MATCH([.B143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acers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144];[.$K$1:.$K$30];0);12)" office:value-type="float" office:value="5" calcext:value-type="float">
            <text:p>5</text:p>
          </table:table-cell>
          <table:table-cell table:formula="of:=INDEX([.$A$1:.$L$2632];MATCH([.B144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Warriors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145];[.$K$1:.$K$30];0);12)" office:value-type="float" office:value="5" calcext:value-type="float">
            <text:p>5</text:p>
          </table:table-cell>
          <table:table-cell table:formula="of:=INDEX([.$A$1:.$L$2632];MATCH([.B145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Pelican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formula="of:=INDEX([.$A$1:.$L$2632];MATCH([.A146];[.$K$1:.$K$30];0);12)" office:value-type="float" office:value="5" calcext:value-type="float">
            <text:p>5</text:p>
          </table:table-cell>
          <table:table-cell table:formula="of:=INDEX([.$A$1:.$L$2632];MATCH([.B146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Trailblazers</text:p>
          </table:table-cell>
          <table:table-cell office:value-type="float" office:value="11" calcext:value-type="float">
            <text:p>11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NDEX([.$A$1:.$L$2632];MATCH([.A147];[.$K$1:.$K$30];0);12)" office:value-type="float" office:value="5" calcext:value-type="float">
            <text:p>5</text:p>
          </table:table-cell>
          <table:table-cell table:formula="of:=INDEX([.$A$1:.$L$2632];MATCH([.B147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48];[.$K$1:.$K$30];0);12)" office:value-type="float" office:value="5" calcext:value-type="float">
            <text:p>5</text:p>
          </table:table-cell>
          <table:table-cell table:formula="of:=INDEX([.$A$1:.$L$2632];MATCH([.B148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NDEX([.$A$1:.$L$2632];MATCH([.A149];[.$K$1:.$K$30];0);12)" office:value-type="float" office:value="5" calcext:value-type="float">
            <text:p>5</text:p>
          </table:table-cell>
          <table:table-cell table:formula="of:=INDEX([.$A$1:.$L$2632];MATCH([.B149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Wizards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50];[.$K$1:.$K$30];0);12)" office:value-type="float" office:value="5" calcext:value-type="float">
            <text:p>5</text:p>
          </table:table-cell>
          <table:table-cell table:formula="of:=INDEX([.$A$1:.$L$2632];MATCH([.B150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Nugget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151];[.$K$1:.$K$30];0);12)" office:value-type="float" office:value="5" calcext:value-type="float">
            <text:p>5</text:p>
          </table:table-cell>
          <table:table-cell table:formula="of:=INDEX([.$A$1:.$L$2632];MATCH([.B151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Spur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52];[.$K$1:.$K$30];0);12)" office:value-type="float" office:value="5" calcext:value-type="float">
            <text:p>5</text:p>
          </table:table-cell>
          <table:table-cell table:formula="of:=INDEX([.$A$1:.$L$2632];MATCH([.B152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Maverick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153];[.$K$1:.$K$30];0);12)" office:value-type="float" office:value="5" calcext:value-type="float">
            <text:p>5</text:p>
          </table:table-cell>
          <table:table-cell table:formula="of:=INDEX([.$A$1:.$L$2632];MATCH([.B153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Laker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154];[.$K$1:.$K$30];0);12)" office:value-type="float" office:value="5" calcext:value-type="float">
            <text:p>5</text:p>
          </table:table-cell>
          <table:table-cell table:formula="of:=INDEX([.$A$1:.$L$2632];MATCH([.B154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ppers</text:p>
          </table:table-cell>
          <table:table-cell office:value-type="string" calcext:value-type="string">
            <text:p>Nuggets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155];[.$K$1:.$K$30];0);12)" office:value-type="float" office:value="5" calcext:value-type="float">
            <text:p>5</text:p>
          </table:table-cell>
          <table:table-cell table:formula="of:=INDEX([.$A$1:.$L$2632];MATCH([.B155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Timberwolves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EX([.$A$1:.$L$2632];MATCH([.A156];[.$K$1:.$K$30];0);12)" office:value-type="float" office:value="6" calcext:value-type="float">
            <text:p>6</text:p>
          </table:table-cell>
          <table:table-cell table:formula="of:=INDEX([.$A$1:.$L$2632];MATCH([.B156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Knicks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57];[.$K$1:.$K$30];0);12)" office:value-type="float" office:value="6" calcext:value-type="float">
            <text:p>6</text:p>
          </table:table-cell>
          <table:table-cell table:formula="of:=INDEX([.$A$1:.$L$2632];MATCH([.B157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Wizard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NDEX([.$A$1:.$L$2632];MATCH([.A158];[.$K$1:.$K$30];0);12)" office:value-type="float" office:value="6" calcext:value-type="float">
            <text:p>6</text:p>
          </table:table-cell>
          <table:table-cell table:formula="of:=INDEX([.$A$1:.$L$2632];MATCH([.B158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Timberwolves</text:p>
          </table:table-cell>
          <table:table-cell office:value-type="float" office:value="-13" calcext:value-type="float">
            <text:p>-13</text:p>
          </table:table-cell>
          <table:table-cell office:value-type="float" office:value="-26" calcext:value-type="float">
            <text:p>-26</text:p>
          </table:table-cell>
          <table:table-cell office:value-type="float" office:value="-38" calcext:value-type="float">
            <text:p>-38</text:p>
          </table:table-cell>
          <table:table-cell office:value-type="float" office:value="-36" calcext:value-type="float">
            <text:p>-36</text:p>
          </table:table-cell>
          <table:table-cell table:formula="of:=INDEX([.$A$1:.$L$2632];MATCH([.A159];[.$K$1:.$K$30];0);12)" office:value-type="float" office:value="6" calcext:value-type="float">
            <text:p>6</text:p>
          </table:table-cell>
          <table:table-cell table:formula="of:=INDEX([.$A$1:.$L$2632];MATCH([.B159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Pelicans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NDEX([.$A$1:.$L$2632];MATCH([.A160];[.$K$1:.$K$30];0);12)" office:value-type="float" office:value="6" calcext:value-type="float">
            <text:p>6</text:p>
          </table:table-cell>
          <table:table-cell table:formula="of:=INDEX([.$A$1:.$L$2632];MATCH([.B160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lippers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161];[.$K$1:.$K$30];0);12)" office:value-type="float" office:value="6" calcext:value-type="float">
            <text:p>6</text:p>
          </table:table-cell>
          <table:table-cell table:formula="of:=INDEX([.$A$1:.$L$2632];MATCH([.B161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Trailblazers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162];[.$K$1:.$K$30];0);12)" office:value-type="float" office:value="6" calcext:value-type="float">
            <text:p>6</text:p>
          </table:table-cell>
          <table:table-cell table:formula="of:=INDEX([.$A$1:.$L$2632];MATCH([.B162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Nugget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NDEX([.$A$1:.$L$2632];MATCH([.A163];[.$K$1:.$K$30];0);12)" office:value-type="float" office:value="6" calcext:value-type="float">
            <text:p>6</text:p>
          </table:table-cell>
          <table:table-cell table:formula="of:=INDEX([.$A$1:.$L$2632];MATCH([.B163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Bucks</text:p>
          </table:table-cell>
          <table:table-cell table:number-columns-repeated="3"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164];[.$K$1:.$K$30];0);12)" office:value-type="float" office:value="6" calcext:value-type="float">
            <text:p>6</text:p>
          </table:table-cell>
          <table:table-cell table:formula="of:=INDEX([.$A$1:.$L$2632];MATCH([.B164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Jazz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EX([.$A$1:.$L$2632];MATCH([.A165];[.$K$1:.$K$30];0);12)" office:value-type="float" office:value="6" calcext:value-type="float">
            <text:p>6</text:p>
          </table:table-cell>
          <table:table-cell table:formula="of:=INDEX([.$A$1:.$L$2632];MATCH([.B165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lippers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INDEX([.$A$1:.$L$2632];MATCH([.A166];[.$K$1:.$K$30];0);12)" office:value-type="float" office:value="6" calcext:value-type="float">
            <text:p>6</text:p>
          </table:table-cell>
          <table:table-cell table:formula="of:=INDEX([.$A$1:.$L$2632];MATCH([.B166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Maverick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167];[.$K$1:.$K$30];0);12)" office:value-type="float" office:value="6" calcext:value-type="float">
            <text:p>6</text:p>
          </table:table-cell>
          <table:table-cell table:formula="of:=INDEX([.$A$1:.$L$2632];MATCH([.B167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Timberwolve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168];[.$K$1:.$K$30];0);12)" office:value-type="float" office:value="6" calcext:value-type="float">
            <text:p>6</text:p>
          </table:table-cell>
          <table:table-cell table:formula="of:=INDEX([.$A$1:.$L$2632];MATCH([.B168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Hornet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169];[.$K$1:.$K$30];0);12)" office:value-type="float" office:value="6" calcext:value-type="float">
            <text:p>6</text:p>
          </table:table-cell>
          <table:table-cell table:formula="of:=INDEX([.$A$1:.$L$2632];MATCH([.B169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Seventysixers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70];[.$K$1:.$K$30];0);12)" office:value-type="float" office:value="6" calcext:value-type="float">
            <text:p>6</text:p>
          </table:table-cell>
          <table:table-cell table:formula="of:=INDEX([.$A$1:.$L$2632];MATCH([.B170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Heat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171];[.$K$1:.$K$30];0);12)" office:value-type="float" office:value="6" calcext:value-type="float">
            <text:p>6</text:p>
          </table:table-cell>
          <table:table-cell table:formula="of:=INDEX([.$A$1:.$L$2632];MATCH([.B171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Heat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NDEX([.$A$1:.$L$2632];MATCH([.A172];[.$K$1:.$K$30];0);12)" office:value-type="float" office:value="6" calcext:value-type="float">
            <text:p>6</text:p>
          </table:table-cell>
          <table:table-cell table:formula="of:=INDEX([.$A$1:.$L$2632];MATCH([.B17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Hornets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173];[.$K$1:.$K$30];0);12)" office:value-type="float" office:value="6" calcext:value-type="float">
            <text:p>6</text:p>
          </table:table-cell>
          <table:table-cell table:formula="of:=INDEX([.$A$1:.$L$2632];MATCH([.B173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Raptor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174];[.$K$1:.$K$30];0);12)" office:value-type="float" office:value="6" calcext:value-type="float">
            <text:p>6</text:p>
          </table:table-cell>
          <table:table-cell table:formula="of:=INDEX([.$A$1:.$L$2632];MATCH([.B174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Magic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NDEX([.$A$1:.$L$2632];MATCH([.A175];[.$K$1:.$K$30];0);12)" office:value-type="float" office:value="6" calcext:value-type="float">
            <text:p>6</text:p>
          </table:table-cell>
          <table:table-cell table:formula="of:=INDEX([.$A$1:.$L$2632];MATCH([.B175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Lakers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INDEX([.$A$1:.$L$2632];MATCH([.A176];[.$K$1:.$K$30];0);12)" office:value-type="float" office:value="6" calcext:value-type="float">
            <text:p>6</text:p>
          </table:table-cell>
          <table:table-cell table:formula="of:=INDEX([.$A$1:.$L$2632];MATCH([.B176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Pelicans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177];[.$K$1:.$K$30];0);12)" office:value-type="float" office:value="6" calcext:value-type="float">
            <text:p>6</text:p>
          </table:table-cell>
          <table:table-cell table:formula="of:=INDEX([.$A$1:.$L$2632];MATCH([.B177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Seventysixer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INDEX([.$A$1:.$L$2632];MATCH([.A178];[.$K$1:.$K$30];0);12)" office:value-type="float" office:value="6" calcext:value-type="float">
            <text:p>6</text:p>
          </table:table-cell>
          <table:table-cell table:formula="of:=INDEX([.$A$1:.$L$2632];MATCH([.B178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Trailblazers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2" calcext:value-type="float">
            <text:p>2</text:p>
          </table:table-cell>
          <table:table-cell table:formula="of:=INDEX([.$A$1:.$L$2632];MATCH([.A179];[.$K$1:.$K$30];0);12)" office:value-type="float" office:value="6" calcext:value-type="float">
            <text:p>6</text:p>
          </table:table-cell>
          <table:table-cell table:formula="of:=INDEX([.$A$1:.$L$2632];MATCH([.B179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Warriors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formula="of:=INDEX([.$A$1:.$L$2632];MATCH([.A180];[.$K$1:.$K$30];0);12)" office:value-type="float" office:value="6" calcext:value-type="float">
            <text:p>6</text:p>
          </table:table-cell>
          <table:table-cell table:formula="of:=INDEX([.$A$1:.$L$2632];MATCH([.B180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avaliers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181];[.$K$1:.$K$30];0);12)" office:value-type="float" office:value="6" calcext:value-type="float">
            <text:p>6</text:p>
          </table:table-cell>
          <table:table-cell table:formula="of:=INDEX([.$A$1:.$L$2632];MATCH([.B181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avaliers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82];[.$K$1:.$K$30];0);12)" office:value-type="float" office:value="6" calcext:value-type="float">
            <text:p>6</text:p>
          </table:table-cell>
          <table:table-cell table:formula="of:=INDEX([.$A$1:.$L$2632];MATCH([.B182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Kings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183];[.$K$1:.$K$30];0);12)" office:value-type="float" office:value="6" calcext:value-type="float">
            <text:p>6</text:p>
          </table:table-cell>
          <table:table-cell table:formula="of:=INDEX([.$A$1:.$L$2632];MATCH([.B183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184];[.$K$1:.$K$30];0);12)" office:value-type="float" office:value="6" calcext:value-type="float">
            <text:p>6</text:p>
          </table:table-cell>
          <table:table-cell table:formula="of:=INDEX([.$A$1:.$L$2632];MATCH([.B18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eltic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185];[.$K$1:.$K$30];0);12)" office:value-type="float" office:value="6" calcext:value-type="float">
            <text:p>6</text:p>
          </table:table-cell>
          <table:table-cell table:formula="of:=INDEX([.$A$1:.$L$2632];MATCH([.B185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Piston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186];[.$K$1:.$K$30];0);12)" office:value-type="float" office:value="6" calcext:value-type="float">
            <text:p>6</text:p>
          </table:table-cell>
          <table:table-cell table:formula="of:=INDEX([.$A$1:.$L$2632];MATCH([.B186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Rockets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EX([.$A$1:.$L$2632];MATCH([.A187];[.$K$1:.$K$30];0);12)" office:value-type="float" office:value="6" calcext:value-type="float">
            <text:p>6</text:p>
          </table:table-cell>
          <table:table-cell table:formula="of:=INDEX([.$A$1:.$L$2632];MATCH([.B18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Magic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-25" calcext:value-type="float">
            <text:p>-25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188];[.$K$1:.$K$30];0);12)" office:value-type="float" office:value="6" calcext:value-type="float">
            <text:p>6</text:p>
          </table:table-cell>
          <table:table-cell table:formula="of:=INDEX([.$A$1:.$L$2632];MATCH([.B188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izzlies</text:p>
          </table:table-cell>
          <table:table-cell office:value-type="string" calcext:value-type="string">
            <text:p>Celtics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189];[.$K$1:.$K$30];0);12)" office:value-type="float" office:value="6" calcext:value-type="float">
            <text:p>6</text:p>
          </table:table-cell>
          <table:table-cell table:formula="of:=INDEX([.$A$1:.$L$2632];MATCH([.B189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Wizard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190];[.$K$1:.$K$30];0);12)" office:value-type="float" office:value="7" calcext:value-type="float">
            <text:p>7</text:p>
          </table:table-cell>
          <table:table-cell table:formula="of:=INDEX([.$A$1:.$L$2632];MATCH([.B190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Seventysixer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formula="of:=INDEX([.$A$1:.$L$2632];MATCH([.A191];[.$K$1:.$K$30];0);12)" office:value-type="float" office:value="7" calcext:value-type="float">
            <text:p>7</text:p>
          </table:table-cell>
          <table:table-cell table:formula="of:=INDEX([.$A$1:.$L$2632];MATCH([.B191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King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192];[.$K$1:.$K$30];0);12)" office:value-type="float" office:value="7" calcext:value-type="float">
            <text:p>7</text:p>
          </table:table-cell>
          <table:table-cell table:formula="of:=INDEX([.$A$1:.$L$2632];MATCH([.B192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Laker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193];[.$K$1:.$K$30];0);12)" office:value-type="float" office:value="7" calcext:value-type="float">
            <text:p>7</text:p>
          </table:table-cell>
          <table:table-cell table:formula="of:=INDEX([.$A$1:.$L$2632];MATCH([.B193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Wizards</text:p>
          </table:table-cell>
          <table:table-cell office:value-type="float" office:value="0" calcext:value-type="float">
            <text:p>0</text:p>
          </table:table-cell>
          <table:table-cell office:value-type="float" office:value="-13" calcext:value-type="float">
            <text:p>-1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194];[.$K$1:.$K$30];0);12)" office:value-type="float" office:value="7" calcext:value-type="float">
            <text:p>7</text:p>
          </table:table-cell>
          <table:table-cell table:formula="of:=INDEX([.$A$1:.$L$2632];MATCH([.B194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195];[.$K$1:.$K$30];0);12)" office:value-type="float" office:value="7" calcext:value-type="float">
            <text:p>7</text:p>
          </table:table-cell>
          <table:table-cell table:formula="of:=INDEX([.$A$1:.$L$2632];MATCH([.B195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Cavalier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NDEX([.$A$1:.$L$2632];MATCH([.A196];[.$K$1:.$K$30];0);12)" office:value-type="float" office:value="7" calcext:value-type="float">
            <text:p>7</text:p>
          </table:table-cell>
          <table:table-cell table:formula="of:=INDEX([.$A$1:.$L$2632];MATCH([.B196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Bull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NDEX([.$A$1:.$L$2632];MATCH([.A197];[.$K$1:.$K$30];0);12)" office:value-type="float" office:value="7" calcext:value-type="float">
            <text:p>7</text:p>
          </table:table-cell>
          <table:table-cell table:formula="of:=INDEX([.$A$1:.$L$2632];MATCH([.B197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Seventysixers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table:formula="of:=INDEX([.$A$1:.$L$2632];MATCH([.A198];[.$K$1:.$K$30];0);12)" office:value-type="float" office:value="7" calcext:value-type="float">
            <text:p>7</text:p>
          </table:table-cell>
          <table:table-cell table:formula="of:=INDEX([.$A$1:.$L$2632];MATCH([.B198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Heat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NDEX([.$A$1:.$L$2632];MATCH([.A199];[.$K$1:.$K$30];0);12)" office:value-type="float" office:value="7" calcext:value-type="float">
            <text:p>7</text:p>
          </table:table-cell>
          <table:table-cell table:formula="of:=INDEX([.$A$1:.$L$2632];MATCH([.B199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Bucks</text:p>
          </table:table-cell>
          <table:table-cell office:value-type="float" office:value="-5" calcext:value-type="float">
            <text:p>-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200];[.$K$1:.$K$30];0);12)" office:value-type="float" office:value="7" calcext:value-type="float">
            <text:p>7</text:p>
          </table:table-cell>
          <table:table-cell table:formula="of:=INDEX([.$A$1:.$L$2632];MATCH([.B200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Hornets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201];[.$K$1:.$K$30];0);12)" office:value-type="float" office:value="7" calcext:value-type="float">
            <text:p>7</text:p>
          </table:table-cell>
          <table:table-cell table:formula="of:=INDEX([.$A$1:.$L$2632];MATCH([.B201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Knicks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202];[.$K$1:.$K$30];0);12)" office:value-type="float" office:value="7" calcext:value-type="float">
            <text:p>7</text:p>
          </table:table-cell>
          <table:table-cell table:formula="of:=INDEX([.$A$1:.$L$2632];MATCH([.B202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Pelicans</text:p>
          </table:table-cell>
          <table:table-cell office:value-type="float" office:value="-20" calcext:value-type="float">
            <text:p>-20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203];[.$K$1:.$K$30];0);12)" office:value-type="float" office:value="7" calcext:value-type="float">
            <text:p>7</text:p>
          </table:table-cell>
          <table:table-cell table:formula="of:=INDEX([.$A$1:.$L$2632];MATCH([.B203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Pacers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204];[.$K$1:.$K$30];0);12)" office:value-type="float" office:value="7" calcext:value-type="float">
            <text:p>7</text:p>
          </table:table-cell>
          <table:table-cell table:formula="of:=INDEX([.$A$1:.$L$2632];MATCH([.B204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205];[.$K$1:.$K$30];0);12)" office:value-type="float" office:value="7" calcext:value-type="float">
            <text:p>7</text:p>
          </table:table-cell>
          <table:table-cell table:formula="of:=INDEX([.$A$1:.$L$2632];MATCH([.B205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Lakers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206];[.$K$1:.$K$30];0);12)" office:value-type="float" office:value="7" calcext:value-type="float">
            <text:p>7</text:p>
          </table:table-cell>
          <table:table-cell table:formula="of:=INDEX([.$A$1:.$L$2632];MATCH([.B206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Warriors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07];[.$K$1:.$K$30];0);12)" office:value-type="float" office:value="7" calcext:value-type="float">
            <text:p>7</text:p>
          </table:table-cell>
          <table:table-cell table:formula="of:=INDEX([.$A$1:.$L$2632];MATCH([.B207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Suns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float" office:value="-2" calcext:value-type="float">
            <text:p>-2</text:p>
          </table:table-cell>
          <table:table-cell table:formula="of:=INDEX([.$A$1:.$L$2632];MATCH([.A208];[.$K$1:.$K$30];0);12)" office:value-type="float" office:value="7" calcext:value-type="float">
            <text:p>7</text:p>
          </table:table-cell>
          <table:table-cell table:formula="of:=INDEX([.$A$1:.$L$2632];MATCH([.B208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19" calcext:value-type="float">
            <text:p>-19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table:formula="of:=INDEX([.$A$1:.$L$2632];MATCH([.A209];[.$K$1:.$K$30];0);12)" office:value-type="float" office:value="7" calcext:value-type="float">
            <text:p>7</text:p>
          </table:table-cell>
          <table:table-cell table:formula="of:=INDEX([.$A$1:.$L$2632];MATCH([.B20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Raptors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table:formula="of:=INDEX([.$A$1:.$L$2632];MATCH([.A210];[.$K$1:.$K$30];0);12)" office:value-type="float" office:value="7" calcext:value-type="float">
            <text:p>7</text:p>
          </table:table-cell>
          <table:table-cell table:formula="of:=INDEX([.$A$1:.$L$2632];MATCH([.B210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Thunder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211];[.$K$1:.$K$30];0);12)" office:value-type="float" office:value="7" calcext:value-type="float">
            <text:p>7</text:p>
          </table:table-cell>
          <table:table-cell table:formula="of:=INDEX([.$A$1:.$L$2632];MATCH([.B21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12];[.$K$1:.$K$30];0);12)" office:value-type="float" office:value="7" calcext:value-type="float">
            <text:p>7</text:p>
          </table:table-cell>
          <table:table-cell table:formula="of:=INDEX([.$A$1:.$L$2632];MATCH([.B21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Bucks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office:value-type="float" office:value="-8" calcext:value-type="float">
            <text:p>-8</text:p>
          </table:table-cell>
          <table:table-cell office:value-type="float" office:value="4" calcext:value-type="float">
            <text:p>4</text:p>
          </table:table-cell>
          <table:table-cell table:formula="of:=INDEX([.$A$1:.$L$2632];MATCH([.A213];[.$K$1:.$K$30];0);12)" office:value-type="float" office:value="7" calcext:value-type="float">
            <text:p>7</text:p>
          </table:table-cell>
          <table:table-cell table:formula="of:=INDEX([.$A$1:.$L$2632];MATCH([.B213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Magic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214];[.$K$1:.$K$30];0);12)" office:value-type="float" office:value="7" calcext:value-type="float">
            <text:p>7</text:p>
          </table:table-cell>
          <table:table-cell table:formula="of:=INDEX([.$A$1:.$L$2632];MATCH([.B214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Raptors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INDEX([.$A$1:.$L$2632];MATCH([.A215];[.$K$1:.$K$30];0);12)" office:value-type="float" office:value="7" calcext:value-type="float">
            <text:p>7</text:p>
          </table:table-cell>
          <table:table-cell table:formula="of:=INDEX([.$A$1:.$L$2632];MATCH([.B215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Hornets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216];[.$K$1:.$K$30];0);12)" office:value-type="float" office:value="7" calcext:value-type="float">
            <text:p>7</text:p>
          </table:table-cell>
          <table:table-cell table:formula="of:=INDEX([.$A$1:.$L$2632];MATCH([.B216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NDEX([.$A$1:.$L$2632];MATCH([.A217];[.$K$1:.$K$30];0);12)" office:value-type="float" office:value="7" calcext:value-type="float">
            <text:p>7</text:p>
          </table:table-cell>
          <table:table-cell table:formula="of:=INDEX([.$A$1:.$L$2632];MATCH([.B217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Timberwolves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218];[.$K$1:.$K$30];0);12)" office:value-type="float" office:value="7" calcext:value-type="float">
            <text:p>7</text:p>
          </table:table-cell>
          <table:table-cell table:formula="of:=INDEX([.$A$1:.$L$2632];MATCH([.B218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Nuggets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NDEX([.$A$1:.$L$2632];MATCH([.A219];[.$K$1:.$K$30];0);12)" office:value-type="float" office:value="7" calcext:value-type="float">
            <text:p>7</text:p>
          </table:table-cell>
          <table:table-cell table:formula="of:=INDEX([.$A$1:.$L$2632];MATCH([.B219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s</text:p>
          </table:table-cell>
          <table:table-cell office:value-type="string" calcext:value-type="string">
            <text:p>Timberwolves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220];[.$K$1:.$K$30];0);12)" office:value-type="float" office:value="7" calcext:value-type="float">
            <text:p>7</text:p>
          </table:table-cell>
          <table:table-cell table:formula="of:=INDEX([.$A$1:.$L$2632];MATCH([.B220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Magic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221];[.$K$1:.$K$30];0);12)" office:value-type="float" office:value="8" calcext:value-type="float">
            <text:p>8</text:p>
          </table:table-cell>
          <table:table-cell table:formula="of:=INDEX([.$A$1:.$L$2632];MATCH([.B221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Hornet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222];[.$K$1:.$K$30];0);12)" office:value-type="float" office:value="8" calcext:value-type="float">
            <text:p>8</text:p>
          </table:table-cell>
          <table:table-cell table:formula="of:=INDEX([.$A$1:.$L$2632];MATCH([.B22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Spurs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223];[.$K$1:.$K$30];0);12)" office:value-type="float" office:value="8" calcext:value-type="float">
            <text:p>8</text:p>
          </table:table-cell>
          <table:table-cell table:formula="of:=INDEX([.$A$1:.$L$2632];MATCH([.B223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King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224];[.$K$1:.$K$30];0);12)" office:value-type="float" office:value="8" calcext:value-type="float">
            <text:p>8</text:p>
          </table:table-cell>
          <table:table-cell table:formula="of:=INDEX([.$A$1:.$L$2632];MATCH([.B224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Raptors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225];[.$K$1:.$K$30];0);12)" office:value-type="float" office:value="8" calcext:value-type="float">
            <text:p>8</text:p>
          </table:table-cell>
          <table:table-cell table:formula="of:=INDEX([.$A$1:.$L$2632];MATCH([.B225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Thunder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226];[.$K$1:.$K$30];0);12)" office:value-type="float" office:value="8" calcext:value-type="float">
            <text:p>8</text:p>
          </table:table-cell>
          <table:table-cell table:formula="of:=INDEX([.$A$1:.$L$2632];MATCH([.B226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Bull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227];[.$K$1:.$K$30];0);12)" office:value-type="float" office:value="8" calcext:value-type="float">
            <text:p>8</text:p>
          </table:table-cell>
          <table:table-cell table:formula="of:=INDEX([.$A$1:.$L$2632];MATCH([.B227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Jazz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17" calcext:value-type="float">
            <text:p>-17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228];[.$K$1:.$K$30];0);12)" office:value-type="float" office:value="8" calcext:value-type="float">
            <text:p>8</text:p>
          </table:table-cell>
          <table:table-cell table:formula="of:=INDEX([.$A$1:.$L$2632];MATCH([.B228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Spurs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229];[.$K$1:.$K$30];0);12)" office:value-type="float" office:value="8" calcext:value-type="float">
            <text:p>8</text:p>
          </table:table-cell>
          <table:table-cell table:formula="of:=INDEX([.$A$1:.$L$2632];MATCH([.B229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Hawks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230];[.$K$1:.$K$30];0);12)" office:value-type="float" office:value="8" calcext:value-type="float">
            <text:p>8</text:p>
          </table:table-cell>
          <table:table-cell table:formula="of:=INDEX([.$A$1:.$L$2632];MATCH([.B230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Bucks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INDEX([.$A$1:.$L$2632];MATCH([.A231];[.$K$1:.$K$30];0);12)" office:value-type="float" office:value="8" calcext:value-type="float">
            <text:p>8</text:p>
          </table:table-cell>
          <table:table-cell table:formula="of:=INDEX([.$A$1:.$L$2632];MATCH([.B231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Wizards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NDEX([.$A$1:.$L$2632];MATCH([.A232];[.$K$1:.$K$30];0);12)" office:value-type="float" office:value="8" calcext:value-type="float">
            <text:p>8</text:p>
          </table:table-cell>
          <table:table-cell table:formula="of:=INDEX([.$A$1:.$L$2632];MATCH([.B232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Seventysixers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233];[.$K$1:.$K$30];0);12)" office:value-type="float" office:value="8" calcext:value-type="float">
            <text:p>8</text:p>
          </table:table-cell>
          <table:table-cell table:formula="of:=INDEX([.$A$1:.$L$2632];MATCH([.B233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Pistons</text:p>
          </table:table-cell>
          <table:table-cell office:value-type="float" office:value="-12" calcext:value-type="float">
            <text:p>-12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-23" calcext:value-type="float">
            <text:p>-23</text:p>
          </table:table-cell>
          <table:table-cell table:formula="of:=INDEX([.$A$1:.$L$2632];MATCH([.A234];[.$K$1:.$K$30];0);12)" office:value-type="float" office:value="8" calcext:value-type="float">
            <text:p>8</text:p>
          </table:table-cell>
          <table:table-cell table:formula="of:=INDEX([.$A$1:.$L$2632];MATCH([.B234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izzlie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INDEX([.$A$1:.$L$2632];MATCH([.A235];[.$K$1:.$K$30];0);12)" office:value-type="float" office:value="8" calcext:value-type="float">
            <text:p>8</text:p>
          </table:table-cell>
          <table:table-cell table:formula="of:=INDEX([.$A$1:.$L$2632];MATCH([.B235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Grizzlies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236];[.$K$1:.$K$30];0);12)" office:value-type="float" office:value="8" calcext:value-type="float">
            <text:p>8</text:p>
          </table:table-cell>
          <table:table-cell table:formula="of:=INDEX([.$A$1:.$L$2632];MATCH([.B236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Celtics</text:p>
          </table:table-cell>
          <table:table-cell office:value-type="float" office:value="-2" calcext:value-type="float">
            <text:p>-2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237];[.$K$1:.$K$30];0);12)" office:value-type="float" office:value="8" calcext:value-type="float">
            <text:p>8</text:p>
          </table:table-cell>
          <table:table-cell table:formula="of:=INDEX([.$A$1:.$L$2632];MATCH([.B237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Nuggets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38];[.$K$1:.$K$30];0);12)" office:value-type="float" office:value="8" calcext:value-type="float">
            <text:p>8</text:p>
          </table:table-cell>
          <table:table-cell table:formula="of:=INDEX([.$A$1:.$L$2632];MATCH([.B238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NDEX([.$A$1:.$L$2632];MATCH([.A239];[.$K$1:.$K$30];0);12)" office:value-type="float" office:value="8" calcext:value-type="float">
            <text:p>8</text:p>
          </table:table-cell>
          <table:table-cell table:formula="of:=INDEX([.$A$1:.$L$2632];MATCH([.B23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Trailblazers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240];[.$K$1:.$K$30];0);12)" office:value-type="float" office:value="8" calcext:value-type="float">
            <text:p>8</text:p>
          </table:table-cell>
          <table:table-cell table:formula="of:=INDEX([.$A$1:.$L$2632];MATCH([.B240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Knick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241];[.$K$1:.$K$30];0);12)" office:value-type="float" office:value="8" calcext:value-type="float">
            <text:p>8</text:p>
          </table:table-cell>
          <table:table-cell table:formula="of:=INDEX([.$A$1:.$L$2632];MATCH([.B241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Hawks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242];[.$K$1:.$K$30];0);12)" office:value-type="float" office:value="8" calcext:value-type="float">
            <text:p>8</text:p>
          </table:table-cell>
          <table:table-cell table:formula="of:=INDEX([.$A$1:.$L$2632];MATCH([.B242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Cavaliers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table:formula="of:=INDEX([.$A$1:.$L$2632];MATCH([.A243];[.$K$1:.$K$30];0);12)" office:value-type="float" office:value="8" calcext:value-type="float">
            <text:p>8</text:p>
          </table:table-cell>
          <table:table-cell table:formula="of:=INDEX([.$A$1:.$L$2632];MATCH([.B243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Bulls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44];[.$K$1:.$K$30];0);12)" office:value-type="float" office:value="8" calcext:value-type="float">
            <text:p>8</text:p>
          </table:table-cell>
          <table:table-cell table:formula="of:=INDEX([.$A$1:.$L$2632];MATCH([.B244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Wizards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245];[.$K$1:.$K$30];0);12)" office:value-type="float" office:value="8" calcext:value-type="float">
            <text:p>8</text:p>
          </table:table-cell>
          <table:table-cell table:formula="of:=INDEX([.$A$1:.$L$2632];MATCH([.B245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Pacers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INDEX([.$A$1:.$L$2632];MATCH([.A246];[.$K$1:.$K$30];0);12)" office:value-type="float" office:value="8" calcext:value-type="float">
            <text:p>8</text:p>
          </table:table-cell>
          <table:table-cell table:formula="of:=INDEX([.$A$1:.$L$2632];MATCH([.B246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Clippers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247];[.$K$1:.$K$30];0);12)" office:value-type="float" office:value="8" calcext:value-type="float">
            <text:p>8</text:p>
          </table:table-cell>
          <table:table-cell table:formula="of:=INDEX([.$A$1:.$L$2632];MATCH([.B247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Celtics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248];[.$K$1:.$K$30];0);12)" office:value-type="float" office:value="8" calcext:value-type="float">
            <text:p>8</text:p>
          </table:table-cell>
          <table:table-cell table:formula="of:=INDEX([.$A$1:.$L$2632];MATCH([.B248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Magi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249];[.$K$1:.$K$30];0);12)" office:value-type="float" office:value="8" calcext:value-type="float">
            <text:p>8</text:p>
          </table:table-cell>
          <table:table-cell table:formula="of:=INDEX([.$A$1:.$L$2632];MATCH([.B249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Lakers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50];[.$K$1:.$K$30];0);12)" office:value-type="float" office:value="8" calcext:value-type="float">
            <text:p>8</text:p>
          </table:table-cell>
          <table:table-cell table:formula="of:=INDEX([.$A$1:.$L$2632];MATCH([.B250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Pelican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251];[.$K$1:.$K$30];0);12)" office:value-type="float" office:value="8" calcext:value-type="float">
            <text:p>8</text:p>
          </table:table-cell>
          <table:table-cell table:formula="of:=INDEX([.$A$1:.$L$2632];MATCH([.B251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t</text:p>
          </table:table-cell>
          <table:table-cell office:value-type="string" calcext:value-type="string">
            <text:p>Thunder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8" calcext:value-type="float">
            <text:p>-18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252];[.$K$1:.$K$30];0);12)" office:value-type="float" office:value="8" calcext:value-type="float">
            <text:p>8</text:p>
          </table:table-cell>
          <table:table-cell table:formula="of:=INDEX([.$A$1:.$L$2632];MATCH([.B252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Buck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253];[.$K$1:.$K$30];0);12)" office:value-type="float" office:value="9" calcext:value-type="float">
            <text:p>9</text:p>
          </table:table-cell>
          <table:table-cell table:formula="of:=INDEX([.$A$1:.$L$2632];MATCH([.B253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Heat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INDEX([.$A$1:.$L$2632];MATCH([.A254];[.$K$1:.$K$30];0);12)" office:value-type="float" office:value="9" calcext:value-type="float">
            <text:p>9</text:p>
          </table:table-cell>
          <table:table-cell table:formula="of:=INDEX([.$A$1:.$L$2632];MATCH([.B254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Celtics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255];[.$K$1:.$K$30];0);12)" office:value-type="float" office:value="9" calcext:value-type="float">
            <text:p>9</text:p>
          </table:table-cell>
          <table:table-cell table:formula="of:=INDEX([.$A$1:.$L$2632];MATCH([.B255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Seventysixers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256];[.$K$1:.$K$30];0);12)" office:value-type="float" office:value="9" calcext:value-type="float">
            <text:p>9</text:p>
          </table:table-cell>
          <table:table-cell table:formula="of:=INDEX([.$A$1:.$L$2632];MATCH([.B256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Nets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INDEX([.$A$1:.$L$2632];MATCH([.A257];[.$K$1:.$K$30];0);12)" office:value-type="float" office:value="9" calcext:value-type="float">
            <text:p>9</text:p>
          </table:table-cell>
          <table:table-cell table:formula="of:=INDEX([.$A$1:.$L$2632];MATCH([.B257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Pacers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258];[.$K$1:.$K$30];0);12)" office:value-type="float" office:value="9" calcext:value-type="float">
            <text:p>9</text:p>
          </table:table-cell>
          <table:table-cell table:formula="of:=INDEX([.$A$1:.$L$2632];MATCH([.B258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Jazz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formula="of:=INDEX([.$A$1:.$L$2632];MATCH([.A259];[.$K$1:.$K$30];0);12)" office:value-type="float" office:value="9" calcext:value-type="float">
            <text:p>9</text:p>
          </table:table-cell>
          <table:table-cell table:formula="of:=INDEX([.$A$1:.$L$2632];MATCH([.B25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Raptors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260];[.$K$1:.$K$30];0);12)" office:value-type="float" office:value="9" calcext:value-type="float">
            <text:p>9</text:p>
          </table:table-cell>
          <table:table-cell table:formula="of:=INDEX([.$A$1:.$L$2632];MATCH([.B260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Cavaliers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261];[.$K$1:.$K$30];0);12)" office:value-type="float" office:value="9" calcext:value-type="float">
            <text:p>9</text:p>
          </table:table-cell>
          <table:table-cell table:formula="of:=INDEX([.$A$1:.$L$2632];MATCH([.B261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Timberwolves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NDEX([.$A$1:.$L$2632];MATCH([.A262];[.$K$1:.$K$30];0);12)" office:value-type="float" office:value="9" calcext:value-type="float">
            <text:p>9</text:p>
          </table:table-cell>
          <table:table-cell table:formula="of:=INDEX([.$A$1:.$L$2632];MATCH([.B262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Hawk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table:formula="of:=INDEX([.$A$1:.$L$2632];MATCH([.A263];[.$K$1:.$K$30];0);12)" office:value-type="float" office:value="9" calcext:value-type="float">
            <text:p>9</text:p>
          </table:table-cell>
          <table:table-cell table:formula="of:=INDEX([.$A$1:.$L$2632];MATCH([.B263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Pelican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64];[.$K$1:.$K$30];0);12)" office:value-type="float" office:value="9" calcext:value-type="float">
            <text:p>9</text:p>
          </table:table-cell>
          <table:table-cell table:formula="of:=INDEX([.$A$1:.$L$2632];MATCH([.B264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Grizzlies</text:p>
          </table:table-cell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265];[.$K$1:.$K$30];0);12)" office:value-type="float" office:value="9" calcext:value-type="float">
            <text:p>9</text:p>
          </table:table-cell>
          <table:table-cell table:formula="of:=INDEX([.$A$1:.$L$2632];MATCH([.B265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Spurs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66];[.$K$1:.$K$30];0);12)" office:value-type="float" office:value="9" calcext:value-type="float">
            <text:p>9</text:p>
          </table:table-cell>
          <table:table-cell table:formula="of:=INDEX([.$A$1:.$L$2632];MATCH([.B266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Knicks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267];[.$K$1:.$K$30];0);12)" office:value-type="float" office:value="9" calcext:value-type="float">
            <text:p>9</text:p>
          </table:table-cell>
          <table:table-cell table:formula="of:=INDEX([.$A$1:.$L$2632];MATCH([.B267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Knicks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NDEX([.$A$1:.$L$2632];MATCH([.A268];[.$K$1:.$K$30];0);12)" office:value-type="float" office:value="9" calcext:value-type="float">
            <text:p>9</text:p>
          </table:table-cell>
          <table:table-cell table:formula="of:=INDEX([.$A$1:.$L$2632];MATCH([.B268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Grizzlie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269];[.$K$1:.$K$30];0);12)" office:value-type="float" office:value="9" calcext:value-type="float">
            <text:p>9</text:p>
          </table:table-cell>
          <table:table-cell table:formula="of:=INDEX([.$A$1:.$L$2632];MATCH([.B269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 table:formula="of:=INDEX([.$A$1:.$L$2632];MATCH([.A270];[.$K$1:.$K$30];0);12)" office:value-type="float" office:value="9" calcext:value-type="float">
            <text:p>9</text:p>
          </table:table-cell>
          <table:table-cell table:formula="of:=INDEX([.$A$1:.$L$2632];MATCH([.B270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Maverick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271];[.$K$1:.$K$30];0);12)" office:value-type="float" office:value="9" calcext:value-type="float">
            <text:p>9</text:p>
          </table:table-cell>
          <table:table-cell table:formula="of:=INDEX([.$A$1:.$L$2632];MATCH([.B271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Timberwolves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272];[.$K$1:.$K$30];0);12)" office:value-type="float" office:value="9" calcext:value-type="float">
            <text:p>9</text:p>
          </table:table-cell>
          <table:table-cell table:formula="of:=INDEX([.$A$1:.$L$2632];MATCH([.B272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Maverick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73];[.$K$1:.$K$30];0);12)" office:value-type="float" office:value="9" calcext:value-type="float">
            <text:p>9</text:p>
          </table:table-cell>
          <table:table-cell table:formula="of:=INDEX([.$A$1:.$L$2632];MATCH([.B273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Piston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274];[.$K$1:.$K$30];0);12)" office:value-type="float" office:value="9" calcext:value-type="float">
            <text:p>9</text:p>
          </table:table-cell>
          <table:table-cell table:formula="of:=INDEX([.$A$1:.$L$2632];MATCH([.B274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Magic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NDEX([.$A$1:.$L$2632];MATCH([.A275];[.$K$1:.$K$30];0);12)" office:value-type="float" office:value="9" calcext:value-type="float">
            <text:p>9</text:p>
          </table:table-cell>
          <table:table-cell table:formula="of:=INDEX([.$A$1:.$L$2632];MATCH([.B275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Cavaliers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table:number-columns-repeated="2" office:value-type="float" office:value="-11" calcext:value-type="float">
            <text:p>-11</text:p>
          </table:table-cell>
          <table:table-cell table:formula="of:=INDEX([.$A$1:.$L$2632];MATCH([.A276];[.$K$1:.$K$30];0);12)" office:value-type="float" office:value="9" calcext:value-type="float">
            <text:p>9</text:p>
          </table:table-cell>
          <table:table-cell table:formula="of:=INDEX([.$A$1:.$L$2632];MATCH([.B276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Pacers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277];[.$K$1:.$K$30];0);12)" office:value-type="float" office:value="9" calcext:value-type="float">
            <text:p>9</text:p>
          </table:table-cell>
          <table:table-cell table:formula="of:=INDEX([.$A$1:.$L$2632];MATCH([.B277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Wizard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278];[.$K$1:.$K$30];0);12)" office:value-type="float" office:value="9" calcext:value-type="float">
            <text:p>9</text:p>
          </table:table-cell>
          <table:table-cell table:formula="of:=INDEX([.$A$1:.$L$2632];MATCH([.B278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Celtics</text:p>
          </table:table-cell>
          <table:table-cell office:value-type="float" office:value="-1" calcext:value-type="float">
            <text:p>-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279];[.$K$1:.$K$30];0);12)" office:value-type="float" office:value="9" calcext:value-type="float">
            <text:p>9</text:p>
          </table:table-cell>
          <table:table-cell table:formula="of:=INDEX([.$A$1:.$L$2632];MATCH([.B279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Hawk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NDEX([.$A$1:.$L$2632];MATCH([.A280];[.$K$1:.$K$30];0);12)" office:value-type="float" office:value="9" calcext:value-type="float">
            <text:p>9</text:p>
          </table:table-cell>
          <table:table-cell table:formula="of:=INDEX([.$A$1:.$L$2632];MATCH([.B280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Lakers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table:formula="of:=INDEX([.$A$1:.$L$2632];MATCH([.A281];[.$K$1:.$K$30];0);12)" office:value-type="float" office:value="9" calcext:value-type="float">
            <text:p>9</text:p>
          </table:table-cell>
          <table:table-cell table:formula="of:=INDEX([.$A$1:.$L$2632];MATCH([.B28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Bulls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282];[.$K$1:.$K$30];0);12)" office:value-type="float" office:value="9" calcext:value-type="float">
            <text:p>9</text:p>
          </table:table-cell>
          <table:table-cell table:formula="of:=INDEX([.$A$1:.$L$2632];MATCH([.B282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rnets</text:p>
          </table:table-cell>
          <table:table-cell office:value-type="string" calcext:value-type="string">
            <text:p>Net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283];[.$K$1:.$K$30];0);12)" office:value-type="float" office:value="9" calcext:value-type="float">
            <text:p>9</text:p>
          </table:table-cell>
          <table:table-cell table:formula="of:=INDEX([.$A$1:.$L$2632];MATCH([.B283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284];[.$K$1:.$K$30];0);12)" office:value-type="float" office:value="10" calcext:value-type="float">
            <text:p>10</text:p>
          </table:table-cell>
          <table:table-cell table:formula="of:=INDEX([.$A$1:.$L$2632];MATCH([.B284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Laker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NDEX([.$A$1:.$L$2632];MATCH([.A285];[.$K$1:.$K$30];0);12)" office:value-type="float" office:value="10" calcext:value-type="float">
            <text:p>10</text:p>
          </table:table-cell>
          <table:table-cell table:formula="of:=INDEX([.$A$1:.$L$2632];MATCH([.B28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Clippers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13" calcext:value-type="float">
            <text:p>-13</text:p>
          </table:table-cell>
          <table:table-cell table:formula="of:=INDEX([.$A$1:.$L$2632];MATCH([.A286];[.$K$1:.$K$30];0);12)" office:value-type="float" office:value="10" calcext:value-type="float">
            <text:p>10</text:p>
          </table:table-cell>
          <table:table-cell table:formula="of:=INDEX([.$A$1:.$L$2632];MATCH([.B286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Spurs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287];[.$K$1:.$K$30];0);12)" office:value-type="float" office:value="10" calcext:value-type="float">
            <text:p>10</text:p>
          </table:table-cell>
          <table:table-cell table:formula="of:=INDEX([.$A$1:.$L$2632];MATCH([.B287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Mavericks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288];[.$K$1:.$K$30];0);12)" office:value-type="float" office:value="10" calcext:value-type="float">
            <text:p>10</text:p>
          </table:table-cell>
          <table:table-cell table:formula="of:=INDEX([.$A$1:.$L$2632];MATCH([.B28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Spurs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289];[.$K$1:.$K$30];0);12)" office:value-type="float" office:value="10" calcext:value-type="float">
            <text:p>10</text:p>
          </table:table-cell>
          <table:table-cell table:formula="of:=INDEX([.$A$1:.$L$2632];MATCH([.B289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Knicks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290];[.$K$1:.$K$30];0);12)" office:value-type="float" office:value="10" calcext:value-type="float">
            <text:p>10</text:p>
          </table:table-cell>
          <table:table-cell table:formula="of:=INDEX([.$A$1:.$L$2632];MATCH([.B290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Seventysixers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INDEX([.$A$1:.$L$2632];MATCH([.A291];[.$K$1:.$K$30];0);12)" office:value-type="float" office:value="10" calcext:value-type="float">
            <text:p>10</text:p>
          </table:table-cell>
          <table:table-cell table:formula="of:=INDEX([.$A$1:.$L$2632];MATCH([.B291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Hornet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292];[.$K$1:.$K$30];0);12)" office:value-type="float" office:value="10" calcext:value-type="float">
            <text:p>10</text:p>
          </table:table-cell>
          <table:table-cell table:formula="of:=INDEX([.$A$1:.$L$2632];MATCH([.B29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Magic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293];[.$K$1:.$K$30];0);12)" office:value-type="float" office:value="10" calcext:value-type="float">
            <text:p>10</text:p>
          </table:table-cell>
          <table:table-cell table:formula="of:=INDEX([.$A$1:.$L$2632];MATCH([.B293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Hea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294];[.$K$1:.$K$30];0);12)" office:value-type="float" office:value="10" calcext:value-type="float">
            <text:p>10</text:p>
          </table:table-cell>
          <table:table-cell table:formula="of:=INDEX([.$A$1:.$L$2632];MATCH([.B294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Grizzlies</text:p>
          </table:table-cell>
          <table:table-cell table:number-columns-repeated="2"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295];[.$K$1:.$K$30];0);12)" office:value-type="float" office:value="10" calcext:value-type="float">
            <text:p>10</text:p>
          </table:table-cell>
          <table:table-cell table:formula="of:=INDEX([.$A$1:.$L$2632];MATCH([.B295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Bull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NDEX([.$A$1:.$L$2632];MATCH([.A296];[.$K$1:.$K$30];0);12)" office:value-type="float" office:value="10" calcext:value-type="float">
            <text:p>10</text:p>
          </table:table-cell>
          <table:table-cell table:formula="of:=INDEX([.$A$1:.$L$2632];MATCH([.B296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Rockets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297];[.$K$1:.$K$30];0);12)" office:value-type="float" office:value="10" calcext:value-type="float">
            <text:p>10</text:p>
          </table:table-cell>
          <table:table-cell table:formula="of:=INDEX([.$A$1:.$L$2632];MATCH([.B29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Nuggets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298];[.$K$1:.$K$30];0);12)" office:value-type="float" office:value="10" calcext:value-type="float">
            <text:p>10</text:p>
          </table:table-cell>
          <table:table-cell table:formula="of:=INDEX([.$A$1:.$L$2632];MATCH([.B298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Nugget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INDEX([.$A$1:.$L$2632];MATCH([.A299];[.$K$1:.$K$30];0);12)" office:value-type="float" office:value="10" calcext:value-type="float">
            <text:p>10</text:p>
          </table:table-cell>
          <table:table-cell table:formula="of:=INDEX([.$A$1:.$L$2632];MATCH([.B299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Hawk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300];[.$K$1:.$K$30];0);12)" office:value-type="float" office:value="10" calcext:value-type="float">
            <text:p>10</text:p>
          </table:table-cell>
          <table:table-cell table:formula="of:=INDEX([.$A$1:.$L$2632];MATCH([.B300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Timberwolves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NDEX([.$A$1:.$L$2632];MATCH([.A301];[.$K$1:.$K$30];0);12)" office:value-type="float" office:value="10" calcext:value-type="float">
            <text:p>10</text:p>
          </table:table-cell>
          <table:table-cell table:formula="of:=INDEX([.$A$1:.$L$2632];MATCH([.B301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Rocket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302];[.$K$1:.$K$30];0);12)" office:value-type="float" office:value="10" calcext:value-type="float">
            <text:p>10</text:p>
          </table:table-cell>
          <table:table-cell table:formula="of:=INDEX([.$A$1:.$L$2632];MATCH([.B302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303];[.$K$1:.$K$30];0);12)" office:value-type="float" office:value="10" calcext:value-type="float">
            <text:p>10</text:p>
          </table:table-cell>
          <table:table-cell table:formula="of:=INDEX([.$A$1:.$L$2632];MATCH([.B303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Nugget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04];[.$K$1:.$K$30];0);12)" office:value-type="float" office:value="10" calcext:value-type="float">
            <text:p>10</text:p>
          </table:table-cell>
          <table:table-cell table:formula="of:=INDEX([.$A$1:.$L$2632];MATCH([.B304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Lak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INDEX([.$A$1:.$L$2632];MATCH([.A305];[.$K$1:.$K$30];0);12)" office:value-type="float" office:value="10" calcext:value-type="float">
            <text:p>10</text:p>
          </table:table-cell>
          <table:table-cell table:formula="of:=INDEX([.$A$1:.$L$2632];MATCH([.B30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Suns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06];[.$K$1:.$K$30];0);12)" office:value-type="float" office:value="10" calcext:value-type="float">
            <text:p>10</text:p>
          </table:table-cell>
          <table:table-cell table:formula="of:=INDEX([.$A$1:.$L$2632];MATCH([.B306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Warriors</text:p>
          </table:table-cell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307];[.$K$1:.$K$30];0);12)" office:value-type="float" office:value="10" calcext:value-type="float">
            <text:p>10</text:p>
          </table:table-cell>
          <table:table-cell table:formula="of:=INDEX([.$A$1:.$L$2632];MATCH([.B307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308];[.$K$1:.$K$30];0);12)" office:value-type="float" office:value="10" calcext:value-type="float">
            <text:p>10</text:p>
          </table:table-cell>
          <table:table-cell table:formula="of:=INDEX([.$A$1:.$L$2632];MATCH([.B308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309];[.$K$1:.$K$30];0);12)" office:value-type="float" office:value="10" calcext:value-type="float">
            <text:p>10</text:p>
          </table:table-cell>
          <table:table-cell table:formula="of:=INDEX([.$A$1:.$L$2632];MATCH([.B309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Maverick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10];[.$K$1:.$K$30];0);12)" office:value-type="float" office:value="10" calcext:value-type="float">
            <text:p>10</text:p>
          </table:table-cell>
          <table:table-cell table:formula="of:=INDEX([.$A$1:.$L$2632];MATCH([.B310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Grizzlie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NDEX([.$A$1:.$L$2632];MATCH([.A311];[.$K$1:.$K$30];0);12)" office:value-type="float" office:value="10" calcext:value-type="float">
            <text:p>10</text:p>
          </table:table-cell>
          <table:table-cell table:formula="of:=INDEX([.$A$1:.$L$2632];MATCH([.B311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Warriors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-28" calcext:value-type="float">
            <text:p>-28</text:p>
          </table:table-cell>
          <table:table-cell office:value-type="float" office:value="-30" calcext:value-type="float">
            <text:p>-30</text:p>
          </table:table-cell>
          <table:table-cell table:formula="of:=INDEX([.$A$1:.$L$2632];MATCH([.A312];[.$K$1:.$K$30];0);12)" office:value-type="float" office:value="10" calcext:value-type="float">
            <text:p>10</text:p>
          </table:table-cell>
          <table:table-cell table:formula="of:=INDEX([.$A$1:.$L$2632];MATCH([.B31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King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313];[.$K$1:.$K$30];0);12)" office:value-type="float" office:value="10" calcext:value-type="float">
            <text:p>10</text:p>
          </table:table-cell>
          <table:table-cell table:formula="of:=INDEX([.$A$1:.$L$2632];MATCH([.B313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Raptors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314];[.$K$1:.$K$30];0);12)" office:value-type="float" office:value="10" calcext:value-type="float">
            <text:p>10</text:p>
          </table:table-cell>
          <table:table-cell table:formula="of:=INDEX([.$A$1:.$L$2632];MATCH([.B314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zz</text:p>
          </table:table-cell>
          <table:table-cell office:value-type="string" calcext:value-type="string">
            <text:p>Lakers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NDEX([.$A$1:.$L$2632];MATCH([.A315];[.$K$1:.$K$30];0);12)" office:value-type="float" office:value="10" calcext:value-type="float">
            <text:p>10</text:p>
          </table:table-cell>
          <table:table-cell table:formula="of:=INDEX([.$A$1:.$L$2632];MATCH([.B31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Suns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316];[.$K$1:.$K$30];0);12)" office:value-type="float" office:value="11" calcext:value-type="float">
            <text:p>11</text:p>
          </table:table-cell>
          <table:table-cell table:formula="of:=INDEX([.$A$1:.$L$2632];MATCH([.B316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Spur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317];[.$K$1:.$K$30];0);12)" office:value-type="float" office:value="11" calcext:value-type="float">
            <text:p>11</text:p>
          </table:table-cell>
          <table:table-cell table:formula="of:=INDEX([.$A$1:.$L$2632];MATCH([.B317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Timberwolves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18];[.$K$1:.$K$30];0);12)" office:value-type="float" office:value="11" calcext:value-type="float">
            <text:p>11</text:p>
          </table:table-cell>
          <table:table-cell table:formula="of:=INDEX([.$A$1:.$L$2632];MATCH([.B318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Hawks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319];[.$K$1:.$K$30];0);12)" office:value-type="float" office:value="11" calcext:value-type="float">
            <text:p>11</text:p>
          </table:table-cell>
          <table:table-cell table:formula="of:=INDEX([.$A$1:.$L$2632];MATCH([.B319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Heat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320];[.$K$1:.$K$30];0);12)" office:value-type="float" office:value="11" calcext:value-type="float">
            <text:p>11</text:p>
          </table:table-cell>
          <table:table-cell table:formula="of:=INDEX([.$A$1:.$L$2632];MATCH([.B320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Magic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321];[.$K$1:.$K$30];0);12)" office:value-type="float" office:value="11" calcext:value-type="float">
            <text:p>11</text:p>
          </table:table-cell>
          <table:table-cell table:formula="of:=INDEX([.$A$1:.$L$2632];MATCH([.B321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Bucks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27" calcext:value-type="float">
            <text:p>-27</text:p>
          </table:table-cell>
          <table:table-cell office:value-type="float" office:value="-26" calcext:value-type="float">
            <text:p>-26</text:p>
          </table:table-cell>
          <table:table-cell table:formula="of:=INDEX([.$A$1:.$L$2632];MATCH([.A322];[.$K$1:.$K$30];0);12)" office:value-type="float" office:value="11" calcext:value-type="float">
            <text:p>11</text:p>
          </table:table-cell>
          <table:table-cell table:formula="of:=INDEX([.$A$1:.$L$2632];MATCH([.B322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Raptors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323];[.$K$1:.$K$30];0);12)" office:value-type="float" office:value="11" calcext:value-type="float">
            <text:p>11</text:p>
          </table:table-cell>
          <table:table-cell table:formula="of:=INDEX([.$A$1:.$L$2632];MATCH([.B323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Pelicans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NDEX([.$A$1:.$L$2632];MATCH([.A324];[.$K$1:.$K$30];0);12)" office:value-type="float" office:value="11" calcext:value-type="float">
            <text:p>11</text:p>
          </table:table-cell>
          <table:table-cell table:formula="of:=INDEX([.$A$1:.$L$2632];MATCH([.B324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Lakers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325];[.$K$1:.$K$30];0);12)" office:value-type="float" office:value="11" calcext:value-type="float">
            <text:p>11</text:p>
          </table:table-cell>
          <table:table-cell table:formula="of:=INDEX([.$A$1:.$L$2632];MATCH([.B32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Trailblazers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326];[.$K$1:.$K$30];0);12)" office:value-type="float" office:value="11" calcext:value-type="float">
            <text:p>11</text:p>
          </table:table-cell>
          <table:table-cell table:formula="of:=INDEX([.$A$1:.$L$2632];MATCH([.B326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Spurs</text:p>
          </table:table-cell>
          <table:table-cell office:value-type="float" office:value="-5" calcext:value-type="float">
            <text:p>-5</text:p>
          </table:table-cell>
          <table:table-cell office:value-type="float" office:value="-11" calcext:value-type="float">
            <text:p>-11</text:p>
          </table:table-cell>
          <table:table-cell office:value-type="float" office:value="-13" calcext:value-type="float">
            <text:p>-13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327];[.$K$1:.$K$30];0);12)" office:value-type="float" office:value="11" calcext:value-type="float">
            <text:p>11</text:p>
          </table:table-cell>
          <table:table-cell table:formula="of:=INDEX([.$A$1:.$L$2632];MATCH([.B327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Clippers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328];[.$K$1:.$K$30];0);12)" office:value-type="float" office:value="11" calcext:value-type="float">
            <text:p>11</text:p>
          </table:table-cell>
          <table:table-cell table:formula="of:=INDEX([.$A$1:.$L$2632];MATCH([.B328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Raptors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29];[.$K$1:.$K$30];0);12)" office:value-type="float" office:value="11" calcext:value-type="float">
            <text:p>11</text:p>
          </table:table-cell>
          <table:table-cell table:formula="of:=INDEX([.$A$1:.$L$2632];MATCH([.B329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Thund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330];[.$K$1:.$K$30];0);12)" office:value-type="float" office:value="11" calcext:value-type="float">
            <text:p>11</text:p>
          </table:table-cell>
          <table:table-cell table:formula="of:=INDEX([.$A$1:.$L$2632];MATCH([.B33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Rockets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331];[.$K$1:.$K$30];0);12)" office:value-type="float" office:value="11" calcext:value-type="float">
            <text:p>11</text:p>
          </table:table-cell>
          <table:table-cell table:formula="of:=INDEX([.$A$1:.$L$2632];MATCH([.B331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Nets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332];[.$K$1:.$K$30];0);12)" office:value-type="float" office:value="11" calcext:value-type="float">
            <text:p>11</text:p>
          </table:table-cell>
          <table:table-cell table:formula="of:=INDEX([.$A$1:.$L$2632];MATCH([.B332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Wizards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333];[.$K$1:.$K$30];0);12)" office:value-type="float" office:value="11" calcext:value-type="float">
            <text:p>11</text:p>
          </table:table-cell>
          <table:table-cell table:formula="of:=INDEX([.$A$1:.$L$2632];MATCH([.B333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Celtic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334];[.$K$1:.$K$30];0);12)" office:value-type="float" office:value="11" calcext:value-type="float">
            <text:p>11</text:p>
          </table:table-cell>
          <table:table-cell table:formula="of:=INDEX([.$A$1:.$L$2632];MATCH([.B33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Knicks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335];[.$K$1:.$K$30];0);12)" office:value-type="float" office:value="11" calcext:value-type="float">
            <text:p>11</text:p>
          </table:table-cell>
          <table:table-cell table:formula="of:=INDEX([.$A$1:.$L$2632];MATCH([.B335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Maverick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formula="of:=INDEX([.$A$1:.$L$2632];MATCH([.A336];[.$K$1:.$K$30];0);12)" office:value-type="float" office:value="11" calcext:value-type="float">
            <text:p>11</text:p>
          </table:table-cell>
          <table:table-cell table:formula="of:=INDEX([.$A$1:.$L$2632];MATCH([.B336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Knick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337];[.$K$1:.$K$30];0);12)" office:value-type="float" office:value="11" calcext:value-type="float">
            <text:p>11</text:p>
          </table:table-cell>
          <table:table-cell table:formula="of:=INDEX([.$A$1:.$L$2632];MATCH([.B337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Jazz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338];[.$K$1:.$K$30];0);12)" office:value-type="float" office:value="11" calcext:value-type="float">
            <text:p>11</text:p>
          </table:table-cell>
          <table:table-cell table:formula="of:=INDEX([.$A$1:.$L$2632];MATCH([.B338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Lakers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NDEX([.$A$1:.$L$2632];MATCH([.A339];[.$K$1:.$K$30];0);12)" office:value-type="float" office:value="11" calcext:value-type="float">
            <text:p>11</text:p>
          </table:table-cell>
          <table:table-cell table:formula="of:=INDEX([.$A$1:.$L$2632];MATCH([.B339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Rockets</text:p>
          </table:table-cell>
          <table:table-cell office:value-type="float" office:value="-11" calcext:value-type="float">
            <text:p>-11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table:formula="of:=INDEX([.$A$1:.$L$2632];MATCH([.A340];[.$K$1:.$K$30];0);12)" office:value-type="float" office:value="11" calcext:value-type="float">
            <text:p>11</text:p>
          </table:table-cell>
          <table:table-cell table:formula="of:=INDEX([.$A$1:.$L$2632];MATCH([.B340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Grizzlie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NDEX([.$A$1:.$L$2632];MATCH([.A341];[.$K$1:.$K$30];0);12)" office:value-type="float" office:value="11" calcext:value-type="float">
            <text:p>11</text:p>
          </table:table-cell>
          <table:table-cell table:formula="of:=INDEX([.$A$1:.$L$2632];MATCH([.B341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Mavericks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342];[.$K$1:.$K$30];0);12)" office:value-type="float" office:value="11" calcext:value-type="float">
            <text:p>11</text:p>
          </table:table-cell>
          <table:table-cell table:formula="of:=INDEX([.$A$1:.$L$2632];MATCH([.B342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Trailblazers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table:formula="of:=INDEX([.$A$1:.$L$2632];MATCH([.A343];[.$K$1:.$K$30];0);12)" office:value-type="float" office:value="11" calcext:value-type="float">
            <text:p>11</text:p>
          </table:table-cell>
          <table:table-cell table:formula="of:=INDEX([.$A$1:.$L$2632];MATCH([.B343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Jazz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table:formula="of:=INDEX([.$A$1:.$L$2632];MATCH([.A344];[.$K$1:.$K$30];0);12)" office:value-type="float" office:value="11" calcext:value-type="float">
            <text:p>11</text:p>
          </table:table-cell>
          <table:table-cell table:formula="of:=INDEX([.$A$1:.$L$2632];MATCH([.B34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Timberwolves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table:formula="of:=INDEX([.$A$1:.$L$2632];MATCH([.A345];[.$K$1:.$K$30];0);12)" office:value-type="float" office:value="11" calcext:value-type="float">
            <text:p>11</text:p>
          </table:table-cell>
          <table:table-cell table:formula="of:=INDEX([.$A$1:.$L$2632];MATCH([.B345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ings</text:p>
          </table:table-cell>
          <table:table-cell office:value-type="string" calcext:value-type="string">
            <text:p>Seventysixer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INDEX([.$A$1:.$L$2632];MATCH([.A346];[.$K$1:.$K$30];0);12)" office:value-type="float" office:value="11" calcext:value-type="float">
            <text:p>11</text:p>
          </table:table-cell>
          <table:table-cell table:formula="of:=INDEX([.$A$1:.$L$2632];MATCH([.B346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Cavaliers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8" calcext:value-type="float">
            <text:p>-18</text:p>
          </table:table-cell>
          <table:table-cell office:value-type="float" office:value="-29" calcext:value-type="float">
            <text:p>-29</text:p>
          </table:table-cell>
          <table:table-cell table:formula="of:=INDEX([.$A$1:.$L$2632];MATCH([.A347];[.$K$1:.$K$30];0);12)" office:value-type="float" office:value="12" calcext:value-type="float">
            <text:p>12</text:p>
          </table:table-cell>
          <table:table-cell table:formula="of:=INDEX([.$A$1:.$L$2632];MATCH([.B347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Grizzlies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48];[.$K$1:.$K$30];0);12)" office:value-type="float" office:value="12" calcext:value-type="float">
            <text:p>12</text:p>
          </table:table-cell>
          <table:table-cell table:formula="of:=INDEX([.$A$1:.$L$2632];MATCH([.B348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349];[.$K$1:.$K$30];0);12)" office:value-type="float" office:value="12" calcext:value-type="float">
            <text:p>12</text:p>
          </table:table-cell>
          <table:table-cell table:formula="of:=INDEX([.$A$1:.$L$2632];MATCH([.B34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Rockets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22" calcext:value-type="float">
            <text:p>-22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350];[.$K$1:.$K$30];0);12)" office:value-type="float" office:value="12" calcext:value-type="float">
            <text:p>12</text:p>
          </table:table-cell>
          <table:table-cell table:formula="of:=INDEX([.$A$1:.$L$2632];MATCH([.B350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Bulls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351];[.$K$1:.$K$30];0);12)" office:value-type="float" office:value="12" calcext:value-type="float">
            <text:p>12</text:p>
          </table:table-cell>
          <table:table-cell table:formula="of:=INDEX([.$A$1:.$L$2632];MATCH([.B351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Jazz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352];[.$K$1:.$K$30];0);12)" office:value-type="float" office:value="12" calcext:value-type="float">
            <text:p>12</text:p>
          </table:table-cell>
          <table:table-cell table:formula="of:=INDEX([.$A$1:.$L$2632];MATCH([.B352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Nets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353];[.$K$1:.$K$30];0);12)" office:value-type="float" office:value="12" calcext:value-type="float">
            <text:p>12</text:p>
          </table:table-cell>
          <table:table-cell table:formula="of:=INDEX([.$A$1:.$L$2632];MATCH([.B353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Celtics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13" calcext:value-type="float">
            <text:p>-13</text:p>
          </table:table-cell>
          <table:table-cell office:value-type="float" office:value="-28" calcext:value-type="float">
            <text:p>-28</text:p>
          </table:table-cell>
          <table:table-cell table:formula="of:=INDEX([.$A$1:.$L$2632];MATCH([.A354];[.$K$1:.$K$30];0);12)" office:value-type="float" office:value="12" calcext:value-type="float">
            <text:p>12</text:p>
          </table:table-cell>
          <table:table-cell table:formula="of:=INDEX([.$A$1:.$L$2632];MATCH([.B35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Raptor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355];[.$K$1:.$K$30];0);12)" office:value-type="float" office:value="12" calcext:value-type="float">
            <text:p>12</text:p>
          </table:table-cell>
          <table:table-cell table:formula="of:=INDEX([.$A$1:.$L$2632];MATCH([.B355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Mavericks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INDEX([.$A$1:.$L$2632];MATCH([.A356];[.$K$1:.$K$30];0);12)" office:value-type="float" office:value="12" calcext:value-type="float">
            <text:p>12</text:p>
          </table:table-cell>
          <table:table-cell table:formula="of:=INDEX([.$A$1:.$L$2632];MATCH([.B356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Piston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57];[.$K$1:.$K$30];0);12)" office:value-type="float" office:value="12" calcext:value-type="float">
            <text:p>12</text:p>
          </table:table-cell>
          <table:table-cell table:formula="of:=INDEX([.$A$1:.$L$2632];MATCH([.B357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Wizards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22" calcext:value-type="float">
            <text:p>-2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358];[.$K$1:.$K$30];0);12)" office:value-type="float" office:value="12" calcext:value-type="float">
            <text:p>12</text:p>
          </table:table-cell>
          <table:table-cell table:formula="of:=INDEX([.$A$1:.$L$2632];MATCH([.B358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Hawk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359];[.$K$1:.$K$30];0);12)" office:value-type="float" office:value="12" calcext:value-type="float">
            <text:p>12</text:p>
          </table:table-cell>
          <table:table-cell table:formula="of:=INDEX([.$A$1:.$L$2632];MATCH([.B359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Trailblazers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NDEX([.$A$1:.$L$2632];MATCH([.A360];[.$K$1:.$K$30];0);12)" office:value-type="float" office:value="12" calcext:value-type="float">
            <text:p>12</text:p>
          </table:table-cell>
          <table:table-cell table:formula="of:=INDEX([.$A$1:.$L$2632];MATCH([.B360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Hornets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361];[.$K$1:.$K$30];0);12)" office:value-type="float" office:value="12" calcext:value-type="float">
            <text:p>12</text:p>
          </table:table-cell>
          <table:table-cell table:formula="of:=INDEX([.$A$1:.$L$2632];MATCH([.B361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Hornets</text:p>
          </table:table-cell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362];[.$K$1:.$K$30];0);12)" office:value-type="float" office:value="12" calcext:value-type="float">
            <text:p>12</text:p>
          </table:table-cell>
          <table:table-cell table:formula="of:=INDEX([.$A$1:.$L$2632];MATCH([.B36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Thunder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363];[.$K$1:.$K$30];0);12)" office:value-type="float" office:value="12" calcext:value-type="float">
            <text:p>12</text:p>
          </table:table-cell>
          <table:table-cell table:formula="of:=INDEX([.$A$1:.$L$2632];MATCH([.B363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Timberwolves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INDEX([.$A$1:.$L$2632];MATCH([.A364];[.$K$1:.$K$30];0);12)" office:value-type="float" office:value="12" calcext:value-type="float">
            <text:p>12</text:p>
          </table:table-cell>
          <table:table-cell table:formula="of:=INDEX([.$A$1:.$L$2632];MATCH([.B364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Timberwolve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INDEX([.$A$1:.$L$2632];MATCH([.A365];[.$K$1:.$K$30];0);12)" office:value-type="float" office:value="12" calcext:value-type="float">
            <text:p>12</text:p>
          </table:table-cell>
          <table:table-cell table:formula="of:=INDEX([.$A$1:.$L$2632];MATCH([.B365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NDEX([.$A$1:.$L$2632];MATCH([.A366];[.$K$1:.$K$30];0);12)" office:value-type="float" office:value="12" calcext:value-type="float">
            <text:p>12</text:p>
          </table:table-cell>
          <table:table-cell table:formula="of:=INDEX([.$A$1:.$L$2632];MATCH([.B366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367];[.$K$1:.$K$30];0);12)" office:value-type="float" office:value="12" calcext:value-type="float">
            <text:p>12</text:p>
          </table:table-cell>
          <table:table-cell table:formula="of:=INDEX([.$A$1:.$L$2632];MATCH([.B367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Cavaliers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27" calcext:value-type="float">
            <text:p>-27</text:p>
          </table:table-cell>
          <table:table-cell office:value-type="float" office:value="-32" calcext:value-type="float">
            <text:p>-32</text:p>
          </table:table-cell>
          <table:table-cell table:formula="of:=INDEX([.$A$1:.$L$2632];MATCH([.A368];[.$K$1:.$K$30];0);12)" office:value-type="float" office:value="12" calcext:value-type="float">
            <text:p>12</text:p>
          </table:table-cell>
          <table:table-cell table:formula="of:=INDEX([.$A$1:.$L$2632];MATCH([.B368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Kings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NDEX([.$A$1:.$L$2632];MATCH([.A369];[.$K$1:.$K$30];0);12)" office:value-type="float" office:value="12" calcext:value-type="float">
            <text:p>12</text:p>
          </table:table-cell>
          <table:table-cell table:formula="of:=INDEX([.$A$1:.$L$2632];MATCH([.B369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Laker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NDEX([.$A$1:.$L$2632];MATCH([.A370];[.$K$1:.$K$30];0);12)" office:value-type="float" office:value="12" calcext:value-type="float">
            <text:p>12</text:p>
          </table:table-cell>
          <table:table-cell table:formula="of:=INDEX([.$A$1:.$L$2632];MATCH([.B370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Suns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371];[.$K$1:.$K$30];0);12)" office:value-type="float" office:value="12" calcext:value-type="float">
            <text:p>12</text:p>
          </table:table-cell>
          <table:table-cell table:formula="of:=INDEX([.$A$1:.$L$2632];MATCH([.B371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Warriors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office:value-type="float" office:value="-22" calcext:value-type="float">
            <text:p>-22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372];[.$K$1:.$K$30];0);12)" office:value-type="float" office:value="12" calcext:value-type="float">
            <text:p>12</text:p>
          </table:table-cell>
          <table:table-cell table:formula="of:=INDEX([.$A$1:.$L$2632];MATCH([.B37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Nuggets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373];[.$K$1:.$K$30];0);12)" office:value-type="float" office:value="12" calcext:value-type="float">
            <text:p>12</text:p>
          </table:table-cell>
          <table:table-cell table:formula="of:=INDEX([.$A$1:.$L$2632];MATCH([.B373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Pacers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74];[.$K$1:.$K$30];0);12)" office:value-type="float" office:value="12" calcext:value-type="float">
            <text:p>12</text:p>
          </table:table-cell>
          <table:table-cell table:formula="of:=INDEX([.$A$1:.$L$2632];MATCH([.B374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Magic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375];[.$K$1:.$K$30];0);12)" office:value-type="float" office:value="12" calcext:value-type="float">
            <text:p>12</text:p>
          </table:table-cell>
          <table:table-cell table:formula="of:=INDEX([.$A$1:.$L$2632];MATCH([.B375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nicks</text:p>
          </table:table-cell>
          <table:table-cell office:value-type="string" calcext:value-type="string">
            <text:p>Celtics</text:p>
          </table:table-cell>
          <table:table-cell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376];[.$K$1:.$K$30];0);12)" office:value-type="float" office:value="12" calcext:value-type="float">
            <text:p>12</text:p>
          </table:table-cell>
          <table:table-cell table:formula="of:=INDEX([.$A$1:.$L$2632];MATCH([.B376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INDEX([.$A$1:.$L$2632];MATCH([.A377];[.$K$1:.$K$30];0);12)" office:value-type="float" office:value="13" calcext:value-type="float">
            <text:p>13</text:p>
          </table:table-cell>
          <table:table-cell table:formula="of:=INDEX([.$A$1:.$L$2632];MATCH([.B37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378];[.$K$1:.$K$30];0);12)" office:value-type="float" office:value="13" calcext:value-type="float">
            <text:p>13</text:p>
          </table:table-cell>
          <table:table-cell table:formula="of:=INDEX([.$A$1:.$L$2632];MATCH([.B378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Thunder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379];[.$K$1:.$K$30];0);12)" office:value-type="float" office:value="13" calcext:value-type="float">
            <text:p>13</text:p>
          </table:table-cell>
          <table:table-cell table:formula="of:=INDEX([.$A$1:.$L$2632];MATCH([.B379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Pacers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380];[.$K$1:.$K$30];0);12)" office:value-type="float" office:value="13" calcext:value-type="float">
            <text:p>13</text:p>
          </table:table-cell>
          <table:table-cell table:formula="of:=INDEX([.$A$1:.$L$2632];MATCH([.B380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Hawks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81];[.$K$1:.$K$30];0);12)" office:value-type="float" office:value="13" calcext:value-type="float">
            <text:p>13</text:p>
          </table:table-cell>
          <table:table-cell table:formula="of:=INDEX([.$A$1:.$L$2632];MATCH([.B381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Warriors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382];[.$K$1:.$K$30];0);12)" office:value-type="float" office:value="13" calcext:value-type="float">
            <text:p>13</text:p>
          </table:table-cell>
          <table:table-cell table:formula="of:=INDEX([.$A$1:.$L$2632];MATCH([.B38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Suns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383];[.$K$1:.$K$30];0);12)" office:value-type="float" office:value="13" calcext:value-type="float">
            <text:p>13</text:p>
          </table:table-cell>
          <table:table-cell table:formula="of:=INDEX([.$A$1:.$L$2632];MATCH([.B383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Mavericks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384];[.$K$1:.$K$30];0);12)" office:value-type="float" office:value="13" calcext:value-type="float">
            <text:p>13</text:p>
          </table:table-cell>
          <table:table-cell table:formula="of:=INDEX([.$A$1:.$L$2632];MATCH([.B38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Kings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385];[.$K$1:.$K$30];0);12)" office:value-type="float" office:value="13" calcext:value-type="float">
            <text:p>13</text:p>
          </table:table-cell>
          <table:table-cell table:formula="of:=INDEX([.$A$1:.$L$2632];MATCH([.B385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Pelicans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386];[.$K$1:.$K$30];0);12)" office:value-type="float" office:value="13" calcext:value-type="float">
            <text:p>13</text:p>
          </table:table-cell>
          <table:table-cell table:formula="of:=INDEX([.$A$1:.$L$2632];MATCH([.B386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Timberwolves</text:p>
          </table:table-cell>
          <table:table-cell office:value-type="float" office:value="-9" calcext:value-type="float">
            <text:p>-9</text:p>
          </table:table-cell>
          <table:table-cell office:value-type="float" office:value="-23" calcext:value-type="float">
            <text:p>-23</text:p>
          </table:table-cell>
          <table:table-cell office:value-type="float" office:value="-15" calcext:value-type="float">
            <text:p>-15</text:p>
          </table:table-cell>
          <table:table-cell office:value-type="float" office:value="-26" calcext:value-type="float">
            <text:p>-26</text:p>
          </table:table-cell>
          <table:table-cell table:formula="of:=INDEX([.$A$1:.$L$2632];MATCH([.A387];[.$K$1:.$K$30];0);12)" office:value-type="float" office:value="13" calcext:value-type="float">
            <text:p>13</text:p>
          </table:table-cell>
          <table:table-cell table:formula="of:=INDEX([.$A$1:.$L$2632];MATCH([.B387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Nets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NDEX([.$A$1:.$L$2632];MATCH([.A388];[.$K$1:.$K$30];0);12)" office:value-type="float" office:value="13" calcext:value-type="float">
            <text:p>13</text:p>
          </table:table-cell>
          <table:table-cell table:formula="of:=INDEX([.$A$1:.$L$2632];MATCH([.B388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Spurs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389];[.$K$1:.$K$30];0);12)" office:value-type="float" office:value="13" calcext:value-type="float">
            <text:p>13</text:p>
          </table:table-cell>
          <table:table-cell table:formula="of:=INDEX([.$A$1:.$L$2632];MATCH([.B389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Bull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390];[.$K$1:.$K$30];0);12)" office:value-type="float" office:value="13" calcext:value-type="float">
            <text:p>13</text:p>
          </table:table-cell>
          <table:table-cell table:formula="of:=INDEX([.$A$1:.$L$2632];MATCH([.B390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Thunder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NDEX([.$A$1:.$L$2632];MATCH([.A391];[.$K$1:.$K$30];0);12)" office:value-type="float" office:value="13" calcext:value-type="float">
            <text:p>13</text:p>
          </table:table-cell>
          <table:table-cell table:formula="of:=INDEX([.$A$1:.$L$2632];MATCH([.B39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Warriors</text:p>
          </table:table-cell>
          <table:table-cell office:value-type="float" office:value="-15" calcext:value-type="float">
            <text:p>-15</text:p>
          </table:table-cell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-43" calcext:value-type="float">
            <text:p>-43</text:p>
          </table:table-cell>
          <table:table-cell table:formula="of:=INDEX([.$A$1:.$L$2632];MATCH([.A392];[.$K$1:.$K$30];0);12)" office:value-type="float" office:value="13" calcext:value-type="float">
            <text:p>13</text:p>
          </table:table-cell>
          <table:table-cell table:formula="of:=INDEX([.$A$1:.$L$2632];MATCH([.B39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Warriors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office:value-type="float" office:value="-24" calcext:value-type="float">
            <text:p>-24</text:p>
          </table:table-cell>
          <table:table-cell table:formula="of:=INDEX([.$A$1:.$L$2632];MATCH([.A393];[.$K$1:.$K$30];0);12)" office:value-type="float" office:value="13" calcext:value-type="float">
            <text:p>13</text:p>
          </table:table-cell>
          <table:table-cell table:formula="of:=INDEX([.$A$1:.$L$2632];MATCH([.B393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Hawks</text:p>
          </table:table-cell>
          <table:table-cell office:value-type="float" office:value="-11" calcext:value-type="float">
            <text:p>-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394];[.$K$1:.$K$30];0);12)" office:value-type="float" office:value="13" calcext:value-type="float">
            <text:p>13</text:p>
          </table:table-cell>
          <table:table-cell table:formula="of:=INDEX([.$A$1:.$L$2632];MATCH([.B394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Pelicans</text:p>
          </table:table-cell>
          <table:table-cell office:value-type="float" office:value="-11" calcext:value-type="float">
            <text:p>-11</text:p>
          </table:table-cell>
          <table:table-cell office:value-type="float" office:value="-24" calcext:value-type="float">
            <text:p>-24</text:p>
          </table:table-cell>
          <table:table-cell office:value-type="float" office:value="-26" calcext:value-type="float">
            <text:p>-26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395];[.$K$1:.$K$30];0);12)" office:value-type="float" office:value="13" calcext:value-type="float">
            <text:p>13</text:p>
          </table:table-cell>
          <table:table-cell table:formula="of:=INDEX([.$A$1:.$L$2632];MATCH([.B395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Bulls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table:formula="of:=INDEX([.$A$1:.$L$2632];MATCH([.A396];[.$K$1:.$K$30];0);12)" office:value-type="float" office:value="13" calcext:value-type="float">
            <text:p>13</text:p>
          </table:table-cell>
          <table:table-cell table:formula="of:=INDEX([.$A$1:.$L$2632];MATCH([.B396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Raptors</text:p>
          </table:table-cell>
          <table:table-cell office:value-type="float" office:value="-6" calcext:value-type="float">
            <text:p>-6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office:value-type="float" office:value="-33" calcext:value-type="float">
            <text:p>-33</text:p>
          </table:table-cell>
          <table:table-cell table:formula="of:=INDEX([.$A$1:.$L$2632];MATCH([.A397];[.$K$1:.$K$30];0);12)" office:value-type="float" office:value="13" calcext:value-type="float">
            <text:p>13</text:p>
          </table:table-cell>
          <table:table-cell table:formula="of:=INDEX([.$A$1:.$L$2632];MATCH([.B397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Grizzlie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398];[.$K$1:.$K$30];0);12)" office:value-type="float" office:value="13" calcext:value-type="float">
            <text:p>13</text:p>
          </table:table-cell>
          <table:table-cell table:formula="of:=INDEX([.$A$1:.$L$2632];MATCH([.B398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399];[.$K$1:.$K$30];0);12)" office:value-type="float" office:value="13" calcext:value-type="float">
            <text:p>13</text:p>
          </table:table-cell>
          <table:table-cell table:formula="of:=INDEX([.$A$1:.$L$2632];MATCH([.B39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Rockets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office:value-type="float" office:value="-29" calcext:value-type="float">
            <text:p>-29</text:p>
          </table:table-cell>
          <table:table-cell office:value-type="float" office:value="-39" calcext:value-type="float">
            <text:p>-39</text:p>
          </table:table-cell>
          <table:table-cell table:formula="of:=INDEX([.$A$1:.$L$2632];MATCH([.A400];[.$K$1:.$K$30];0);12)" office:value-type="float" office:value="13" calcext:value-type="float">
            <text:p>13</text:p>
          </table:table-cell>
          <table:table-cell table:formula="of:=INDEX([.$A$1:.$L$2632];MATCH([.B400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Suns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401];[.$K$1:.$K$30];0);12)" office:value-type="float" office:value="13" calcext:value-type="float">
            <text:p>13</text:p>
          </table:table-cell>
          <table:table-cell table:formula="of:=INDEX([.$A$1:.$L$2632];MATCH([.B401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Knicks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402];[.$K$1:.$K$30];0);12)" office:value-type="float" office:value="13" calcext:value-type="float">
            <text:p>13</text:p>
          </table:table-cell>
          <table:table-cell table:formula="of:=INDEX([.$A$1:.$L$2632];MATCH([.B402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Kings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-17" calcext:value-type="float">
            <text:p>-17</text:p>
          </table:table-cell>
          <table:table-cell office:value-type="float" office:value="-24" calcext:value-type="float">
            <text:p>-24</text:p>
          </table:table-cell>
          <table:table-cell table:formula="of:=INDEX([.$A$1:.$L$2632];MATCH([.A403];[.$K$1:.$K$30];0);12)" office:value-type="float" office:value="13" calcext:value-type="float">
            <text:p>13</text:p>
          </table:table-cell>
          <table:table-cell table:formula="of:=INDEX([.$A$1:.$L$2632];MATCH([.B403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Nets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404];[.$K$1:.$K$30];0);12)" office:value-type="float" office:value="13" calcext:value-type="float">
            <text:p>13</text:p>
          </table:table-cell>
          <table:table-cell table:formula="of:=INDEX([.$A$1:.$L$2632];MATCH([.B404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Seventysixer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405];[.$K$1:.$K$30];0);12)" office:value-type="float" office:value="13" calcext:value-type="float">
            <text:p>13</text:p>
          </table:table-cell>
          <table:table-cell table:formula="of:=INDEX([.$A$1:.$L$2632];MATCH([.B40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Cavaliers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406];[.$K$1:.$K$30];0);12)" office:value-type="float" office:value="13" calcext:value-type="float">
            <text:p>13</text:p>
          </table:table-cell>
          <table:table-cell table:formula="of:=INDEX([.$A$1:.$L$2632];MATCH([.B406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Hornet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407];[.$K$1:.$K$30];0);12)" office:value-type="float" office:value="13" calcext:value-type="float">
            <text:p>13</text:p>
          </table:table-cell>
          <table:table-cell table:formula="of:=INDEX([.$A$1:.$L$2632];MATCH([.B407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Heat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08];[.$K$1:.$K$30];0);12)" office:value-type="float" office:value="13" calcext:value-type="float">
            <text:p>13</text:p>
          </table:table-cell>
          <table:table-cell table:formula="of:=INDEX([.$A$1:.$L$2632];MATCH([.B408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Magic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409];[.$K$1:.$K$30];0);12)" office:value-type="float" office:value="13" calcext:value-type="float">
            <text:p>13</text:p>
          </table:table-cell>
          <table:table-cell table:formula="of:=INDEX([.$A$1:.$L$2632];MATCH([.B409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Clippers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NDEX([.$A$1:.$L$2632];MATCH([.A410];[.$K$1:.$K$30];0);12)" office:value-type="float" office:value="13" calcext:value-type="float">
            <text:p>13</text:p>
          </table:table-cell>
          <table:table-cell table:formula="of:=INDEX([.$A$1:.$L$2632];MATCH([.B410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kers</text:p>
          </table:table-cell>
          <table:table-cell office:value-type="string" calcext:value-type="string">
            <text:p>Jazz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411];[.$K$1:.$K$30];0);12)" office:value-type="float" office:value="13" calcext:value-type="float">
            <text:p>13</text:p>
          </table:table-cell>
          <table:table-cell table:formula="of:=INDEX([.$A$1:.$L$2632];MATCH([.B411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Heat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412];[.$K$1:.$K$30];0);12)" office:value-type="float" office:value="14" calcext:value-type="float">
            <text:p>14</text:p>
          </table:table-cell>
          <table:table-cell table:formula="of:=INDEX([.$A$1:.$L$2632];MATCH([.B41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Pistons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-35" calcext:value-type="float">
            <text:p>-35</text:p>
          </table:table-cell>
          <table:table-cell office:value-type="float" office:value="-26" calcext:value-type="float">
            <text:p>-26</text:p>
          </table:table-cell>
          <table:table-cell table:formula="of:=INDEX([.$A$1:.$L$2632];MATCH([.A413];[.$K$1:.$K$30];0);12)" office:value-type="float" office:value="14" calcext:value-type="float">
            <text:p>14</text:p>
          </table:table-cell>
          <table:table-cell table:formula="of:=INDEX([.$A$1:.$L$2632];MATCH([.B413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Cavaliers</text:p>
          </table:table-cell>
          <table:table-cell office:value-type="float" office:value="-13" calcext:value-type="float">
            <text:p>-13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414];[.$K$1:.$K$30];0);12)" office:value-type="float" office:value="14" calcext:value-type="float">
            <text:p>14</text:p>
          </table:table-cell>
          <table:table-cell table:formula="of:=INDEX([.$A$1:.$L$2632];MATCH([.B414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ventysixers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INDEX([.$A$1:.$L$2632];MATCH([.A415];[.$K$1:.$K$30];0);12)" office:value-type="float" office:value="14" calcext:value-type="float">
            <text:p>14</text:p>
          </table:table-cell>
          <table:table-cell table:formula="of:=INDEX([.$A$1:.$L$2632];MATCH([.B41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Kings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INDEX([.$A$1:.$L$2632];MATCH([.A416];[.$K$1:.$K$30];0);12)" office:value-type="float" office:value="14" calcext:value-type="float">
            <text:p>14</text:p>
          </table:table-cell>
          <table:table-cell table:formula="of:=INDEX([.$A$1:.$L$2632];MATCH([.B416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Wizards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formula="of:=INDEX([.$A$1:.$L$2632];MATCH([.A417];[.$K$1:.$K$30];0);12)" office:value-type="float" office:value="14" calcext:value-type="float">
            <text:p>14</text:p>
          </table:table-cell>
          <table:table-cell table:formula="of:=INDEX([.$A$1:.$L$2632];MATCH([.B417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Bulls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table:formula="of:=INDEX([.$A$1:.$L$2632];MATCH([.A418];[.$K$1:.$K$30];0);12)" office:value-type="float" office:value="14" calcext:value-type="float">
            <text:p>14</text:p>
          </table:table-cell>
          <table:table-cell table:formula="of:=INDEX([.$A$1:.$L$2632];MATCH([.B418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Timberwolves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office:value-type="float" office:value="-20" calcext:value-type="float">
            <text:p>-20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419];[.$K$1:.$K$30];0);12)" office:value-type="float" office:value="14" calcext:value-type="float">
            <text:p>14</text:p>
          </table:table-cell>
          <table:table-cell table:formula="of:=INDEX([.$A$1:.$L$2632];MATCH([.B419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Jazz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420];[.$K$1:.$K$30];0);12)" office:value-type="float" office:value="14" calcext:value-type="float">
            <text:p>14</text:p>
          </table:table-cell>
          <table:table-cell table:formula="of:=INDEX([.$A$1:.$L$2632];MATCH([.B420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Thunder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formula="of:=INDEX([.$A$1:.$L$2632];MATCH([.A421];[.$K$1:.$K$30];0);12)" office:value-type="float" office:value="14" calcext:value-type="float">
            <text:p>14</text:p>
          </table:table-cell>
          <table:table-cell table:formula="of:=INDEX([.$A$1:.$L$2632];MATCH([.B42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Pacers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422];[.$K$1:.$K$30];0);12)" office:value-type="float" office:value="14" calcext:value-type="float">
            <text:p>14</text:p>
          </table:table-cell>
          <table:table-cell table:formula="of:=INDEX([.$A$1:.$L$2632];MATCH([.B422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Pelicans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423];[.$K$1:.$K$30];0);12)" office:value-type="float" office:value="14" calcext:value-type="float">
            <text:p>14</text:p>
          </table:table-cell>
          <table:table-cell table:formula="of:=INDEX([.$A$1:.$L$2632];MATCH([.B423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Mavericks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INDEX([.$A$1:.$L$2632];MATCH([.A424];[.$K$1:.$K$30];0);12)" office:value-type="float" office:value="14" calcext:value-type="float">
            <text:p>14</text:p>
          </table:table-cell>
          <table:table-cell table:formula="of:=INDEX([.$A$1:.$L$2632];MATCH([.B42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Bucks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425];[.$K$1:.$K$30];0);12)" office:value-type="float" office:value="14" calcext:value-type="float">
            <text:p>14</text:p>
          </table:table-cell>
          <table:table-cell table:formula="of:=INDEX([.$A$1:.$L$2632];MATCH([.B425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uns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426];[.$K$1:.$K$30];0);12)" office:value-type="float" office:value="14" calcext:value-type="float">
            <text:p>14</text:p>
          </table:table-cell>
          <table:table-cell table:formula="of:=INDEX([.$A$1:.$L$2632];MATCH([.B426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Wizards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427];[.$K$1:.$K$30];0);12)" office:value-type="float" office:value="14" calcext:value-type="float">
            <text:p>14</text:p>
          </table:table-cell>
          <table:table-cell table:formula="of:=INDEX([.$A$1:.$L$2632];MATCH([.B427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Bucks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28];[.$K$1:.$K$30];0);12)" office:value-type="float" office:value="14" calcext:value-type="float">
            <text:p>14</text:p>
          </table:table-cell>
          <table:table-cell table:formula="of:=INDEX([.$A$1:.$L$2632];MATCH([.B428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purs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429];[.$K$1:.$K$30];0);12)" office:value-type="float" office:value="14" calcext:value-type="float">
            <text:p>14</text:p>
          </table:table-cell>
          <table:table-cell table:formula="of:=INDEX([.$A$1:.$L$2632];MATCH([.B429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Grizzlies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430];[.$K$1:.$K$30];0);12)" office:value-type="float" office:value="14" calcext:value-type="float">
            <text:p>14</text:p>
          </table:table-cell>
          <table:table-cell table:formula="of:=INDEX([.$A$1:.$L$2632];MATCH([.B430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Seventysixers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431];[.$K$1:.$K$30];0);12)" office:value-type="float" office:value="14" calcext:value-type="float">
            <text:p>14</text:p>
          </table:table-cell>
          <table:table-cell table:formula="of:=INDEX([.$A$1:.$L$2632];MATCH([.B431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Pistons</text:p>
          </table:table-cell>
          <table:table-cell office:value-type="float" office:value="-4" calcext:value-type="float">
            <text:p>-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INDEX([.$A$1:.$L$2632];MATCH([.A432];[.$K$1:.$K$30];0);12)" office:value-type="float" office:value="14" calcext:value-type="float">
            <text:p>14</text:p>
          </table:table-cell>
          <table:table-cell table:formula="of:=INDEX([.$A$1:.$L$2632];MATCH([.B432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Wizards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NDEX([.$A$1:.$L$2632];MATCH([.A433];[.$K$1:.$K$30];0);12)" office:value-type="float" office:value="14" calcext:value-type="float">
            <text:p>14</text:p>
          </table:table-cell>
          <table:table-cell table:formula="of:=INDEX([.$A$1:.$L$2632];MATCH([.B433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Celtic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office:value-type="float" office:value="-30" calcext:value-type="float">
            <text:p>-30</text:p>
          </table:table-cell>
          <table:table-cell table:formula="of:=INDEX([.$A$1:.$L$2632];MATCH([.A434];[.$K$1:.$K$30];0);12)" office:value-type="float" office:value="14" calcext:value-type="float">
            <text:p>14</text:p>
          </table:table-cell>
          <table:table-cell table:formula="of:=INDEX([.$A$1:.$L$2632];MATCH([.B43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Hornets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21" calcext:value-type="float">
            <text:p>-21</text:p>
          </table:table-cell>
          <table:table-cell table:formula="of:=INDEX([.$A$1:.$L$2632];MATCH([.A435];[.$K$1:.$K$30];0);12)" office:value-type="float" office:value="14" calcext:value-type="float">
            <text:p>14</text:p>
          </table:table-cell>
          <table:table-cell table:formula="of:=INDEX([.$A$1:.$L$2632];MATCH([.B435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uggets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36];[.$K$1:.$K$30];0);12)" office:value-type="float" office:value="14" calcext:value-type="float">
            <text:p>14</text:p>
          </table:table-cell>
          <table:table-cell table:formula="of:=INDEX([.$A$1:.$L$2632];MATCH([.B436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Haw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437];[.$K$1:.$K$30];0);12)" office:value-type="float" office:value="14" calcext:value-type="float">
            <text:p>14</text:p>
          </table:table-cell>
          <table:table-cell table:formula="of:=INDEX([.$A$1:.$L$2632];MATCH([.B437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Clippers</text:p>
          </table:table-cell>
          <table:table-cell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438];[.$K$1:.$K$30];0);12)" office:value-type="float" office:value="14" calcext:value-type="float">
            <text:p>14</text:p>
          </table:table-cell>
          <table:table-cell table:formula="of:=INDEX([.$A$1:.$L$2632];MATCH([.B438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Nets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INDEX([.$A$1:.$L$2632];MATCH([.A439];[.$K$1:.$K$30];0);12)" office:value-type="float" office:value="14" calcext:value-type="float">
            <text:p>14</text:p>
          </table:table-cell>
          <table:table-cell table:formula="of:=INDEX([.$A$1:.$L$2632];MATCH([.B439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Raptors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-20" calcext:value-type="float">
            <text:p>-20</text:p>
          </table:table-cell>
          <table:table-cell office:value-type="float" office:value="-30" calcext:value-type="float">
            <text:p>-30</text:p>
          </table:table-cell>
          <table:table-cell table:formula="of:=INDEX([.$A$1:.$L$2632];MATCH([.A440];[.$K$1:.$K$30];0);12)" office:value-type="float" office:value="14" calcext:value-type="float">
            <text:p>14</text:p>
          </table:table-cell>
          <table:table-cell table:formula="of:=INDEX([.$A$1:.$L$2632];MATCH([.B440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Heat</text:p>
          </table:table-cell>
          <table:table-cell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table:formula="of:=INDEX([.$A$1:.$L$2632];MATCH([.A441];[.$K$1:.$K$30];0);12)" office:value-type="float" office:value="14" calcext:value-type="float">
            <text:p>14</text:p>
          </table:table-cell>
          <table:table-cell table:formula="of:=INDEX([.$A$1:.$L$2632];MATCH([.B441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Knicks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442];[.$K$1:.$K$30];0);12)" office:value-type="float" office:value="14" calcext:value-type="float">
            <text:p>14</text:p>
          </table:table-cell>
          <table:table-cell table:formula="of:=INDEX([.$A$1:.$L$2632];MATCH([.B442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Lakers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443];[.$K$1:.$K$30];0);12)" office:value-type="float" office:value="14" calcext:value-type="float">
            <text:p>14</text:p>
          </table:table-cell>
          <table:table-cell table:formula="of:=INDEX([.$A$1:.$L$2632];MATCH([.B443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gic</text:p>
          </table:table-cell>
          <table:table-cell office:value-type="string" calcext:value-type="string">
            <text:p>Grizzlies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444];[.$K$1:.$K$30];0);12)" office:value-type="float" office:value="14" calcext:value-type="float">
            <text:p>14</text:p>
          </table:table-cell>
          <table:table-cell table:formula="of:=INDEX([.$A$1:.$L$2632];MATCH([.B444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Pacers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table:number-columns-repeated="2" office:value-type="float" office:value="-9" calcext:value-type="float">
            <text:p>-9</text:p>
          </table:table-cell>
          <table:table-cell table:formula="of:=INDEX([.$A$1:.$L$2632];MATCH([.A445];[.$K$1:.$K$30];0);12)" office:value-type="float" office:value="15" calcext:value-type="float">
            <text:p>15</text:p>
          </table:table-cell>
          <table:table-cell table:formula="of:=INDEX([.$A$1:.$L$2632];MATCH([.B445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10" calcext:value-type="float">
            <text:p>-10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46];[.$K$1:.$K$30];0);12)" office:value-type="float" office:value="15" calcext:value-type="float">
            <text:p>15</text:p>
          </table:table-cell>
          <table:table-cell table:formula="of:=INDEX([.$A$1:.$L$2632];MATCH([.B446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Rockets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447];[.$K$1:.$K$30];0);12)" office:value-type="float" office:value="15" calcext:value-type="float">
            <text:p>15</text:p>
          </table:table-cell>
          <table:table-cell table:formula="of:=INDEX([.$A$1:.$L$2632];MATCH([.B44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448];[.$K$1:.$K$30];0);12)" office:value-type="float" office:value="15" calcext:value-type="float">
            <text:p>15</text:p>
          </table:table-cell>
          <table:table-cell table:formula="of:=INDEX([.$A$1:.$L$2632];MATCH([.B448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449];[.$K$1:.$K$30];0);12)" office:value-type="float" office:value="15" calcext:value-type="float">
            <text:p>15</text:p>
          </table:table-cell>
          <table:table-cell table:formula="of:=INDEX([.$A$1:.$L$2632];MATCH([.B449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Bucks</text:p>
          </table:table-cell>
          <table:table-cell office:value-type="float" office:value="-8" calcext:value-type="float">
            <text:p>-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450];[.$K$1:.$K$30];0);12)" office:value-type="float" office:value="15" calcext:value-type="float">
            <text:p>15</text:p>
          </table:table-cell>
          <table:table-cell table:formula="of:=INDEX([.$A$1:.$L$2632];MATCH([.B450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Lakers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451];[.$K$1:.$K$30];0);12)" office:value-type="float" office:value="15" calcext:value-type="float">
            <text:p>15</text:p>
          </table:table-cell>
          <table:table-cell table:formula="of:=INDEX([.$A$1:.$L$2632];MATCH([.B45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Warriors</text:p>
          </table:table-cell>
          <table:table-cell office:value-type="float" office:value="-19" calcext:value-type="float">
            <text:p>-19</text:p>
          </table:table-cell>
          <table:table-cell office:value-type="float" office:value="-31" calcext:value-type="float">
            <text:p>-31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table:formula="of:=INDEX([.$A$1:.$L$2632];MATCH([.A452];[.$K$1:.$K$30];0);12)" office:value-type="float" office:value="15" calcext:value-type="float">
            <text:p>15</text:p>
          </table:table-cell>
          <table:table-cell table:formula="of:=INDEX([.$A$1:.$L$2632];MATCH([.B45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Knick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6" calcext:value-type="float">
            <text:p>-16</text:p>
          </table:table-cell>
          <table:table-cell table:formula="of:=INDEX([.$A$1:.$L$2632];MATCH([.A453];[.$K$1:.$K$30];0);12)" office:value-type="float" office:value="15" calcext:value-type="float">
            <text:p>15</text:p>
          </table:table-cell>
          <table:table-cell table:formula="of:=INDEX([.$A$1:.$L$2632];MATCH([.B453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Celtics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454];[.$K$1:.$K$30];0);12)" office:value-type="float" office:value="15" calcext:value-type="float">
            <text:p>15</text:p>
          </table:table-cell>
          <table:table-cell table:formula="of:=INDEX([.$A$1:.$L$2632];MATCH([.B45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Grizzlies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455];[.$K$1:.$K$30];0);12)" office:value-type="float" office:value="15" calcext:value-type="float">
            <text:p>15</text:p>
          </table:table-cell>
          <table:table-cell table:formula="of:=INDEX([.$A$1:.$L$2632];MATCH([.B455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Magic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56];[.$K$1:.$K$30];0);12)" office:value-type="float" office:value="15" calcext:value-type="float">
            <text:p>15</text:p>
          </table:table-cell>
          <table:table-cell table:formula="of:=INDEX([.$A$1:.$L$2632];MATCH([.B456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Spur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457];[.$K$1:.$K$30];0);12)" office:value-type="float" office:value="15" calcext:value-type="float">
            <text:p>15</text:p>
          </table:table-cell>
          <table:table-cell table:formula="of:=INDEX([.$A$1:.$L$2632];MATCH([.B457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Clippers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458];[.$K$1:.$K$30];0);12)" office:value-type="float" office:value="15" calcext:value-type="float">
            <text:p>15</text:p>
          </table:table-cell>
          <table:table-cell table:formula="of:=INDEX([.$A$1:.$L$2632];MATCH([.B458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Cavaliers</text:p>
          </table:table-cell>
          <table:table-cell office:value-type="float" office:value="-20" calcext:value-type="float">
            <text:p>-20</text:p>
          </table:table-cell>
          <table:table-cell office:value-type="float" office:value="-34" calcext:value-type="float">
            <text:p>-34</text:p>
          </table:table-cell>
          <table:table-cell office:value-type="float" office:value="-41" calcext:value-type="float">
            <text:p>-41</text:p>
          </table:table-cell>
          <table:table-cell office:value-type="float" office:value="-38" calcext:value-type="float">
            <text:p>-38</text:p>
          </table:table-cell>
          <table:table-cell table:formula="of:=INDEX([.$A$1:.$L$2632];MATCH([.A459];[.$K$1:.$K$30];0);12)" office:value-type="float" office:value="15" calcext:value-type="float">
            <text:p>15</text:p>
          </table:table-cell>
          <table:table-cell table:formula="of:=INDEX([.$A$1:.$L$2632];MATCH([.B459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Pelican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460];[.$K$1:.$K$30];0);12)" office:value-type="float" office:value="15" calcext:value-type="float">
            <text:p>15</text:p>
          </table:table-cell>
          <table:table-cell table:formula="of:=INDEX([.$A$1:.$L$2632];MATCH([.B460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Spurs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461];[.$K$1:.$K$30];0);12)" office:value-type="float" office:value="15" calcext:value-type="float">
            <text:p>15</text:p>
          </table:table-cell>
          <table:table-cell table:formula="of:=INDEX([.$A$1:.$L$2632];MATCH([.B461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Hornets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462];[.$K$1:.$K$30];0);12)" office:value-type="float" office:value="15" calcext:value-type="float">
            <text:p>15</text:p>
          </table:table-cell>
          <table:table-cell table:formula="of:=INDEX([.$A$1:.$L$2632];MATCH([.B46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Bulls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INDEX([.$A$1:.$L$2632];MATCH([.A463];[.$K$1:.$K$30];0);12)" office:value-type="float" office:value="15" calcext:value-type="float">
            <text:p>15</text:p>
          </table:table-cell>
          <table:table-cell table:formula="of:=INDEX([.$A$1:.$L$2632];MATCH([.B463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Hornet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464];[.$K$1:.$K$30];0);12)" office:value-type="float" office:value="15" calcext:value-type="float">
            <text:p>15</text:p>
          </table:table-cell>
          <table:table-cell table:formula="of:=INDEX([.$A$1:.$L$2632];MATCH([.B464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Kings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31" calcext:value-type="float">
            <text:p>-31</text:p>
          </table:table-cell>
          <table:table-cell table:formula="of:=INDEX([.$A$1:.$L$2632];MATCH([.A465];[.$K$1:.$K$30];0);12)" office:value-type="float" office:value="15" calcext:value-type="float">
            <text:p>15</text:p>
          </table:table-cell>
          <table:table-cell table:formula="of:=INDEX([.$A$1:.$L$2632];MATCH([.B465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Pacers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INDEX([.$A$1:.$L$2632];MATCH([.A466];[.$K$1:.$K$30];0);12)" office:value-type="float" office:value="15" calcext:value-type="float">
            <text:p>15</text:p>
          </table:table-cell>
          <table:table-cell table:formula="of:=INDEX([.$A$1:.$L$2632];MATCH([.B466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Rockets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467];[.$K$1:.$K$30];0);12)" office:value-type="float" office:value="15" calcext:value-type="float">
            <text:p>15</text:p>
          </table:table-cell>
          <table:table-cell table:formula="of:=INDEX([.$A$1:.$L$2632];MATCH([.B46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Nuggets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468];[.$K$1:.$K$30];0);12)" office:value-type="float" office:value="15" calcext:value-type="float">
            <text:p>15</text:p>
          </table:table-cell>
          <table:table-cell table:formula="of:=INDEX([.$A$1:.$L$2632];MATCH([.B468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Piston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469];[.$K$1:.$K$30];0);12)" office:value-type="float" office:value="15" calcext:value-type="float">
            <text:p>15</text:p>
          </table:table-cell>
          <table:table-cell table:formula="of:=INDEX([.$A$1:.$L$2632];MATCH([.B46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Jazz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470];[.$K$1:.$K$30];0);12)" office:value-type="float" office:value="15" calcext:value-type="float">
            <text:p>15</text:p>
          </table:table-cell>
          <table:table-cell table:formula="of:=INDEX([.$A$1:.$L$2632];MATCH([.B470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King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471];[.$K$1:.$K$30];0);12)" office:value-type="float" office:value="15" calcext:value-type="float">
            <text:p>15</text:p>
          </table:table-cell>
          <table:table-cell table:formula="of:=INDEX([.$A$1:.$L$2632];MATCH([.B471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Nuggets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472];[.$K$1:.$K$30];0);12)" office:value-type="float" office:value="15" calcext:value-type="float">
            <text:p>15</text:p>
          </table:table-cell>
          <table:table-cell table:formula="of:=INDEX([.$A$1:.$L$2632];MATCH([.B472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Trailblazers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NDEX([.$A$1:.$L$2632];MATCH([.A473];[.$K$1:.$K$30];0);12)" office:value-type="float" office:value="15" calcext:value-type="float">
            <text:p>15</text:p>
          </table:table-cell>
          <table:table-cell table:formula="of:=INDEX([.$A$1:.$L$2632];MATCH([.B473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Clippers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table:formula="of:=INDEX([.$A$1:.$L$2632];MATCH([.A474];[.$K$1:.$K$30];0);12)" office:value-type="float" office:value="15" calcext:value-type="float">
            <text:p>15</text:p>
          </table:table-cell>
          <table:table-cell table:formula="of:=INDEX([.$A$1:.$L$2632];MATCH([.B474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Pelicans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475];[.$K$1:.$K$30];0);12)" office:value-type="float" office:value="15" calcext:value-type="float">
            <text:p>15</text:p>
          </table:table-cell>
          <table:table-cell table:formula="of:=INDEX([.$A$1:.$L$2632];MATCH([.B475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vericks</text:p>
          </table:table-cell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476];[.$K$1:.$K$30];0);12)" office:value-type="float" office:value="15" calcext:value-type="float">
            <text:p>15</text:p>
          </table:table-cell>
          <table:table-cell table:formula="of:=INDEX([.$A$1:.$L$2632];MATCH([.B476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Celtics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16" calcext:value-type="float">
            <text:p>-16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477];[.$K$1:.$K$30];0);12)" office:value-type="float" office:value="16" calcext:value-type="float">
            <text:p>16</text:p>
          </table:table-cell>
          <table:table-cell table:formula="of:=INDEX([.$A$1:.$L$2632];MATCH([.B477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Pacers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table:formula="of:=INDEX([.$A$1:.$L$2632];MATCH([.A478];[.$K$1:.$K$30];0);12)" office:value-type="float" office:value="16" calcext:value-type="float">
            <text:p>16</text:p>
          </table:table-cell>
          <table:table-cell table:formula="of:=INDEX([.$A$1:.$L$2632];MATCH([.B478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479];[.$K$1:.$K$30];0);12)" office:value-type="float" office:value="16" calcext:value-type="float">
            <text:p>16</text:p>
          </table:table-cell>
          <table:table-cell table:formula="of:=INDEX([.$A$1:.$L$2632];MATCH([.B479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Bulls</text:p>
          </table:table-cell>
          <table:table-cell office:value-type="float" office:value="-18" calcext:value-type="float">
            <text:p>-18</text:p>
          </table:table-cell>
          <table:table-cell office:value-type="float" office:value="-21" calcext:value-type="float">
            <text:p>-21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table:formula="of:=INDEX([.$A$1:.$L$2632];MATCH([.A480];[.$K$1:.$K$30];0);12)" office:value-type="float" office:value="16" calcext:value-type="float">
            <text:p>16</text:p>
          </table:table-cell>
          <table:table-cell table:formula="of:=INDEX([.$A$1:.$L$2632];MATCH([.B480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Pistons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NDEX([.$A$1:.$L$2632];MATCH([.A481];[.$K$1:.$K$30];0);12)" office:value-type="float" office:value="16" calcext:value-type="float">
            <text:p>16</text:p>
          </table:table-cell>
          <table:table-cell table:formula="of:=INDEX([.$A$1:.$L$2632];MATCH([.B481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Horne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482];[.$K$1:.$K$30];0);12)" office:value-type="float" office:value="16" calcext:value-type="float">
            <text:p>16</text:p>
          </table:table-cell>
          <table:table-cell table:formula="of:=INDEX([.$A$1:.$L$2632];MATCH([.B48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Timberwolve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INDEX([.$A$1:.$L$2632];MATCH([.A483];[.$K$1:.$K$30];0);12)" office:value-type="float" office:value="16" calcext:value-type="float">
            <text:p>16</text:p>
          </table:table-cell>
          <table:table-cell table:formula="of:=INDEX([.$A$1:.$L$2632];MATCH([.B483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Knicks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484];[.$K$1:.$K$30];0);12)" office:value-type="float" office:value="16" calcext:value-type="float">
            <text:p>16</text:p>
          </table:table-cell>
          <table:table-cell table:formula="of:=INDEX([.$A$1:.$L$2632];MATCH([.B484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Su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485];[.$K$1:.$K$30];0);12)" office:value-type="float" office:value="16" calcext:value-type="float">
            <text:p>16</text:p>
          </table:table-cell>
          <table:table-cell table:formula="of:=INDEX([.$A$1:.$L$2632];MATCH([.B485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Clippers</text:p>
          </table:table-cell>
          <table:table-cell office:value-type="float" office:value="-25" calcext:value-type="float">
            <text:p>-25</text:p>
          </table:table-cell>
          <table:table-cell office:value-type="float" office:value="-24" calcext:value-type="float">
            <text:p>-24</text:p>
          </table:table-cell>
          <table:table-cell office:value-type="float" office:value="-34" calcext:value-type="float">
            <text:p>-34</text:p>
          </table:table-cell>
          <table:table-cell office:value-type="float" office:value="-32" calcext:value-type="float">
            <text:p>-32</text:p>
          </table:table-cell>
          <table:table-cell table:formula="of:=INDEX([.$A$1:.$L$2632];MATCH([.A486];[.$K$1:.$K$30];0);12)" office:value-type="float" office:value="16" calcext:value-type="float">
            <text:p>16</text:p>
          </table:table-cell>
          <table:table-cell table:formula="of:=INDEX([.$A$1:.$L$2632];MATCH([.B486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Lakers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487];[.$K$1:.$K$30];0);12)" office:value-type="float" office:value="16" calcext:value-type="float">
            <text:p>16</text:p>
          </table:table-cell>
          <table:table-cell table:formula="of:=INDEX([.$A$1:.$L$2632];MATCH([.B487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Thunder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488];[.$K$1:.$K$30];0);12)" office:value-type="float" office:value="16" calcext:value-type="float">
            <text:p>16</text:p>
          </table:table-cell>
          <table:table-cell table:formula="of:=INDEX([.$A$1:.$L$2632];MATCH([.B488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Trailblazers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489];[.$K$1:.$K$30];0);12)" office:value-type="float" office:value="16" calcext:value-type="float">
            <text:p>16</text:p>
          </table:table-cell>
          <table:table-cell table:formula="of:=INDEX([.$A$1:.$L$2632];MATCH([.B489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Celtics</text:p>
          </table:table-cell>
          <table:table-cell office:value-type="float" office:value="-14" calcext:value-type="float">
            <text:p>-14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490];[.$K$1:.$K$30];0);12)" office:value-type="float" office:value="16" calcext:value-type="float">
            <text:p>16</text:p>
          </table:table-cell>
          <table:table-cell table:formula="of:=INDEX([.$A$1:.$L$2632];MATCH([.B490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Pacers</text:p>
          </table:table-cell>
          <table:table-cell office:value-type="float" office:value="-5" calcext:value-type="float">
            <text:p>-5</text:p>
          </table:table-cell>
          <table:table-cell office:value-type="float" office:value="-15" calcext:value-type="float">
            <text:p>-15</text:p>
          </table:table-cell>
          <table:table-cell office:value-type="float" office:value="-27" calcext:value-type="float">
            <text:p>-27</text:p>
          </table:table-cell>
          <table:table-cell office:value-type="float" office:value="-21" calcext:value-type="float">
            <text:p>-21</text:p>
          </table:table-cell>
          <table:table-cell table:formula="of:=INDEX([.$A$1:.$L$2632];MATCH([.A491];[.$K$1:.$K$30];0);12)" office:value-type="float" office:value="16" calcext:value-type="float">
            <text:p>16</text:p>
          </table:table-cell>
          <table:table-cell table:formula="of:=INDEX([.$A$1:.$L$2632];MATCH([.B491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492];[.$K$1:.$K$30];0);12)" office:value-type="float" office:value="16" calcext:value-type="float">
            <text:p>16</text:p>
          </table:table-cell>
          <table:table-cell table:formula="of:=INDEX([.$A$1:.$L$2632];MATCH([.B492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Clippers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5" calcext:value-type="float">
            <text:p>5</text:p>
          </table:table-cell>
          <table:table-cell table:formula="of:=INDEX([.$A$1:.$L$2632];MATCH([.A493];[.$K$1:.$K$30];0);12)" office:value-type="float" office:value="16" calcext:value-type="float">
            <text:p>16</text:p>
          </table:table-cell>
          <table:table-cell table:formula="of:=INDEX([.$A$1:.$L$2632];MATCH([.B493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494];[.$K$1:.$K$30];0);12)" office:value-type="float" office:value="16" calcext:value-type="float">
            <text:p>16</text:p>
          </table:table-cell>
          <table:table-cell table:formula="of:=INDEX([.$A$1:.$L$2632];MATCH([.B494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Bucks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495];[.$K$1:.$K$30];0);12)" office:value-type="float" office:value="16" calcext:value-type="float">
            <text:p>16</text:p>
          </table:table-cell>
          <table:table-cell table:formula="of:=INDEX([.$A$1:.$L$2632];MATCH([.B495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Wizards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496];[.$K$1:.$K$30];0);12)" office:value-type="float" office:value="16" calcext:value-type="float">
            <text:p>16</text:p>
          </table:table-cell>
          <table:table-cell table:formula="of:=INDEX([.$A$1:.$L$2632];MATCH([.B496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Nuggets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INDEX([.$A$1:.$L$2632];MATCH([.A497];[.$K$1:.$K$30];0);12)" office:value-type="float" office:value="16" calcext:value-type="float">
            <text:p>16</text:p>
          </table:table-cell>
          <table:table-cell table:formula="of:=INDEX([.$A$1:.$L$2632];MATCH([.B497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Spurs</text:p>
          </table:table-cell>
          <table:table-cell table:number-columns-repeated="2" office:value-type="float" office:value="-15" calcext:value-type="float">
            <text:p>-15</text:p>
          </table:table-cell>
          <table:table-cell office:value-type="float" office:value="-33" calcext:value-type="float">
            <text:p>-33</text:p>
          </table:table-cell>
          <table:table-cell office:value-type="float" office:value="-29" calcext:value-type="float">
            <text:p>-29</text:p>
          </table:table-cell>
          <table:table-cell table:formula="of:=INDEX([.$A$1:.$L$2632];MATCH([.A498];[.$K$1:.$K$30];0);12)" office:value-type="float" office:value="16" calcext:value-type="float">
            <text:p>16</text:p>
          </table:table-cell>
          <table:table-cell table:formula="of:=INDEX([.$A$1:.$L$2632];MATCH([.B498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Rockets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499];[.$K$1:.$K$30];0);12)" office:value-type="float" office:value="16" calcext:value-type="float">
            <text:p>16</text:p>
          </table:table-cell>
          <table:table-cell table:formula="of:=INDEX([.$A$1:.$L$2632];MATCH([.B499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Lakers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500];[.$K$1:.$K$30];0);12)" office:value-type="float" office:value="16" calcext:value-type="float">
            <text:p>16</text:p>
          </table:table-cell>
          <table:table-cell table:formula="of:=INDEX([.$A$1:.$L$2632];MATCH([.B500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Magi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01];[.$K$1:.$K$30];0);12)" office:value-type="float" office:value="16" calcext:value-type="float">
            <text:p>16</text:p>
          </table:table-cell>
          <table:table-cell table:formula="of:=INDEX([.$A$1:.$L$2632];MATCH([.B501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Seventysixer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502];[.$K$1:.$K$30];0);12)" office:value-type="float" office:value="16" calcext:value-type="float">
            <text:p>16</text:p>
          </table:table-cell>
          <table:table-cell table:formula="of:=INDEX([.$A$1:.$L$2632];MATCH([.B502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Raptors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-19" calcext:value-type="float">
            <text:p>-19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503];[.$K$1:.$K$30];0);12)" office:value-type="float" office:value="16" calcext:value-type="float">
            <text:p>16</text:p>
          </table:table-cell>
          <table:table-cell table:formula="of:=INDEX([.$A$1:.$L$2632];MATCH([.B503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-4" calcext:value-type="float">
            <text:p>-4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504];[.$K$1:.$K$30];0);12)" office:value-type="float" office:value="16" calcext:value-type="float">
            <text:p>16</text:p>
          </table:table-cell>
          <table:table-cell table:formula="of:=INDEX([.$A$1:.$L$2632];MATCH([.B504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Cavaliers</text:p>
          </table:table-cell>
          <table:table-cell office:value-type="float" office:value="-14" calcext:value-type="float">
            <text:p>-14</text:p>
          </table:table-cell>
          <table:table-cell office:value-type="float" office:value="-26" calcext:value-type="float">
            <text:p>-26</text:p>
          </table:table-cell>
          <table:table-cell office:value-type="float" office:value="-41" calcext:value-type="float">
            <text:p>-41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505];[.$K$1:.$K$30];0);12)" office:value-type="float" office:value="16" calcext:value-type="float">
            <text:p>16</text:p>
          </table:table-cell>
          <table:table-cell table:formula="of:=INDEX([.$A$1:.$L$2632];MATCH([.B50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ts</text:p>
          </table:table-cell>
          <table:table-cell office:value-type="string" calcext:value-type="string">
            <text:p>Hornets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506];[.$K$1:.$K$30];0);12)" office:value-type="float" office:value="16" calcext:value-type="float">
            <text:p>16</text:p>
          </table:table-cell>
          <table:table-cell table:formula="of:=INDEX([.$A$1:.$L$2632];MATCH([.B506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Pelican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INDEX([.$A$1:.$L$2632];MATCH([.A507];[.$K$1:.$K$30];0);12)" office:value-type="float" office:value="17" calcext:value-type="float">
            <text:p>17</text:p>
          </table:table-cell>
          <table:table-cell table:formula="of:=INDEX([.$A$1:.$L$2632];MATCH([.B507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Trailblazers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508];[.$K$1:.$K$30];0);12)" office:value-type="float" office:value="17" calcext:value-type="float">
            <text:p>17</text:p>
          </table:table-cell>
          <table:table-cell table:formula="of:=INDEX([.$A$1:.$L$2632];MATCH([.B508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Raptors</text:p>
          </table:table-cell>
          <table:table-cell office:value-type="float" office:value="-9" calcext:value-type="float">
            <text:p>-9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509];[.$K$1:.$K$30];0);12)" office:value-type="float" office:value="17" calcext:value-type="float">
            <text:p>17</text:p>
          </table:table-cell>
          <table:table-cell table:formula="of:=INDEX([.$A$1:.$L$2632];MATCH([.B509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Timberwolves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INDEX([.$A$1:.$L$2632];MATCH([.A510];[.$K$1:.$K$30];0);12)" office:value-type="float" office:value="17" calcext:value-type="float">
            <text:p>17</text:p>
          </table:table-cell>
          <table:table-cell table:formula="of:=INDEX([.$A$1:.$L$2632];MATCH([.B510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Pistons</text:p>
          </table:table-cell>
          <table:table-cell office:value-type="float" office:value="-17" calcext:value-type="float">
            <text:p>-17</text:p>
          </table:table-cell>
          <table:table-cell office:value-type="float" office:value="-7" calcext:value-type="float">
            <text:p>-7</text:p>
          </table:table-cell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511];[.$K$1:.$K$30];0);12)" office:value-type="float" office:value="17" calcext:value-type="float">
            <text:p>17</text:p>
          </table:table-cell>
          <table:table-cell table:formula="of:=INDEX([.$A$1:.$L$2632];MATCH([.B511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Celtics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512];[.$K$1:.$K$30];0);12)" office:value-type="float" office:value="17" calcext:value-type="float">
            <text:p>17</text:p>
          </table:table-cell>
          <table:table-cell table:formula="of:=INDEX([.$A$1:.$L$2632];MATCH([.B512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Grizzli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513];[.$K$1:.$K$30];0);12)" office:value-type="float" office:value="17" calcext:value-type="float">
            <text:p>17</text:p>
          </table:table-cell>
          <table:table-cell table:formula="of:=INDEX([.$A$1:.$L$2632];MATCH([.B51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Warriors</text:p>
          </table:table-cell>
          <table:table-cell office:value-type="float" office:value="-19" calcext:value-type="float">
            <text:p>-19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-24" calcext:value-type="float">
            <text:p>-24</text:p>
          </table:table-cell>
          <table:table-cell table:formula="of:=INDEX([.$A$1:.$L$2632];MATCH([.A514];[.$K$1:.$K$30];0);12)" office:value-type="float" office:value="17" calcext:value-type="float">
            <text:p>17</text:p>
          </table:table-cell>
          <table:table-cell table:formula="of:=INDEX([.$A$1:.$L$2632];MATCH([.B514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Pistons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515];[.$K$1:.$K$30];0);12)" office:value-type="float" office:value="17" calcext:value-type="float">
            <text:p>17</text:p>
          </table:table-cell>
          <table:table-cell table:formula="of:=INDEX([.$A$1:.$L$2632];MATCH([.B515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Trailblazer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-14" calcext:value-type="float">
            <text:p>-1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16];[.$K$1:.$K$30];0);12)" office:value-type="float" office:value="17" calcext:value-type="float">
            <text:p>17</text:p>
          </table:table-cell>
          <table:table-cell table:formula="of:=INDEX([.$A$1:.$L$2632];MATCH([.B516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Sun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517];[.$K$1:.$K$30];0);12)" office:value-type="float" office:value="17" calcext:value-type="float">
            <text:p>17</text:p>
          </table:table-cell>
          <table:table-cell table:formula="of:=INDEX([.$A$1:.$L$2632];MATCH([.B517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Raptors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518];[.$K$1:.$K$30];0);12)" office:value-type="float" office:value="17" calcext:value-type="float">
            <text:p>17</text:p>
          </table:table-cell>
          <table:table-cell table:formula="of:=INDEX([.$A$1:.$L$2632];MATCH([.B518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Jazz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519];[.$K$1:.$K$30];0);12)" office:value-type="float" office:value="17" calcext:value-type="float">
            <text:p>17</text:p>
          </table:table-cell>
          <table:table-cell table:formula="of:=INDEX([.$A$1:.$L$2632];MATCH([.B51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Bulls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.$A$1:.$L$2632];MATCH([.A520];[.$K$1:.$K$30];0);12)" office:value-type="float" office:value="17" calcext:value-type="float">
            <text:p>17</text:p>
          </table:table-cell>
          <table:table-cell table:formula="of:=INDEX([.$A$1:.$L$2632];MATCH([.B520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Jazz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23" calcext:value-type="float">
            <text:p>-23</text:p>
          </table:table-cell>
          <table:table-cell office:value-type="float" office:value="-25" calcext:value-type="float">
            <text:p>-25</text:p>
          </table:table-cell>
          <table:table-cell table:formula="of:=INDEX([.$A$1:.$L$2632];MATCH([.A521];[.$K$1:.$K$30];0);12)" office:value-type="float" office:value="17" calcext:value-type="float">
            <text:p>17</text:p>
          </table:table-cell>
          <table:table-cell table:formula="of:=INDEX([.$A$1:.$L$2632];MATCH([.B521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Thunder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522];[.$K$1:.$K$30];0);12)" office:value-type="float" office:value="17" calcext:value-type="float">
            <text:p>17</text:p>
          </table:table-cell>
          <table:table-cell table:formula="of:=INDEX([.$A$1:.$L$2632];MATCH([.B522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Sun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NDEX([.$A$1:.$L$2632];MATCH([.A523];[.$K$1:.$K$30];0);12)" office:value-type="float" office:value="17" calcext:value-type="float">
            <text:p>17</text:p>
          </table:table-cell>
          <table:table-cell table:formula="of:=INDEX([.$A$1:.$L$2632];MATCH([.B523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Heat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524];[.$K$1:.$K$30];0);12)" office:value-type="float" office:value="17" calcext:value-type="float">
            <text:p>17</text:p>
          </table:table-cell>
          <table:table-cell table:formula="of:=INDEX([.$A$1:.$L$2632];MATCH([.B524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Rockets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525];[.$K$1:.$K$30];0);12)" office:value-type="float" office:value="17" calcext:value-type="float">
            <text:p>17</text:p>
          </table:table-cell>
          <table:table-cell table:formula="of:=INDEX([.$A$1:.$L$2632];MATCH([.B525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Jazz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26];[.$K$1:.$K$30];0);12)" office:value-type="float" office:value="17" calcext:value-type="float">
            <text:p>17</text:p>
          </table:table-cell>
          <table:table-cell table:formula="of:=INDEX([.$A$1:.$L$2632];MATCH([.B526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Seventysixers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NDEX([.$A$1:.$L$2632];MATCH([.A527];[.$K$1:.$K$30];0);12)" office:value-type="float" office:value="17" calcext:value-type="float">
            <text:p>17</text:p>
          </table:table-cell>
          <table:table-cell table:formula="of:=INDEX([.$A$1:.$L$2632];MATCH([.B527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Nets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528];[.$K$1:.$K$30];0);12)" office:value-type="float" office:value="17" calcext:value-type="float">
            <text:p>17</text:p>
          </table:table-cell>
          <table:table-cell table:formula="of:=INDEX([.$A$1:.$L$2632];MATCH([.B528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Wizard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29];[.$K$1:.$K$30];0);12)" office:value-type="float" office:value="17" calcext:value-type="float">
            <text:p>17</text:p>
          </table:table-cell>
          <table:table-cell table:formula="of:=INDEX([.$A$1:.$L$2632];MATCH([.B529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Magic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table:formula="of:=INDEX([.$A$1:.$L$2632];MATCH([.A530];[.$K$1:.$K$30];0);12)" office:value-type="float" office:value="17" calcext:value-type="float">
            <text:p>17</text:p>
          </table:table-cell>
          <table:table-cell table:formula="of:=INDEX([.$A$1:.$L$2632];MATCH([.B530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Mavericks</text:p>
          </table:table-cell>
          <table:table-cell office:value-type="float" office:value="-8" calcext:value-type="float">
            <text:p>-8</text:p>
          </table:table-cell>
          <table:table-cell office:value-type="float" office:value="-22" calcext:value-type="float">
            <text:p>-22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531];[.$K$1:.$K$30];0);12)" office:value-type="float" office:value="17" calcext:value-type="float">
            <text:p>17</text:p>
          </table:table-cell>
          <table:table-cell table:formula="of:=INDEX([.$A$1:.$L$2632];MATCH([.B531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Trailblazers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532];[.$K$1:.$K$30];0);12)" office:value-type="float" office:value="17" calcext:value-type="float">
            <text:p>17</text:p>
          </table:table-cell>
          <table:table-cell table:formula="of:=INDEX([.$A$1:.$L$2632];MATCH([.B532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Knicks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533];[.$K$1:.$K$30];0);12)" office:value-type="float" office:value="17" calcext:value-type="float">
            <text:p>17</text:p>
          </table:table-cell>
          <table:table-cell table:formula="of:=INDEX([.$A$1:.$L$2632];MATCH([.B533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Mavericks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534];[.$K$1:.$K$30];0);12)" office:value-type="float" office:value="17" calcext:value-type="float">
            <text:p>17</text:p>
          </table:table-cell>
          <table:table-cell table:formula="of:=INDEX([.$A$1:.$L$2632];MATCH([.B53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Clippers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535];[.$K$1:.$K$30];0);12)" office:value-type="float" office:value="17" calcext:value-type="float">
            <text:p>17</text:p>
          </table:table-cell>
          <table:table-cell table:formula="of:=INDEX([.$A$1:.$L$2632];MATCH([.B535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Hawk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536];[.$K$1:.$K$30];0);12)" office:value-type="float" office:value="17" calcext:value-type="float">
            <text:p>17</text:p>
          </table:table-cell>
          <table:table-cell table:formula="of:=INDEX([.$A$1:.$L$2632];MATCH([.B536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uggets</text:p>
          </table:table-cell>
          <table:table-cell office:value-type="string" calcext:value-type="string">
            <text:p>Clippers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INDEX([.$A$1:.$L$2632];MATCH([.A537];[.$K$1:.$K$30];0);12)" office:value-type="float" office:value="17" calcext:value-type="float">
            <text:p>17</text:p>
          </table:table-cell>
          <table:table-cell table:formula="of:=INDEX([.$A$1:.$L$2632];MATCH([.B537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Mavericks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NDEX([.$A$1:.$L$2632];MATCH([.A538];[.$K$1:.$K$30];0);12)" office:value-type="float" office:value="18" calcext:value-type="float">
            <text:p>18</text:p>
          </table:table-cell>
          <table:table-cell table:formula="of:=INDEX([.$A$1:.$L$2632];MATCH([.B53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Nets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539];[.$K$1:.$K$30];0);12)" office:value-type="float" office:value="18" calcext:value-type="float">
            <text:p>18</text:p>
          </table:table-cell>
          <table:table-cell table:formula="of:=INDEX([.$A$1:.$L$2632];MATCH([.B539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Bulls</text:p>
          </table:table-cell>
          <table:table-cell office:value-type="float" office:value="-4" calcext:value-type="float">
            <text:p>-4</text:p>
          </table:table-cell>
          <table:table-cell office:value-type="float" office:value="-21" calcext:value-type="float">
            <text:p>-21</text:p>
          </table:table-cell>
          <table:table-cell office:value-type="float" office:value="-25" calcext:value-type="float">
            <text:p>-25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540];[.$K$1:.$K$30];0);12)" office:value-type="float" office:value="18" calcext:value-type="float">
            <text:p>18</text:p>
          </table:table-cell>
          <table:table-cell table:formula="of:=INDEX([.$A$1:.$L$2632];MATCH([.B540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Laker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541];[.$K$1:.$K$30];0);12)" office:value-type="float" office:value="18" calcext:value-type="float">
            <text:p>18</text:p>
          </table:table-cell>
          <table:table-cell table:formula="of:=INDEX([.$A$1:.$L$2632];MATCH([.B54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Bucks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542];[.$K$1:.$K$30];0);12)" office:value-type="float" office:value="18" calcext:value-type="float">
            <text:p>18</text:p>
          </table:table-cell>
          <table:table-cell table:formula="of:=INDEX([.$A$1:.$L$2632];MATCH([.B542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Bulls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543];[.$K$1:.$K$30];0);12)" office:value-type="float" office:value="18" calcext:value-type="float">
            <text:p>18</text:p>
          </table:table-cell>
          <table:table-cell table:formula="of:=INDEX([.$A$1:.$L$2632];MATCH([.B543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Hornets</text:p>
          </table:table-cell>
          <table:table-cell office:value-type="float" office:value="-9" calcext:value-type="float">
            <text:p>-9</text:p>
          </table:table-cell>
          <table:table-cell office:value-type="float" office:value="-20" calcext:value-type="float">
            <text:p>-20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544];[.$K$1:.$K$30];0);12)" office:value-type="float" office:value="18" calcext:value-type="float">
            <text:p>18</text:p>
          </table:table-cell>
          <table:table-cell table:formula="of:=INDEX([.$A$1:.$L$2632];MATCH([.B544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Seventysixers</text:p>
          </table:table-cell>
          <table:table-cell office:value-type="float" office:value="5" calcext:value-type="float">
            <text:p>5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INDEX([.$A$1:.$L$2632];MATCH([.A545];[.$K$1:.$K$30];0);12)" office:value-type="float" office:value="18" calcext:value-type="float">
            <text:p>18</text:p>
          </table:table-cell>
          <table:table-cell table:formula="of:=INDEX([.$A$1:.$L$2632];MATCH([.B54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Seventysixer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-4" calcext:value-type="float">
            <text:p>-4</text:p>
          </table:table-cell>
          <table:table-cell table:formula="of:=INDEX([.$A$1:.$L$2632];MATCH([.A546];[.$K$1:.$K$30];0);12)" office:value-type="float" office:value="18" calcext:value-type="float">
            <text:p>18</text:p>
          </table:table-cell>
          <table:table-cell table:formula="of:=INDEX([.$A$1:.$L$2632];MATCH([.B546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Celtic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547];[.$K$1:.$K$30];0);12)" office:value-type="float" office:value="18" calcext:value-type="float">
            <text:p>18</text:p>
          </table:table-cell>
          <table:table-cell table:formula="of:=INDEX([.$A$1:.$L$2632];MATCH([.B547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Magic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548];[.$K$1:.$K$30];0);12)" office:value-type="float" office:value="18" calcext:value-type="float">
            <text:p>18</text:p>
          </table:table-cell>
          <table:table-cell table:formula="of:=INDEX([.$A$1:.$L$2632];MATCH([.B548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Cavalier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549];[.$K$1:.$K$30];0);12)" office:value-type="float" office:value="18" calcext:value-type="float">
            <text:p>18</text:p>
          </table:table-cell>
          <table:table-cell table:formula="of:=INDEX([.$A$1:.$L$2632];MATCH([.B549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Suns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550];[.$K$1:.$K$30];0);12)" office:value-type="float" office:value="18" calcext:value-type="float">
            <text:p>18</text:p>
          </table:table-cell>
          <table:table-cell table:formula="of:=INDEX([.$A$1:.$L$2632];MATCH([.B550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Thunder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DEX([.$A$1:.$L$2632];MATCH([.A551];[.$K$1:.$K$30];0);12)" office:value-type="float" office:value="18" calcext:value-type="float">
            <text:p>18</text:p>
          </table:table-cell>
          <table:table-cell table:formula="of:=INDEX([.$A$1:.$L$2632];MATCH([.B55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Warriors</text:p>
          </table:table-cell>
          <table:table-cell office:value-type="float" office:value="-13" calcext:value-type="float">
            <text:p>-13</text:p>
          </table:table-cell>
          <table:table-cell office:value-type="float" office:value="-19" calcext:value-type="float">
            <text:p>-19</text:p>
          </table:table-cell>
          <table:table-cell office:value-type="float" office:value="-29" calcext:value-type="float">
            <text:p>-29</text:p>
          </table:table-cell>
          <table:table-cell office:value-type="float" office:value="-37" calcext:value-type="float">
            <text:p>-37</text:p>
          </table:table-cell>
          <table:table-cell table:formula="of:=INDEX([.$A$1:.$L$2632];MATCH([.A552];[.$K$1:.$K$30];0);12)" office:value-type="float" office:value="18" calcext:value-type="float">
            <text:p>18</text:p>
          </table:table-cell>
          <table:table-cell table:formula="of:=INDEX([.$A$1:.$L$2632];MATCH([.B55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Hawks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553];[.$K$1:.$K$30];0);12)" office:value-type="float" office:value="18" calcext:value-type="float">
            <text:p>18</text:p>
          </table:table-cell>
          <table:table-cell table:formula="of:=INDEX([.$A$1:.$L$2632];MATCH([.B553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Nets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formula="of:=INDEX([.$A$1:.$L$2632];MATCH([.A554];[.$K$1:.$K$30];0);12)" office:value-type="float" office:value="18" calcext:value-type="float">
            <text:p>18</text:p>
          </table:table-cell>
          <table:table-cell table:formula="of:=INDEX([.$A$1:.$L$2632];MATCH([.B554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Clipper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formula="of:=INDEX([.$A$1:.$L$2632];MATCH([.A555];[.$K$1:.$K$30];0);12)" office:value-type="float" office:value="18" calcext:value-type="float">
            <text:p>18</text:p>
          </table:table-cell>
          <table:table-cell table:formula="of:=INDEX([.$A$1:.$L$2632];MATCH([.B555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Trailblazers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26" calcext:value-type="float">
            <text:p>-26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556];[.$K$1:.$K$30];0);12)" office:value-type="float" office:value="18" calcext:value-type="float">
            <text:p>18</text:p>
          </table:table-cell>
          <table:table-cell table:formula="of:=INDEX([.$A$1:.$L$2632];MATCH([.B556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Clippers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INDEX([.$A$1:.$L$2632];MATCH([.A557];[.$K$1:.$K$30];0);12)" office:value-type="float" office:value="18" calcext:value-type="float">
            <text:p>18</text:p>
          </table:table-cell>
          <table:table-cell table:formula="of:=INDEX([.$A$1:.$L$2632];MATCH([.B557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Warriors</text:p>
          </table:table-cell>
          <table:table-cell office:value-type="float" office:value="-11" calcext:value-type="float">
            <text:p>-11</text:p>
          </table:table-cell>
          <table:table-cell office:value-type="float" office:value="-30" calcext:value-type="float">
            <text:p>-30</text:p>
          </table:table-cell>
          <table:table-cell office:value-type="float" office:value="-33" calcext:value-type="float">
            <text:p>-33</text:p>
          </table:table-cell>
          <table:table-cell office:value-type="float" office:value="-36" calcext:value-type="float">
            <text:p>-36</text:p>
          </table:table-cell>
          <table:table-cell table:formula="of:=INDEX([.$A$1:.$L$2632];MATCH([.A558];[.$K$1:.$K$30];0);12)" office:value-type="float" office:value="18" calcext:value-type="float">
            <text:p>18</text:p>
          </table:table-cell>
          <table:table-cell table:formula="of:=INDEX([.$A$1:.$L$2632];MATCH([.B558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Suns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559];[.$K$1:.$K$30];0);12)" office:value-type="float" office:value="18" calcext:value-type="float">
            <text:p>18</text:p>
          </table:table-cell>
          <table:table-cell table:formula="of:=INDEX([.$A$1:.$L$2632];MATCH([.B559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Mavericks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8" calcext:value-type="float">
            <text:p>-8</text:p>
          </table:table-cell>
          <table:table-cell table:formula="of:=INDEX([.$A$1:.$L$2632];MATCH([.A560];[.$K$1:.$K$30];0);12)" office:value-type="float" office:value="18" calcext:value-type="float">
            <text:p>18</text:p>
          </table:table-cell>
          <table:table-cell table:formula="of:=INDEX([.$A$1:.$L$2632];MATCH([.B560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Trailblazers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table:formula="of:=INDEX([.$A$1:.$L$2632];MATCH([.A561];[.$K$1:.$K$30];0);12)" office:value-type="float" office:value="18" calcext:value-type="float">
            <text:p>18</text:p>
          </table:table-cell>
          <table:table-cell table:formula="of:=INDEX([.$A$1:.$L$2632];MATCH([.B561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Hornet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562];[.$K$1:.$K$30];0);12)" office:value-type="float" office:value="18" calcext:value-type="float">
            <text:p>18</text:p>
          </table:table-cell>
          <table:table-cell table:formula="of:=INDEX([.$A$1:.$L$2632];MATCH([.B56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563];[.$K$1:.$K$30];0);12)" office:value-type="float" office:value="18" calcext:value-type="float">
            <text:p>18</text:p>
          </table:table-cell>
          <table:table-cell table:formula="of:=INDEX([.$A$1:.$L$2632];MATCH([.B563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Pelicans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64];[.$K$1:.$K$30];0);12)" office:value-type="float" office:value="18" calcext:value-type="float">
            <text:p>18</text:p>
          </table:table-cell>
          <table:table-cell table:formula="of:=INDEX([.$A$1:.$L$2632];MATCH([.B564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Piston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565];[.$K$1:.$K$30];0);12)" office:value-type="float" office:value="18" calcext:value-type="float">
            <text:p>18</text:p>
          </table:table-cell>
          <table:table-cell table:formula="of:=INDEX([.$A$1:.$L$2632];MATCH([.B565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Wizards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INDEX([.$A$1:.$L$2632];MATCH([.A566];[.$K$1:.$K$30];0);12)" office:value-type="float" office:value="18" calcext:value-type="float">
            <text:p>18</text:p>
          </table:table-cell>
          <table:table-cell table:formula="of:=INDEX([.$A$1:.$L$2632];MATCH([.B566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Knick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67];[.$K$1:.$K$30];0);12)" office:value-type="float" office:value="18" calcext:value-type="float">
            <text:p>18</text:p>
          </table:table-cell>
          <table:table-cell table:formula="of:=INDEX([.$A$1:.$L$2632];MATCH([.B567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Celtics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68];[.$K$1:.$K$30];0);12)" office:value-type="float" office:value="18" calcext:value-type="float">
            <text:p>18</text:p>
          </table:table-cell>
          <table:table-cell table:formula="of:=INDEX([.$A$1:.$L$2632];MATCH([.B568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cers</text:p>
          </table:table-cell>
          <table:table-cell office:value-type="string" calcext:value-type="string">
            <text:p>Bulls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569];[.$K$1:.$K$30];0);12)" office:value-type="float" office:value="18" calcext:value-type="float">
            <text:p>18</text:p>
          </table:table-cell>
          <table:table-cell table:formula="of:=INDEX([.$A$1:.$L$2632];MATCH([.B569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Nuggets</text:p>
          </table:table-cell>
          <table:table-cell office:value-type="float" office:value="-6" calcext:value-type="float">
            <text:p>-6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570];[.$K$1:.$K$30];0);12)" office:value-type="float" office:value="19" calcext:value-type="float">
            <text:p>19</text:p>
          </table:table-cell>
          <table:table-cell table:formula="of:=INDEX([.$A$1:.$L$2632];MATCH([.B570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Warriors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571];[.$K$1:.$K$30];0);12)" office:value-type="float" office:value="19" calcext:value-type="float">
            <text:p>19</text:p>
          </table:table-cell>
          <table:table-cell table:formula="of:=INDEX([.$A$1:.$L$2632];MATCH([.B571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purs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23" calcext:value-type="float">
            <text:p>-23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572];[.$K$1:.$K$30];0);12)" office:value-type="float" office:value="19" calcext:value-type="float">
            <text:p>19</text:p>
          </table:table-cell>
          <table:table-cell table:formula="of:=INDEX([.$A$1:.$L$2632];MATCH([.B572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Bucks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573];[.$K$1:.$K$30];0);12)" office:value-type="float" office:value="19" calcext:value-type="float">
            <text:p>19</text:p>
          </table:table-cell>
          <table:table-cell table:formula="of:=INDEX([.$A$1:.$L$2632];MATCH([.B573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Grizzlies</text:p>
          </table:table-cell>
          <table:table-cell office:value-type="float" office:value="-8" calcext:value-type="float">
            <text:p>-8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574];[.$K$1:.$K$30];0);12)" office:value-type="float" office:value="19" calcext:value-type="float">
            <text:p>19</text:p>
          </table:table-cell>
          <table:table-cell table:formula="of:=INDEX([.$A$1:.$L$2632];MATCH([.B574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uns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575];[.$K$1:.$K$30];0);12)" office:value-type="float" office:value="19" calcext:value-type="float">
            <text:p>19</text:p>
          </table:table-cell>
          <table:table-cell table:formula="of:=INDEX([.$A$1:.$L$2632];MATCH([.B575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Warriors</text:p>
          </table:table-cell>
          <table:table-cell office:value-type="float" office:value="-4" calcext:value-type="float">
            <text:p>-4</text:p>
          </table:table-cell>
          <table:table-cell office:value-type="float" office:value="-14" calcext:value-type="float">
            <text:p>-14</text:p>
          </table:table-cell>
          <table:table-cell office:value-type="float" office:value="-6" calcext:value-type="float">
            <text:p>-6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576];[.$K$1:.$K$30];0);12)" office:value-type="float" office:value="19" calcext:value-type="float">
            <text:p>19</text:p>
          </table:table-cell>
          <table:table-cell table:formula="of:=INDEX([.$A$1:.$L$2632];MATCH([.B576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Kings</text:p>
          </table:table-cell>
          <table:table-cell table:number-columns-repeated="2"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577];[.$K$1:.$K$30];0);12)" office:value-type="float" office:value="19" calcext:value-type="float">
            <text:p>19</text:p>
          </table:table-cell>
          <table:table-cell table:formula="of:=INDEX([.$A$1:.$L$2632];MATCH([.B577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Bucks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INDEX([.$A$1:.$L$2632];MATCH([.A578];[.$K$1:.$K$30];0);12)" office:value-type="float" office:value="19" calcext:value-type="float">
            <text:p>19</text:p>
          </table:table-cell>
          <table:table-cell table:formula="of:=INDEX([.$A$1:.$L$2632];MATCH([.B578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Lakers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579];[.$K$1:.$K$30];0);12)" office:value-type="float" office:value="19" calcext:value-type="float">
            <text:p>19</text:p>
          </table:table-cell>
          <table:table-cell table:formula="of:=INDEX([.$A$1:.$L$2632];MATCH([.B579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Celtic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NDEX([.$A$1:.$L$2632];MATCH([.A580];[.$K$1:.$K$30];0);12)" office:value-type="float" office:value="19" calcext:value-type="float">
            <text:p>19</text:p>
          </table:table-cell>
          <table:table-cell table:formula="of:=INDEX([.$A$1:.$L$2632];MATCH([.B580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Magic</text:p>
          </table:table-cell>
          <table:table-cell office:value-type="float" office:value="-2" calcext:value-type="float">
            <text:p>-2</text:p>
          </table:table-cell>
          <table:table-cell office:value-type="float" office:value="-12" calcext:value-type="float">
            <text:p>-12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581];[.$K$1:.$K$30];0);12)" office:value-type="float" office:value="19" calcext:value-type="float">
            <text:p>19</text:p>
          </table:table-cell>
          <table:table-cell table:formula="of:=INDEX([.$A$1:.$L$2632];MATCH([.B581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Trailblazers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582];[.$K$1:.$K$30];0);12)" office:value-type="float" office:value="19" calcext:value-type="float">
            <text:p>19</text:p>
          </table:table-cell>
          <table:table-cell table:formula="of:=INDEX([.$A$1:.$L$2632];MATCH([.B582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Hornets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office:value-type="float" office:value="5" calcext:value-type="float">
            <text:p>5</text:p>
          </table:table-cell>
          <table:table-cell table:formula="of:=INDEX([.$A$1:.$L$2632];MATCH([.A583];[.$K$1:.$K$30];0);12)" office:value-type="float" office:value="19" calcext:value-type="float">
            <text:p>19</text:p>
          </table:table-cell>
          <table:table-cell table:formula="of:=INDEX([.$A$1:.$L$2632];MATCH([.B583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Hawks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584];[.$K$1:.$K$30];0);12)" office:value-type="float" office:value="19" calcext:value-type="float">
            <text:p>19</text:p>
          </table:table-cell>
          <table:table-cell table:formula="of:=INDEX([.$A$1:.$L$2632];MATCH([.B584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Timberwolve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NDEX([.$A$1:.$L$2632];MATCH([.A585];[.$K$1:.$K$30];0);12)" office:value-type="float" office:value="19" calcext:value-type="float">
            <text:p>19</text:p>
          </table:table-cell>
          <table:table-cell table:formula="of:=INDEX([.$A$1:.$L$2632];MATCH([.B585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Trailblazers</text:p>
          </table:table-cell>
          <table:table-cell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586];[.$K$1:.$K$30];0);12)" office:value-type="float" office:value="19" calcext:value-type="float">
            <text:p>19</text:p>
          </table:table-cell>
          <table:table-cell table:formula="of:=INDEX([.$A$1:.$L$2632];MATCH([.B586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Mavericks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587];[.$K$1:.$K$30];0);12)" office:value-type="float" office:value="19" calcext:value-type="float">
            <text:p>19</text:p>
          </table:table-cell>
          <table:table-cell table:formula="of:=INDEX([.$A$1:.$L$2632];MATCH([.B587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Lakers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588];[.$K$1:.$K$30];0);12)" office:value-type="float" office:value="19" calcext:value-type="float">
            <text:p>19</text:p>
          </table:table-cell>
          <table:table-cell table:formula="of:=INDEX([.$A$1:.$L$2632];MATCH([.B588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Clippers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13" calcext:value-type="float">
            <text:p>-13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589];[.$K$1:.$K$30];0);12)" office:value-type="float" office:value="19" calcext:value-type="float">
            <text:p>19</text:p>
          </table:table-cell>
          <table:table-cell table:formula="of:=INDEX([.$A$1:.$L$2632];MATCH([.B58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Thunder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12" calcext:value-type="float">
            <text:p>-12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590];[.$K$1:.$K$30];0);12)" office:value-type="float" office:value="19" calcext:value-type="float">
            <text:p>19</text:p>
          </table:table-cell>
          <table:table-cell table:formula="of:=INDEX([.$A$1:.$L$2632];MATCH([.B59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Grizzli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591];[.$K$1:.$K$30];0);12)" office:value-type="float" office:value="19" calcext:value-type="float">
            <text:p>19</text:p>
          </table:table-cell>
          <table:table-cell table:formula="of:=INDEX([.$A$1:.$L$2632];MATCH([.B591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eventysixers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592];[.$K$1:.$K$30];0);12)" office:value-type="float" office:value="19" calcext:value-type="float">
            <text:p>19</text:p>
          </table:table-cell>
          <table:table-cell table:formula="of:=INDEX([.$A$1:.$L$2632];MATCH([.B592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Clippers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-28" calcext:value-type="float">
            <text:p>-28</text:p>
          </table:table-cell>
          <table:table-cell table:formula="of:=INDEX([.$A$1:.$L$2632];MATCH([.A593];[.$K$1:.$K$30];0);12)" office:value-type="float" office:value="19" calcext:value-type="float">
            <text:p>19</text:p>
          </table:table-cell>
          <table:table-cell table:formula="of:=INDEX([.$A$1:.$L$2632];MATCH([.B593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uns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NDEX([.$A$1:.$L$2632];MATCH([.A594];[.$K$1:.$K$30];0);12)" office:value-type="float" office:value="19" calcext:value-type="float">
            <text:p>19</text:p>
          </table:table-cell>
          <table:table-cell table:formula="of:=INDEX([.$A$1:.$L$2632];MATCH([.B594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Warrior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595];[.$K$1:.$K$30];0);12)" office:value-type="float" office:value="19" calcext:value-type="float">
            <text:p>19</text:p>
          </table:table-cell>
          <table:table-cell table:formula="of:=INDEX([.$A$1:.$L$2632];MATCH([.B595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Pacers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table:formula="of:=INDEX([.$A$1:.$L$2632];MATCH([.A596];[.$K$1:.$K$30];0);12)" office:value-type="float" office:value="19" calcext:value-type="float">
            <text:p>19</text:p>
          </table:table-cell>
          <table:table-cell table:formula="of:=INDEX([.$A$1:.$L$2632];MATCH([.B596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Rockets</text:p>
          </table:table-cell>
          <table:table-cell office:value-type="float" office:value="-11" calcext:value-type="float">
            <text:p>-11</text:p>
          </table:table-cell>
          <table:table-cell office:value-type="float" office:value="-22" calcext:value-type="float">
            <text:p>-22</text:p>
          </table:table-cell>
          <table:table-cell office:value-type="float" office:value="-18" calcext:value-type="float">
            <text:p>-18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597];[.$K$1:.$K$30];0);12)" office:value-type="float" office:value="19" calcext:value-type="float">
            <text:p>19</text:p>
          </table:table-cell>
          <table:table-cell table:formula="of:=INDEX([.$A$1:.$L$2632];MATCH([.B59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purs</text:p>
          </table:table-cell>
          <table:table-cell office:value-type="float" office:value="-4" calcext:value-type="float">
            <text:p>-4</text:p>
          </table:table-cell>
          <table:table-cell office:value-type="float" office:value="-12" calcext:value-type="float">
            <text:p>-12</text:p>
          </table:table-cell>
          <table:table-cell office:value-type="float" office:value="-21" calcext:value-type="float">
            <text:p>-21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598];[.$K$1:.$K$30];0);12)" office:value-type="float" office:value="19" calcext:value-type="float">
            <text:p>19</text:p>
          </table:table-cell>
          <table:table-cell table:formula="of:=INDEX([.$A$1:.$L$2632];MATCH([.B598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Seventysixers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NDEX([.$A$1:.$L$2632];MATCH([.A599];[.$K$1:.$K$30];0);12)" office:value-type="float" office:value="19" calcext:value-type="float">
            <text:p>19</text:p>
          </table:table-cell>
          <table:table-cell table:formula="of:=INDEX([.$A$1:.$L$2632];MATCH([.B599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Thunder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600];[.$K$1:.$K$30];0);12)" office:value-type="float" office:value="19" calcext:value-type="float">
            <text:p>19</text:p>
          </table:table-cell>
          <table:table-cell table:formula="of:=INDEX([.$A$1:.$L$2632];MATCH([.B60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Heat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table:formula="of:=INDEX([.$A$1:.$L$2632];MATCH([.A601];[.$K$1:.$K$30];0);12)" office:value-type="float" office:value="19" calcext:value-type="float">
            <text:p>19</text:p>
          </table:table-cell>
          <table:table-cell table:formula="of:=INDEX([.$A$1:.$L$2632];MATCH([.B601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licans</text:p>
          </table:table-cell>
          <table:table-cell office:value-type="string" calcext:value-type="string">
            <text:p>Maverick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NDEX([.$A$1:.$L$2632];MATCH([.A602];[.$K$1:.$K$30];0);12)" office:value-type="float" office:value="19" calcext:value-type="float">
            <text:p>19</text:p>
          </table:table-cell>
          <table:table-cell table:formula="of:=INDEX([.$A$1:.$L$2632];MATCH([.B602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Raptors</text:p>
          </table:table-cell>
          <table:table-cell office:value-type="float" office:value="-10" calcext:value-type="float">
            <text:p>-10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603];[.$K$1:.$K$30];0);12)" office:value-type="float" office:value="20" calcext:value-type="float">
            <text:p>20</text:p>
          </table:table-cell>
          <table:table-cell table:formula="of:=INDEX([.$A$1:.$L$2632];MATCH([.B603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Magic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formula="of:=INDEX([.$A$1:.$L$2632];MATCH([.A604];[.$K$1:.$K$30];0);12)" office:value-type="float" office:value="20" calcext:value-type="float">
            <text:p>20</text:p>
          </table:table-cell>
          <table:table-cell table:formula="of:=INDEX([.$A$1:.$L$2632];MATCH([.B604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Bucks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605];[.$K$1:.$K$30];0);12)" office:value-type="float" office:value="20" calcext:value-type="float">
            <text:p>20</text:p>
          </table:table-cell>
          <table:table-cell table:formula="of:=INDEX([.$A$1:.$L$2632];MATCH([.B605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Knick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606];[.$K$1:.$K$30];0);12)" office:value-type="float" office:value="20" calcext:value-type="float">
            <text:p>20</text:p>
          </table:table-cell>
          <table:table-cell table:formula="of:=INDEX([.$A$1:.$L$2632];MATCH([.B606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Nets</text:p>
          </table:table-cell>
          <table:table-cell office:value-type="float" office:value="-8" calcext:value-type="float">
            <text:p>-8</text:p>
          </table:table-cell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607];[.$K$1:.$K$30];0);12)" office:value-type="float" office:value="20" calcext:value-type="float">
            <text:p>20</text:p>
          </table:table-cell>
          <table:table-cell table:formula="of:=INDEX([.$A$1:.$L$2632];MATCH([.B607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Nuggets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608];[.$K$1:.$K$30];0);12)" office:value-type="float" office:value="20" calcext:value-type="float">
            <text:p>20</text:p>
          </table:table-cell>
          <table:table-cell table:formula="of:=INDEX([.$A$1:.$L$2632];MATCH([.B608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lippers</text:p>
          </table:table-cell>
          <table:table-cell office:value-type="float" office:value="-18" calcext:value-type="float">
            <text:p>-18</text:p>
          </table:table-cell>
          <table:table-cell office:value-type="float" office:value="-30" calcext:value-type="float">
            <text:p>-30</text:p>
          </table:table-cell>
          <table:table-cell office:value-type="float" office:value="-38" calcext:value-type="float">
            <text:p>-38</text:p>
          </table:table-cell>
          <table:table-cell office:value-type="float" office:value="-32" calcext:value-type="float">
            <text:p>-32</text:p>
          </table:table-cell>
          <table:table-cell table:formula="of:=INDEX([.$A$1:.$L$2632];MATCH([.A609];[.$K$1:.$K$30];0);12)" office:value-type="float" office:value="20" calcext:value-type="float">
            <text:p>20</text:p>
          </table:table-cell>
          <table:table-cell table:formula="of:=INDEX([.$A$1:.$L$2632];MATCH([.B60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Suns</text:p>
          </table:table-cell>
          <table:table-cell office:value-type="float" office:value="9" calcext:value-type="float">
            <text:p>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610];[.$K$1:.$K$30];0);12)" office:value-type="float" office:value="20" calcext:value-type="float">
            <text:p>20</text:p>
          </table:table-cell>
          <table:table-cell table:formula="of:=INDEX([.$A$1:.$L$2632];MATCH([.B610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Spurs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611];[.$K$1:.$K$30];0);12)" office:value-type="float" office:value="20" calcext:value-type="float">
            <text:p>20</text:p>
          </table:table-cell>
          <table:table-cell table:formula="of:=INDEX([.$A$1:.$L$2632];MATCH([.B611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Nuggets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612];[.$K$1:.$K$30];0);12)" office:value-type="float" office:value="20" calcext:value-type="float">
            <text:p>20</text:p>
          </table:table-cell>
          <table:table-cell table:formula="of:=INDEX([.$A$1:.$L$2632];MATCH([.B612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Thunder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613];[.$K$1:.$K$30];0);12)" office:value-type="float" office:value="20" calcext:value-type="float">
            <text:p>20</text:p>
          </table:table-cell>
          <table:table-cell table:formula="of:=INDEX([.$A$1:.$L$2632];MATCH([.B613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Knicks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614];[.$K$1:.$K$30];0);12)" office:value-type="float" office:value="20" calcext:value-type="float">
            <text:p>20</text:p>
          </table:table-cell>
          <table:table-cell table:formula="of:=INDEX([.$A$1:.$L$2632];MATCH([.B614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avaliers</text:p>
          </table:table-cell>
          <table:table-cell office:value-type="float" office:value="-11" calcext:value-type="float">
            <text:p>-11</text:p>
          </table:table-cell>
          <table:table-cell office:value-type="float" office:value="-17" calcext:value-type="float">
            <text:p>-17</text:p>
          </table:table-cell>
          <table:table-cell office:value-type="float" office:value="-26" calcext:value-type="float">
            <text:p>-26</text:p>
          </table:table-cell>
          <table:table-cell office:value-type="float" office:value="-23" calcext:value-type="float">
            <text:p>-23</text:p>
          </table:table-cell>
          <table:table-cell table:formula="of:=INDEX([.$A$1:.$L$2632];MATCH([.A615];[.$K$1:.$K$30];0);12)" office:value-type="float" office:value="20" calcext:value-type="float">
            <text:p>20</text:p>
          </table:table-cell>
          <table:table-cell table:formula="of:=INDEX([.$A$1:.$L$2632];MATCH([.B61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eltics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616];[.$K$1:.$K$30];0);12)" office:value-type="float" office:value="20" calcext:value-type="float">
            <text:p>20</text:p>
          </table:table-cell>
          <table:table-cell table:formula="of:=INDEX([.$A$1:.$L$2632];MATCH([.B616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Rockets</text:p>
          </table:table-cell>
          <table:table-cell office:value-type="float" office:value="7" calcext:value-type="float">
            <text:p>7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617];[.$K$1:.$K$30];0);12)" office:value-type="float" office:value="20" calcext:value-type="float">
            <text:p>20</text:p>
          </table:table-cell>
          <table:table-cell table:formula="of:=INDEX([.$A$1:.$L$2632];MATCH([.B617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Heat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INDEX([.$A$1:.$L$2632];MATCH([.A618];[.$K$1:.$K$30];0);12)" office:value-type="float" office:value="20" calcext:value-type="float">
            <text:p>20</text:p>
          </table:table-cell>
          <table:table-cell table:formula="of:=INDEX([.$A$1:.$L$2632];MATCH([.B618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lippers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619];[.$K$1:.$K$30];0);12)" office:value-type="float" office:value="20" calcext:value-type="float">
            <text:p>20</text:p>
          </table:table-cell>
          <table:table-cell table:formula="of:=INDEX([.$A$1:.$L$2632];MATCH([.B61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Thunder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620];[.$K$1:.$K$30];0);12)" office:value-type="float" office:value="20" calcext:value-type="float">
            <text:p>20</text:p>
          </table:table-cell>
          <table:table-cell table:formula="of:=INDEX([.$A$1:.$L$2632];MATCH([.B62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Hornets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NDEX([.$A$1:.$L$2632];MATCH([.A621];[.$K$1:.$K$30];0);12)" office:value-type="float" office:value="20" calcext:value-type="float">
            <text:p>20</text:p>
          </table:table-cell>
          <table:table-cell table:formula="of:=INDEX([.$A$1:.$L$2632];MATCH([.B621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eltic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INDEX([.$A$1:.$L$2632];MATCH([.A622];[.$K$1:.$K$30];0);12)" office:value-type="float" office:value="20" calcext:value-type="float">
            <text:p>20</text:p>
          </table:table-cell>
          <table:table-cell table:formula="of:=INDEX([.$A$1:.$L$2632];MATCH([.B622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Hawks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NDEX([.$A$1:.$L$2632];MATCH([.A623];[.$K$1:.$K$30];0);12)" office:value-type="float" office:value="20" calcext:value-type="float">
            <text:p>20</text:p>
          </table:table-cell>
          <table:table-cell table:formula="of:=INDEX([.$A$1:.$L$2632];MATCH([.B623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Magic</text:p>
          </table:table-cell>
          <table:table-cell office:value-type="float" office:value="4" calcext:value-type="float">
            <text:p>4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24];[.$K$1:.$K$30];0);12)" office:value-type="float" office:value="20" calcext:value-type="float">
            <text:p>20</text:p>
          </table:table-cell>
          <table:table-cell table:formula="of:=INDEX([.$A$1:.$L$2632];MATCH([.B624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Bulls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625];[.$K$1:.$K$30];0);12)" office:value-type="float" office:value="20" calcext:value-type="float">
            <text:p>20</text:p>
          </table:table-cell>
          <table:table-cell table:formula="of:=INDEX([.$A$1:.$L$2632];MATCH([.B625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Horn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626];[.$K$1:.$K$30];0);12)" office:value-type="float" office:value="20" calcext:value-type="float">
            <text:p>20</text:p>
          </table:table-cell>
          <table:table-cell table:formula="of:=INDEX([.$A$1:.$L$2632];MATCH([.B626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Timberwolve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627];[.$K$1:.$K$30];0);12)" office:value-type="float" office:value="20" calcext:value-type="float">
            <text:p>20</text:p>
          </table:table-cell>
          <table:table-cell table:formula="of:=INDEX([.$A$1:.$L$2632];MATCH([.B627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Seventysixers</text:p>
          </table:table-cell>
          <table:table-cell office:value-type="float" office:value="-20" calcext:value-type="float">
            <text:p>-20</text:p>
          </table:table-cell>
          <table:table-cell office:value-type="float" office:value="-23" calcext:value-type="float">
            <text:p>-23</text:p>
          </table:table-cell>
          <table:table-cell office:value-type="float" office:value="-16" calcext:value-type="float">
            <text:p>-16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628];[.$K$1:.$K$30];0);12)" office:value-type="float" office:value="20" calcext:value-type="float">
            <text:p>20</text:p>
          </table:table-cell>
          <table:table-cell table:formula="of:=INDEX([.$A$1:.$L$2632];MATCH([.B628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Mavericks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629];[.$K$1:.$K$30];0);12)" office:value-type="float" office:value="20" calcext:value-type="float">
            <text:p>20</text:p>
          </table:table-cell>
          <table:table-cell table:formula="of:=INDEX([.$A$1:.$L$2632];MATCH([.B629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Wizards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630];[.$K$1:.$K$30];0);12)" office:value-type="float" office:value="20" calcext:value-type="float">
            <text:p>20</text:p>
          </table:table-cell>
          <table:table-cell table:formula="of:=INDEX([.$A$1:.$L$2632];MATCH([.B630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Pacers</text:p>
          </table:table-cell>
          <table:table-cell office:value-type="float" office:value="-1" calcext:value-type="float">
            <text:p>-1</text:p>
          </table:table-cell>
          <table:table-cell office:value-type="float" office:value="-11" calcext:value-type="float">
            <text:p>-11</text:p>
          </table:table-cell>
          <table:table-cell office:value-type="float" office:value="-14" calcext:value-type="float">
            <text:p>-14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631];[.$K$1:.$K$30];0);12)" office:value-type="float" office:value="20" calcext:value-type="float">
            <text:p>20</text:p>
          </table:table-cell>
          <table:table-cell table:formula="of:=INDEX([.$A$1:.$L$2632];MATCH([.B631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Bulls</text:p>
          </table:table-cell>
          <table:table-cell office:value-type="float" office:value="-16" calcext:value-type="float">
            <text:p>-16</text:p>
          </table:table-cell>
          <table:table-cell office:value-type="float" office:value="-35" calcext:value-type="float">
            <text:p>-35</text:p>
          </table:table-cell>
          <table:table-cell office:value-type="float" office:value="-34" calcext:value-type="float">
            <text:p>-34</text:p>
          </table:table-cell>
          <table:table-cell office:value-type="float" office:value="-31" calcext:value-type="float">
            <text:p>-31</text:p>
          </table:table-cell>
          <table:table-cell table:formula="of:=INDEX([.$A$1:.$L$2632];MATCH([.A632];[.$K$1:.$K$30];0);12)" office:value-type="float" office:value="20" calcext:value-type="float">
            <text:p>20</text:p>
          </table:table-cell>
          <table:table-cell table:formula="of:=INDEX([.$A$1:.$L$2632];MATCH([.B632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Grizzlies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633];[.$K$1:.$K$30];0);12)" office:value-type="float" office:value="20" calcext:value-type="float">
            <text:p>20</text:p>
          </table:table-cell>
          <table:table-cell table:formula="of:=INDEX([.$A$1:.$L$2632];MATCH([.B63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Warriors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34];[.$K$1:.$K$30];0);12)" office:value-type="float" office:value="20" calcext:value-type="float">
            <text:p>20</text:p>
          </table:table-cell>
          <table:table-cell table:formula="of:=INDEX([.$A$1:.$L$2632];MATCH([.B634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stons</text:p>
          </table:table-cell>
          <table:table-cell office:value-type="string" calcext:value-type="string">
            <text:p>Cavalier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635];[.$K$1:.$K$30];0);12)" office:value-type="float" office:value="20" calcext:value-type="float">
            <text:p>20</text:p>
          </table:table-cell>
          <table:table-cell table:formula="of:=INDEX([.$A$1:.$L$2632];MATCH([.B63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Piston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636];[.$K$1:.$K$30];0);12)" office:value-type="float" office:value="21" calcext:value-type="float">
            <text:p>21</text:p>
          </table:table-cell>
          <table:table-cell table:formula="of:=INDEX([.$A$1:.$L$2632];MATCH([.B636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Cavaliers</text:p>
          </table:table-cell>
          <table:table-cell office:value-type="float" office:value="-5" calcext:value-type="float">
            <text:p>-5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637];[.$K$1:.$K$30];0);12)" office:value-type="float" office:value="21" calcext:value-type="float">
            <text:p>21</text:p>
          </table:table-cell>
          <table:table-cell table:formula="of:=INDEX([.$A$1:.$L$2632];MATCH([.B637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Nuggets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638];[.$K$1:.$K$30];0);12)" office:value-type="float" office:value="21" calcext:value-type="float">
            <text:p>21</text:p>
          </table:table-cell>
          <table:table-cell table:formula="of:=INDEX([.$A$1:.$L$2632];MATCH([.B638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Wizards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639];[.$K$1:.$K$30];0);12)" office:value-type="float" office:value="21" calcext:value-type="float">
            <text:p>21</text:p>
          </table:table-cell>
          <table:table-cell table:formula="of:=INDEX([.$A$1:.$L$2632];MATCH([.B639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Heat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INDEX([.$A$1:.$L$2632];MATCH([.A640];[.$K$1:.$K$30];0);12)" office:value-type="float" office:value="21" calcext:value-type="float">
            <text:p>21</text:p>
          </table:table-cell>
          <table:table-cell table:formula="of:=INDEX([.$A$1:.$L$2632];MATCH([.B640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King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641];[.$K$1:.$K$30];0);12)" office:value-type="float" office:value="21" calcext:value-type="float">
            <text:p>21</text:p>
          </table:table-cell>
          <table:table-cell table:formula="of:=INDEX([.$A$1:.$L$2632];MATCH([.B641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Thunder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642];[.$K$1:.$K$30];0);12)" office:value-type="float" office:value="21" calcext:value-type="float">
            <text:p>21</text:p>
          </table:table-cell>
          <table:table-cell table:formula="of:=INDEX([.$A$1:.$L$2632];MATCH([.B642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Hornet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INDEX([.$A$1:.$L$2632];MATCH([.A643];[.$K$1:.$K$30];0);12)" office:value-type="float" office:value="21" calcext:value-type="float">
            <text:p>21</text:p>
          </table:table-cell>
          <table:table-cell table:formula="of:=INDEX([.$A$1:.$L$2632];MATCH([.B643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Knicks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644];[.$K$1:.$K$30];0);12)" office:value-type="float" office:value="21" calcext:value-type="float">
            <text:p>21</text:p>
          </table:table-cell>
          <table:table-cell table:formula="of:=INDEX([.$A$1:.$L$2632];MATCH([.B644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Cavaliers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645];[.$K$1:.$K$30];0);12)" office:value-type="float" office:value="21" calcext:value-type="float">
            <text:p>21</text:p>
          </table:table-cell>
          <table:table-cell table:formula="of:=INDEX([.$A$1:.$L$2632];MATCH([.B64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46];[.$K$1:.$K$30];0);12)" office:value-type="float" office:value="21" calcext:value-type="float">
            <text:p>21</text:p>
          </table:table-cell>
          <table:table-cell table:formula="of:=INDEX([.$A$1:.$L$2632];MATCH([.B646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Nugget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647];[.$K$1:.$K$30];0);12)" office:value-type="float" office:value="21" calcext:value-type="float">
            <text:p>21</text:p>
          </table:table-cell>
          <table:table-cell table:formula="of:=INDEX([.$A$1:.$L$2632];MATCH([.B647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Kings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648];[.$K$1:.$K$30];0);12)" office:value-type="float" office:value="21" calcext:value-type="float">
            <text:p>21</text:p>
          </table:table-cell>
          <table:table-cell table:formula="of:=INDEX([.$A$1:.$L$2632];MATCH([.B648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Clippers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649];[.$K$1:.$K$30];0);12)" office:value-type="float" office:value="21" calcext:value-type="float">
            <text:p>21</text:p>
          </table:table-cell>
          <table:table-cell table:formula="of:=INDEX([.$A$1:.$L$2632];MATCH([.B64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Rocket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650];[.$K$1:.$K$30];0);12)" office:value-type="float" office:value="21" calcext:value-type="float">
            <text:p>21</text:p>
          </table:table-cell>
          <table:table-cell table:formula="of:=INDEX([.$A$1:.$L$2632];MATCH([.B650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Buck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INDEX([.$A$1:.$L$2632];MATCH([.A651];[.$K$1:.$K$30];0);12)" office:value-type="float" office:value="21" calcext:value-type="float">
            <text:p>21</text:p>
          </table:table-cell>
          <table:table-cell table:formula="of:=INDEX([.$A$1:.$L$2632];MATCH([.B651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Seventysixers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652];[.$K$1:.$K$30];0);12)" office:value-type="float" office:value="21" calcext:value-type="float">
            <text:p>21</text:p>
          </table:table-cell>
          <table:table-cell table:formula="of:=INDEX([.$A$1:.$L$2632];MATCH([.B652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Grizzlies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653];[.$K$1:.$K$30];0);12)" office:value-type="float" office:value="21" calcext:value-type="float">
            <text:p>21</text:p>
          </table:table-cell>
          <table:table-cell table:formula="of:=INDEX([.$A$1:.$L$2632];MATCH([.B65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Lakers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formula="of:=INDEX([.$A$1:.$L$2632];MATCH([.A654];[.$K$1:.$K$30];0);12)" office:value-type="float" office:value="21" calcext:value-type="float">
            <text:p>21</text:p>
          </table:table-cell>
          <table:table-cell table:formula="of:=INDEX([.$A$1:.$L$2632];MATCH([.B654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Hawk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formula="of:=INDEX([.$A$1:.$L$2632];MATCH([.A655];[.$K$1:.$K$30];0);12)" office:value-type="float" office:value="21" calcext:value-type="float">
            <text:p>21</text:p>
          </table:table-cell>
          <table:table-cell table:formula="of:=INDEX([.$A$1:.$L$2632];MATCH([.B655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Cavaliers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656];[.$K$1:.$K$30];0);12)" office:value-type="float" office:value="21" calcext:value-type="float">
            <text:p>21</text:p>
          </table:table-cell>
          <table:table-cell table:formula="of:=INDEX([.$A$1:.$L$2632];MATCH([.B656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Timberwolves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657];[.$K$1:.$K$30];0);12)" office:value-type="float" office:value="21" calcext:value-type="float">
            <text:p>21</text:p>
          </table:table-cell>
          <table:table-cell table:formula="of:=INDEX([.$A$1:.$L$2632];MATCH([.B657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Celtics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INDEX([.$A$1:.$L$2632];MATCH([.A658];[.$K$1:.$K$30];0);12)" office:value-type="float" office:value="21" calcext:value-type="float">
            <text:p>21</text:p>
          </table:table-cell>
          <table:table-cell table:formula="of:=INDEX([.$A$1:.$L$2632];MATCH([.B658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Buck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659];[.$K$1:.$K$30];0);12)" office:value-type="float" office:value="21" calcext:value-type="float">
            <text:p>21</text:p>
          </table:table-cell>
          <table:table-cell table:formula="of:=INDEX([.$A$1:.$L$2632];MATCH([.B659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Seventysixers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INDEX([.$A$1:.$L$2632];MATCH([.A660];[.$K$1:.$K$30];0);12)" office:value-type="float" office:value="21" calcext:value-type="float">
            <text:p>21</text:p>
          </table:table-cell>
          <table:table-cell table:formula="of:=INDEX([.$A$1:.$L$2632];MATCH([.B660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Hawks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661];[.$K$1:.$K$30];0);12)" office:value-type="float" office:value="21" calcext:value-type="float">
            <text:p>21</text:p>
          </table:table-cell>
          <table:table-cell table:formula="of:=INDEX([.$A$1:.$L$2632];MATCH([.B661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Magic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INDEX([.$A$1:.$L$2632];MATCH([.A662];[.$K$1:.$K$30];0);12)" office:value-type="float" office:value="21" calcext:value-type="float">
            <text:p>21</text:p>
          </table:table-cell>
          <table:table-cell table:formula="of:=INDEX([.$A$1:.$L$2632];MATCH([.B662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Nets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663];[.$K$1:.$K$30];0);12)" office:value-type="float" office:value="21" calcext:value-type="float">
            <text:p>21</text:p>
          </table:table-cell>
          <table:table-cell table:formula="of:=INDEX([.$A$1:.$L$2632];MATCH([.B663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Jazz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table:formula="of:=INDEX([.$A$1:.$L$2632];MATCH([.A664];[.$K$1:.$K$30];0);12)" office:value-type="float" office:value="21" calcext:value-type="float">
            <text:p>21</text:p>
          </table:table-cell>
          <table:table-cell table:formula="of:=INDEX([.$A$1:.$L$2632];MATCH([.B66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ptors</text:p>
          </table:table-cell>
          <table:table-cell office:value-type="string" calcext:value-type="string">
            <text:p>Trailblazers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NDEX([.$A$1:.$L$2632];MATCH([.A665];[.$K$1:.$K$30];0);12)" office:value-type="float" office:value="21" calcext:value-type="float">
            <text:p>21</text:p>
          </table:table-cell>
          <table:table-cell table:formula="of:=INDEX([.$A$1:.$L$2632];MATCH([.B665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Laker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66];[.$K$1:.$K$30];0);12)" office:value-type="float" office:value="22" calcext:value-type="float">
            <text:p>22</text:p>
          </table:table-cell>
          <table:table-cell table:formula="of:=INDEX([.$A$1:.$L$2632];MATCH([.B666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Mavericks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NDEX([.$A$1:.$L$2632];MATCH([.A667];[.$K$1:.$K$30];0);12)" office:value-type="float" office:value="22" calcext:value-type="float">
            <text:p>22</text:p>
          </table:table-cell>
          <table:table-cell table:formula="of:=INDEX([.$A$1:.$L$2632];MATCH([.B667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Mavericks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NDEX([.$A$1:.$L$2632];MATCH([.A668];[.$K$1:.$K$30];0);12)" office:value-type="float" office:value="22" calcext:value-type="float">
            <text:p>22</text:p>
          </table:table-cell>
          <table:table-cell table:formula="of:=INDEX([.$A$1:.$L$2632];MATCH([.B66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Cavaliers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669];[.$K$1:.$K$30];0);12)" office:value-type="float" office:value="22" calcext:value-type="float">
            <text:p>22</text:p>
          </table:table-cell>
          <table:table-cell table:formula="of:=INDEX([.$A$1:.$L$2632];MATCH([.B669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Knicks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670];[.$K$1:.$K$30];0);12)" office:value-type="float" office:value="22" calcext:value-type="float">
            <text:p>22</text:p>
          </table:table-cell>
          <table:table-cell table:formula="of:=INDEX([.$A$1:.$L$2632];MATCH([.B670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Hawks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671];[.$K$1:.$K$30];0);12)" office:value-type="float" office:value="22" calcext:value-type="float">
            <text:p>22</text:p>
          </table:table-cell>
          <table:table-cell table:formula="of:=INDEX([.$A$1:.$L$2632];MATCH([.B671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Wizards</text:p>
          </table:table-cell>
          <table:table-cell office:value-type="float" office:value="-7" calcext:value-type="float">
            <text:p>-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NDEX([.$A$1:.$L$2632];MATCH([.A672];[.$K$1:.$K$30];0);12)" office:value-type="float" office:value="22" calcext:value-type="float">
            <text:p>22</text:p>
          </table:table-cell>
          <table:table-cell table:formula="of:=INDEX([.$A$1:.$L$2632];MATCH([.B672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purs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673];[.$K$1:.$K$30];0);12)" office:value-type="float" office:value="22" calcext:value-type="float">
            <text:p>22</text:p>
          </table:table-cell>
          <table:table-cell table:formula="of:=INDEX([.$A$1:.$L$2632];MATCH([.B673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purs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12" calcext:value-type="float">
            <text:p>-12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74];[.$K$1:.$K$30];0);12)" office:value-type="float" office:value="22" calcext:value-type="float">
            <text:p>22</text:p>
          </table:table-cell>
          <table:table-cell table:formula="of:=INDEX([.$A$1:.$L$2632];MATCH([.B674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eventysixers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formula="of:=INDEX([.$A$1:.$L$2632];MATCH([.A675];[.$K$1:.$K$30];0);12)" office:value-type="float" office:value="22" calcext:value-type="float">
            <text:p>22</text:p>
          </table:table-cell>
          <table:table-cell table:formula="of:=INDEX([.$A$1:.$L$2632];MATCH([.B675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Thunder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676];[.$K$1:.$K$30];0);12)" office:value-type="float" office:value="22" calcext:value-type="float">
            <text:p>22</text:p>
          </table:table-cell>
          <table:table-cell table:formula="of:=INDEX([.$A$1:.$L$2632];MATCH([.B676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Trailblazers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INDEX([.$A$1:.$L$2632];MATCH([.A677];[.$K$1:.$K$30];0);12)" office:value-type="float" office:value="22" calcext:value-type="float">
            <text:p>22</text:p>
          </table:table-cell>
          <table:table-cell table:formula="of:=INDEX([.$A$1:.$L$2632];MATCH([.B677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Jazz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INDEX([.$A$1:.$L$2632];MATCH([.A678];[.$K$1:.$K$30];0);12)" office:value-type="float" office:value="22" calcext:value-type="float">
            <text:p>22</text:p>
          </table:table-cell>
          <table:table-cell table:formula="of:=INDEX([.$A$1:.$L$2632];MATCH([.B678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Pistons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679];[.$K$1:.$K$30];0);12)" office:value-type="float" office:value="22" calcext:value-type="float">
            <text:p>22</text:p>
          </table:table-cell>
          <table:table-cell table:formula="of:=INDEX([.$A$1:.$L$2632];MATCH([.B679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Raptors</text:p>
          </table:table-cell>
          <table:table-cell office:value-type="float" office:value="-4" calcext:value-type="float">
            <text:p>-4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680];[.$K$1:.$K$30];0);12)" office:value-type="float" office:value="22" calcext:value-type="float">
            <text:p>22</text:p>
          </table:table-cell>
          <table:table-cell table:formula="of:=INDEX([.$A$1:.$L$2632];MATCH([.B680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Kings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681];[.$K$1:.$K$30];0);12)" office:value-type="float" office:value="22" calcext:value-type="float">
            <text:p>22</text:p>
          </table:table-cell>
          <table:table-cell table:formula="of:=INDEX([.$A$1:.$L$2632];MATCH([.B681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682];[.$K$1:.$K$30];0);12)" office:value-type="float" office:value="22" calcext:value-type="float">
            <text:p>22</text:p>
          </table:table-cell>
          <table:table-cell table:formula="of:=INDEX([.$A$1:.$L$2632];MATCH([.B682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Jazz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683];[.$K$1:.$K$30];0);12)" office:value-type="float" office:value="22" calcext:value-type="float">
            <text:p>22</text:p>
          </table:table-cell>
          <table:table-cell table:formula="of:=INDEX([.$A$1:.$L$2632];MATCH([.B683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Warrior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NDEX([.$A$1:.$L$2632];MATCH([.A684];[.$K$1:.$K$30];0);12)" office:value-type="float" office:value="22" calcext:value-type="float">
            <text:p>22</text:p>
          </table:table-cell>
          <table:table-cell table:formula="of:=INDEX([.$A$1:.$L$2632];MATCH([.B684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Nugget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685];[.$K$1:.$K$30];0);12)" office:value-type="float" office:value="22" calcext:value-type="float">
            <text:p>22</text:p>
          </table:table-cell>
          <table:table-cell table:formula="of:=INDEX([.$A$1:.$L$2632];MATCH([.B685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Celtics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table:formula="of:=INDEX([.$A$1:.$L$2632];MATCH([.A686];[.$K$1:.$K$30];0);12)" office:value-type="float" office:value="22" calcext:value-type="float">
            <text:p>22</text:p>
          </table:table-cell>
          <table:table-cell table:formula="of:=INDEX([.$A$1:.$L$2632];MATCH([.B686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Lakers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formula="of:=INDEX([.$A$1:.$L$2632];MATCH([.A687];[.$K$1:.$K$30];0);12)" office:value-type="float" office:value="22" calcext:value-type="float">
            <text:p>22</text:p>
          </table:table-cell>
          <table:table-cell table:formula="of:=INDEX([.$A$1:.$L$2632];MATCH([.B687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Thunder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INDEX([.$A$1:.$L$2632];MATCH([.A688];[.$K$1:.$K$30];0);12)" office:value-type="float" office:value="22" calcext:value-type="float">
            <text:p>22</text:p>
          </table:table-cell>
          <table:table-cell table:formula="of:=INDEX([.$A$1:.$L$2632];MATCH([.B688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Maverick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689];[.$K$1:.$K$30];0);12)" office:value-type="float" office:value="22" calcext:value-type="float">
            <text:p>22</text:p>
          </table:table-cell>
          <table:table-cell table:formula="of:=INDEX([.$A$1:.$L$2632];MATCH([.B689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Net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INDEX([.$A$1:.$L$2632];MATCH([.A690];[.$K$1:.$K$30];0);12)" office:value-type="float" office:value="22" calcext:value-type="float">
            <text:p>22</text:p>
          </table:table-cell>
          <table:table-cell table:formula="of:=INDEX([.$A$1:.$L$2632];MATCH([.B690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Kings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formula="of:=INDEX([.$A$1:.$L$2632];MATCH([.A691];[.$K$1:.$K$30];0);12)" office:value-type="float" office:value="22" calcext:value-type="float">
            <text:p>22</text:p>
          </table:table-cell>
          <table:table-cell table:formula="of:=INDEX([.$A$1:.$L$2632];MATCH([.B691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Pelicans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692];[.$K$1:.$K$30];0);12)" office:value-type="float" office:value="22" calcext:value-type="float">
            <text:p>22</text:p>
          </table:table-cell>
          <table:table-cell table:formula="of:=INDEX([.$A$1:.$L$2632];MATCH([.B692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Timberwolves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  <table:table-cell table:formula="of:=INDEX([.$A$1:.$L$2632];MATCH([.A693];[.$K$1:.$K$30];0);12)" office:value-type="float" office:value="22" calcext:value-type="float">
            <text:p>22</text:p>
          </table:table-cell>
          <table:table-cell table:formula="of:=INDEX([.$A$1:.$L$2632];MATCH([.B693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purs</text:p>
          </table:table-cell>
          <table:table-cell office:value-type="float" office:value="-2" calcext:value-type="float">
            <text:p>-2</text:p>
          </table:table-cell>
          <table:table-cell office:value-type="float" office:value="-7" calcext:value-type="float">
            <text:p>-7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694];[.$K$1:.$K$30];0);12)" office:value-type="float" office:value="22" calcext:value-type="float">
            <text:p>22</text:p>
          </table:table-cell>
          <table:table-cell table:formula="of:=INDEX([.$A$1:.$L$2632];MATCH([.B694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un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695];[.$K$1:.$K$30];0);12)" office:value-type="float" office:value="22" calcext:value-type="float">
            <text:p>22</text:p>
          </table:table-cell>
          <table:table-cell table:formula="of:=INDEX([.$A$1:.$L$2632];MATCH([.B695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Grizzlies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96];[.$K$1:.$K$30];0);12)" office:value-type="float" office:value="22" calcext:value-type="float">
            <text:p>22</text:p>
          </table:table-cell>
          <table:table-cell table:formula="of:=INDEX([.$A$1:.$L$2632];MATCH([.B696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Suns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697];[.$K$1:.$K$30];0);12)" office:value-type="float" office:value="22" calcext:value-type="float">
            <text:p>22</text:p>
          </table:table-cell>
          <table:table-cell table:formula="of:=INDEX([.$A$1:.$L$2632];MATCH([.B697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ets</text:p>
          </table:table-cell>
          <table:table-cell office:value-type="string" calcext:value-type="string">
            <text:p>Mavericks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698];[.$K$1:.$K$30];0);12)" office:value-type="float" office:value="22" calcext:value-type="float">
            <text:p>22</text:p>
          </table:table-cell>
          <table:table-cell table:formula="of:=INDEX([.$A$1:.$L$2632];MATCH([.B698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699];[.$K$1:.$K$30];0);12)" office:value-type="float" office:value="23" calcext:value-type="float">
            <text:p>23</text:p>
          </table:table-cell>
          <table:table-cell table:formula="of:=INDEX([.$A$1:.$L$2632];MATCH([.B699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Hawks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16" calcext:value-type="float">
            <text:p>-16</text:p>
          </table:table-cell>
          <table:table-cell office:value-type="float" office:value="-32" calcext:value-type="float">
            <text:p>-32</text:p>
          </table:table-cell>
          <table:table-cell table:formula="of:=INDEX([.$A$1:.$L$2632];MATCH([.A700];[.$K$1:.$K$30];0);12)" office:value-type="float" office:value="23" calcext:value-type="float">
            <text:p>23</text:p>
          </table:table-cell>
          <table:table-cell table:formula="of:=INDEX([.$A$1:.$L$2632];MATCH([.B700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701];[.$K$1:.$K$30];0);12)" office:value-type="float" office:value="23" calcext:value-type="float">
            <text:p>23</text:p>
          </table:table-cell>
          <table:table-cell table:formula="of:=INDEX([.$A$1:.$L$2632];MATCH([.B701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Hornet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12" calcext:value-type="float">
            <text:p>-12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702];[.$K$1:.$K$30];0);12)" office:value-type="float" office:value="23" calcext:value-type="float">
            <text:p>23</text:p>
          </table:table-cell>
          <table:table-cell table:formula="of:=INDEX([.$A$1:.$L$2632];MATCH([.B70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Cavaliers</text:p>
          </table:table-cell>
          <table:table-cell office:value-type="float" office:value="-15" calcext:value-type="float">
            <text:p>-15</text:p>
          </table:table-cell>
          <table:table-cell office:value-type="float" office:value="-11" calcext:value-type="float">
            <text:p>-11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703];[.$K$1:.$K$30];0);12)" office:value-type="float" office:value="23" calcext:value-type="float">
            <text:p>23</text:p>
          </table:table-cell>
          <table:table-cell table:formula="of:=INDEX([.$A$1:.$L$2632];MATCH([.B703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Jazz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25" calcext:value-type="float">
            <text:p>-25</text:p>
          </table:table-cell>
          <table:table-cell table:formula="of:=INDEX([.$A$1:.$L$2632];MATCH([.A704];[.$K$1:.$K$30];0);12)" office:value-type="float" office:value="23" calcext:value-type="float">
            <text:p>23</text:p>
          </table:table-cell>
          <table:table-cell table:formula="of:=INDEX([.$A$1:.$L$2632];MATCH([.B70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Pacers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705];[.$K$1:.$K$30];0);12)" office:value-type="float" office:value="23" calcext:value-type="float">
            <text:p>23</text:p>
          </table:table-cell>
          <table:table-cell table:formula="of:=INDEX([.$A$1:.$L$2632];MATCH([.B705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Pacers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INDEX([.$A$1:.$L$2632];MATCH([.A706];[.$K$1:.$K$30];0);12)" office:value-type="float" office:value="23" calcext:value-type="float">
            <text:p>23</text:p>
          </table:table-cell>
          <table:table-cell table:formula="of:=INDEX([.$A$1:.$L$2632];MATCH([.B706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Hawks</text:p>
          </table:table-cell>
          <table:table-cell office:value-type="float" office:value="4" calcext:value-type="float">
            <text:p>4</text:p>
          </table:table-cell>
          <table:table-cell office:value-type="float" office:value="-11" calcext:value-type="float">
            <text:p>-11</text:p>
          </table:table-cell>
          <table:table-cell office:value-type="float" office:value="-9" calcext:value-type="float">
            <text:p>-9</text:p>
          </table:table-cell>
          <table:table-cell office:value-type="float" office:value="-21" calcext:value-type="float">
            <text:p>-21</text:p>
          </table:table-cell>
          <table:table-cell table:formula="of:=INDEX([.$A$1:.$L$2632];MATCH([.A707];[.$K$1:.$K$30];0);12)" office:value-type="float" office:value="23" calcext:value-type="float">
            <text:p>23</text:p>
          </table:table-cell>
          <table:table-cell table:formula="of:=INDEX([.$A$1:.$L$2632];MATCH([.B707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Rockets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25" calcext:value-type="float">
            <text:p>-25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708];[.$K$1:.$K$30];0);12)" office:value-type="float" office:value="23" calcext:value-type="float">
            <text:p>23</text:p>
          </table:table-cell>
          <table:table-cell table:formula="of:=INDEX([.$A$1:.$L$2632];MATCH([.B708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Wizards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09];[.$K$1:.$K$30];0);12)" office:value-type="float" office:value="23" calcext:value-type="float">
            <text:p>23</text:p>
          </table:table-cell>
          <table:table-cell table:formula="of:=INDEX([.$A$1:.$L$2632];MATCH([.B709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Timberwolves</text:p>
          </table:table-cell>
          <table:table-cell office:value-type="float" office:value="-9" calcext:value-type="float">
            <text:p>-9</text:p>
          </table:table-cell>
          <table:table-cell office:value-type="float" office:value="-28" calcext:value-type="float">
            <text:p>-28</text:p>
          </table:table-cell>
          <table:table-cell office:value-type="float" office:value="-27" calcext:value-type="float">
            <text:p>-27</text:p>
          </table:table-cell>
          <table:table-cell office:value-type="float" office:value="-24" calcext:value-type="float">
            <text:p>-24</text:p>
          </table:table-cell>
          <table:table-cell table:formula="of:=INDEX([.$A$1:.$L$2632];MATCH([.A710];[.$K$1:.$K$30];0);12)" office:value-type="float" office:value="23" calcext:value-type="float">
            <text:p>23</text:p>
          </table:table-cell>
          <table:table-cell table:formula="of:=INDEX([.$A$1:.$L$2632];MATCH([.B710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Sun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711];[.$K$1:.$K$30];0);12)" office:value-type="float" office:value="23" calcext:value-type="float">
            <text:p>23</text:p>
          </table:table-cell>
          <table:table-cell table:formula="of:=INDEX([.$A$1:.$L$2632];MATCH([.B711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Heat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12];[.$K$1:.$K$30];0);12)" office:value-type="float" office:value="23" calcext:value-type="float">
            <text:p>23</text:p>
          </table:table-cell>
          <table:table-cell table:formula="of:=INDEX([.$A$1:.$L$2632];MATCH([.B71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Grizzlie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713];[.$K$1:.$K$30];0);12)" office:value-type="float" office:value="23" calcext:value-type="float">
            <text:p>23</text:p>
          </table:table-cell>
          <table:table-cell table:formula="of:=INDEX([.$A$1:.$L$2632];MATCH([.B71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Bulls</text:p>
          </table:table-cell>
          <table:table-cell office:value-type="float" office:value="-4" calcext:value-type="float">
            <text:p>-4</text:p>
          </table:table-cell>
          <table:table-cell office:value-type="float" office:value="-10" calcext:value-type="float">
            <text:p>-10</text:p>
          </table:table-cell>
          <table:table-cell office:value-type="float" office:value="-26" calcext:value-type="float">
            <text:p>-26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714];[.$K$1:.$K$30];0);12)" office:value-type="float" office:value="23" calcext:value-type="float">
            <text:p>23</text:p>
          </table:table-cell>
          <table:table-cell table:formula="of:=INDEX([.$A$1:.$L$2632];MATCH([.B714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Cavalier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715];[.$K$1:.$K$30];0);12)" office:value-type="float" office:value="23" calcext:value-type="float">
            <text:p>23</text:p>
          </table:table-cell>
          <table:table-cell table:formula="of:=INDEX([.$A$1:.$L$2632];MATCH([.B715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Raptors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716];[.$K$1:.$K$30];0);12)" office:value-type="float" office:value="23" calcext:value-type="float">
            <text:p>23</text:p>
          </table:table-cell>
          <table:table-cell table:formula="of:=INDEX([.$A$1:.$L$2632];MATCH([.B716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Magic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-21" calcext:value-type="float">
            <text:p>-21</text:p>
          </table:table-cell>
          <table:table-cell office:value-type="float" office:value="-17" calcext:value-type="float">
            <text:p>-17</text:p>
          </table:table-cell>
          <table:table-cell table:formula="of:=INDEX([.$A$1:.$L$2632];MATCH([.A717];[.$K$1:.$K$30];0);12)" office:value-type="float" office:value="23" calcext:value-type="float">
            <text:p>23</text:p>
          </table:table-cell>
          <table:table-cell table:formula="of:=INDEX([.$A$1:.$L$2632];MATCH([.B717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Celtics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718];[.$K$1:.$K$30];0);12)" office:value-type="float" office:value="23" calcext:value-type="float">
            <text:p>23</text:p>
          </table:table-cell>
          <table:table-cell table:formula="of:=INDEX([.$A$1:.$L$2632];MATCH([.B718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Nuggets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719];[.$K$1:.$K$30];0);12)" office:value-type="float" office:value="23" calcext:value-type="float">
            <text:p>23</text:p>
          </table:table-cell>
          <table:table-cell table:formula="of:=INDEX([.$A$1:.$L$2632];MATCH([.B719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Grizzlies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720];[.$K$1:.$K$30];0);12)" office:value-type="float" office:value="23" calcext:value-type="float">
            <text:p>23</text:p>
          </table:table-cell>
          <table:table-cell table:formula="of:=INDEX([.$A$1:.$L$2632];MATCH([.B720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Pelicans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721];[.$K$1:.$K$30];0);12)" office:value-type="float" office:value="23" calcext:value-type="float">
            <text:p>23</text:p>
          </table:table-cell>
          <table:table-cell table:formula="of:=INDEX([.$A$1:.$L$2632];MATCH([.B721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Pistons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722];[.$K$1:.$K$30];0);12)" office:value-type="float" office:value="23" calcext:value-type="float">
            <text:p>23</text:p>
          </table:table-cell>
          <table:table-cell table:formula="of:=INDEX([.$A$1:.$L$2632];MATCH([.B722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Raptors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723];[.$K$1:.$K$30];0);12)" office:value-type="float" office:value="23" calcext:value-type="float">
            <text:p>23</text:p>
          </table:table-cell>
          <table:table-cell table:formula="of:=INDEX([.$A$1:.$L$2632];MATCH([.B723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Lakers</text:p>
          </table:table-cell>
          <table:table-cell office:value-type="float" office:value="-12" calcext:value-type="float">
            <text:p>-12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724];[.$K$1:.$K$30];0);12)" office:value-type="float" office:value="23" calcext:value-type="float">
            <text:p>23</text:p>
          </table:table-cell>
          <table:table-cell table:formula="of:=INDEX([.$A$1:.$L$2632];MATCH([.B724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Nets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table:formula="of:=INDEX([.$A$1:.$L$2632];MATCH([.A725];[.$K$1:.$K$30];0);12)" office:value-type="float" office:value="23" calcext:value-type="float">
            <text:p>23</text:p>
          </table:table-cell>
          <table:table-cell table:formula="of:=INDEX([.$A$1:.$L$2632];MATCH([.B725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Pelicans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table:number-columns-repeated="2" office:value-type="float" office:value="-15" calcext:value-type="float">
            <text:p>-15</text:p>
          </table:table-cell>
          <table:table-cell table:formula="of:=INDEX([.$A$1:.$L$2632];MATCH([.A726];[.$K$1:.$K$30];0);12)" office:value-type="float" office:value="23" calcext:value-type="float">
            <text:p>23</text:p>
          </table:table-cell>
          <table:table-cell table:formula="of:=INDEX([.$A$1:.$L$2632];MATCH([.B726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Sun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727];[.$K$1:.$K$30];0);12)" office:value-type="float" office:value="23" calcext:value-type="float">
            <text:p>23</text:p>
          </table:table-cell>
          <table:table-cell table:formula="of:=INDEX([.$A$1:.$L$2632];MATCH([.B727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ventysixers</text:p>
          </table:table-cell>
          <table:table-cell office:value-type="string" calcext:value-type="string">
            <text:p>Kings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728];[.$K$1:.$K$30];0);12)" office:value-type="float" office:value="23" calcext:value-type="float">
            <text:p>23</text:p>
          </table:table-cell>
          <table:table-cell table:formula="of:=INDEX([.$A$1:.$L$2632];MATCH([.B728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Warriors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formula="of:=INDEX([.$A$1:.$L$2632];MATCH([.A729];[.$K$1:.$K$30];0);12)" office:value-type="float" office:value="24" calcext:value-type="float">
            <text:p>24</text:p>
          </table:table-cell>
          <table:table-cell table:formula="of:=INDEX([.$A$1:.$L$2632];MATCH([.B729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Kings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INDEX([.$A$1:.$L$2632];MATCH([.A730];[.$K$1:.$K$30];0);12)" office:value-type="float" office:value="24" calcext:value-type="float">
            <text:p>24</text:p>
          </table:table-cell>
          <table:table-cell table:formula="of:=INDEX([.$A$1:.$L$2632];MATCH([.B730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Pelican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731];[.$K$1:.$K$30];0);12)" office:value-type="float" office:value="24" calcext:value-type="float">
            <text:p>24</text:p>
          </table:table-cell>
          <table:table-cell table:formula="of:=INDEX([.$A$1:.$L$2632];MATCH([.B731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Hea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32];[.$K$1:.$K$30];0);12)" office:value-type="float" office:value="24" calcext:value-type="float">
            <text:p>24</text:p>
          </table:table-cell>
          <table:table-cell table:formula="of:=INDEX([.$A$1:.$L$2632];MATCH([.B73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Jazz</text:p>
          </table:table-cell>
          <table:table-cell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733];[.$K$1:.$K$30];0);12)" office:value-type="float" office:value="24" calcext:value-type="float">
            <text:p>24</text:p>
          </table:table-cell>
          <table:table-cell table:formula="of:=INDEX([.$A$1:.$L$2632];MATCH([.B733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Jazz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734];[.$K$1:.$K$30];0);12)" office:value-type="float" office:value="24" calcext:value-type="float">
            <text:p>24</text:p>
          </table:table-cell>
          <table:table-cell table:formula="of:=INDEX([.$A$1:.$L$2632];MATCH([.B73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Clippers</text:p>
          </table:table-cell>
          <table:table-cell office:value-type="float" office:value="-15" calcext:value-type="float">
            <text:p>-15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24" calcext:value-type="float">
            <text:p>-24</text:p>
          </table:table-cell>
          <table:table-cell table:formula="of:=INDEX([.$A$1:.$L$2632];MATCH([.A735];[.$K$1:.$K$30];0);12)" office:value-type="float" office:value="24" calcext:value-type="float">
            <text:p>24</text:p>
          </table:table-cell>
          <table:table-cell table:formula="of:=INDEX([.$A$1:.$L$2632];MATCH([.B735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Rockets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736];[.$K$1:.$K$30];0);12)" office:value-type="float" office:value="24" calcext:value-type="float">
            <text:p>24</text:p>
          </table:table-cell>
          <table:table-cell table:formula="of:=INDEX([.$A$1:.$L$2632];MATCH([.B736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Pistons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737];[.$K$1:.$K$30];0);12)" office:value-type="float" office:value="24" calcext:value-type="float">
            <text:p>24</text:p>
          </table:table-cell>
          <table:table-cell table:formula="of:=INDEX([.$A$1:.$L$2632];MATCH([.B737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Rocket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INDEX([.$A$1:.$L$2632];MATCH([.A738];[.$K$1:.$K$30];0);12)" office:value-type="float" office:value="24" calcext:value-type="float">
            <text:p>24</text:p>
          </table:table-cell>
          <table:table-cell table:formula="of:=INDEX([.$A$1:.$L$2632];MATCH([.B738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Heat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INDEX([.$A$1:.$L$2632];MATCH([.A739];[.$K$1:.$K$30];0);12)" office:value-type="float" office:value="24" calcext:value-type="float">
            <text:p>24</text:p>
          </table:table-cell>
          <table:table-cell table:formula="of:=INDEX([.$A$1:.$L$2632];MATCH([.B739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Kings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INDEX([.$A$1:.$L$2632];MATCH([.A740];[.$K$1:.$K$30];0);12)" office:value-type="float" office:value="24" calcext:value-type="float">
            <text:p>24</text:p>
          </table:table-cell>
          <table:table-cell table:formula="of:=INDEX([.$A$1:.$L$2632];MATCH([.B740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Lake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INDEX([.$A$1:.$L$2632];MATCH([.A741];[.$K$1:.$K$30];0);12)" office:value-type="float" office:value="24" calcext:value-type="float">
            <text:p>24</text:p>
          </table:table-cell>
          <table:table-cell table:formula="of:=INDEX([.$A$1:.$L$2632];MATCH([.B74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Mavericks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NDEX([.$A$1:.$L$2632];MATCH([.A742];[.$K$1:.$K$30];0);12)" office:value-type="float" office:value="24" calcext:value-type="float">
            <text:p>24</text:p>
          </table:table-cell>
          <table:table-cell table:formula="of:=INDEX([.$A$1:.$L$2632];MATCH([.B742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Hornets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NDEX([.$A$1:.$L$2632];MATCH([.A743];[.$K$1:.$K$30];0);12)" office:value-type="float" office:value="24" calcext:value-type="float">
            <text:p>24</text:p>
          </table:table-cell>
          <table:table-cell table:formula="of:=INDEX([.$A$1:.$L$2632];MATCH([.B743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Celtics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INDEX([.$A$1:.$L$2632];MATCH([.A744];[.$K$1:.$K$30];0);12)" office:value-type="float" office:value="24" calcext:value-type="float">
            <text:p>24</text:p>
          </table:table-cell>
          <table:table-cell table:formula="of:=INDEX([.$A$1:.$L$2632];MATCH([.B74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Wizard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745];[.$K$1:.$K$30];0);12)" office:value-type="float" office:value="24" calcext:value-type="float">
            <text:p>24</text:p>
          </table:table-cell>
          <table:table-cell table:formula="of:=INDEX([.$A$1:.$L$2632];MATCH([.B745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Magic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746];[.$K$1:.$K$30];0);12)" office:value-type="float" office:value="24" calcext:value-type="float">
            <text:p>24</text:p>
          </table:table-cell>
          <table:table-cell table:formula="of:=INDEX([.$A$1:.$L$2632];MATCH([.B746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Maverick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47];[.$K$1:.$K$30];0);12)" office:value-type="float" office:value="24" calcext:value-type="float">
            <text:p>24</text:p>
          </table:table-cell>
          <table:table-cell table:formula="of:=INDEX([.$A$1:.$L$2632];MATCH([.B747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Wizards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INDEX([.$A$1:.$L$2632];MATCH([.A748];[.$K$1:.$K$30];0);12)" office:value-type="float" office:value="24" calcext:value-type="float">
            <text:p>24</text:p>
          </table:table-cell>
          <table:table-cell table:formula="of:=INDEX([.$A$1:.$L$2632];MATCH([.B748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Bucks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formula="of:=INDEX([.$A$1:.$L$2632];MATCH([.A749];[.$K$1:.$K$30];0);12)" office:value-type="float" office:value="24" calcext:value-type="float">
            <text:p>24</text:p>
          </table:table-cell>
          <table:table-cell table:formula="of:=INDEX([.$A$1:.$L$2632];MATCH([.B749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Timberwolves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750];[.$K$1:.$K$30];0);12)" office:value-type="float" office:value="24" calcext:value-type="float">
            <text:p>24</text:p>
          </table:table-cell>
          <table:table-cell table:formula="of:=INDEX([.$A$1:.$L$2632];MATCH([.B750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Bulls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751];[.$K$1:.$K$30];0);12)" office:value-type="float" office:value="24" calcext:value-type="float">
            <text:p>24</text:p>
          </table:table-cell>
          <table:table-cell table:formula="of:=INDEX([.$A$1:.$L$2632];MATCH([.B751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Nets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formula="of:=INDEX([.$A$1:.$L$2632];MATCH([.A752];[.$K$1:.$K$30];0);12)" office:value-type="float" office:value="24" calcext:value-type="float">
            <text:p>24</text:p>
          </table:table-cell>
          <table:table-cell table:formula="of:=INDEX([.$A$1:.$L$2632];MATCH([.B752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Celtics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53];[.$K$1:.$K$30];0);12)" office:value-type="float" office:value="24" calcext:value-type="float">
            <text:p>24</text:p>
          </table:table-cell>
          <table:table-cell table:formula="of:=INDEX([.$A$1:.$L$2632];MATCH([.B753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Sun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754];[.$K$1:.$K$30];0);12)" office:value-type="float" office:value="24" calcext:value-type="float">
            <text:p>24</text:p>
          </table:table-cell>
          <table:table-cell table:formula="of:=INDEX([.$A$1:.$L$2632];MATCH([.B754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Pelicans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755];[.$K$1:.$K$30];0);12)" office:value-type="float" office:value="24" calcext:value-type="float">
            <text:p>24</text:p>
          </table:table-cell>
          <table:table-cell table:formula="of:=INDEX([.$A$1:.$L$2632];MATCH([.B755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Rocke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INDEX([.$A$1:.$L$2632];MATCH([.A756];[.$K$1:.$K$30];0);12)" office:value-type="float" office:value="24" calcext:value-type="float">
            <text:p>24</text:p>
          </table:table-cell>
          <table:table-cell table:formula="of:=INDEX([.$A$1:.$L$2632];MATCH([.B756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Clippers</text:p>
          </table:table-cell>
          <table:table-cell office:value-type="float" office:value="-5" calcext:value-type="float">
            <text:p>-5</text:p>
          </table:table-cell>
          <table:table-cell office:value-type="float" office:value="-12" calcext:value-type="float">
            <text:p>-12</text:p>
          </table:table-cell>
          <table:table-cell office:value-type="float" office:value="-8" calcext:value-type="float">
            <text:p>-8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757];[.$K$1:.$K$30];0);12)" office:value-type="float" office:value="24" calcext:value-type="float">
            <text:p>24</text:p>
          </table:table-cell>
          <table:table-cell table:formula="of:=INDEX([.$A$1:.$L$2632];MATCH([.B757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758];[.$K$1:.$K$30];0);12)" office:value-type="float" office:value="24" calcext:value-type="float">
            <text:p>24</text:p>
          </table:table-cell>
          <table:table-cell table:formula="of:=INDEX([.$A$1:.$L$2632];MATCH([.B758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urs</text:p>
          </table:table-cell>
          <table:table-cell office:value-type="string" calcext:value-type="string">
            <text:p>Bulls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759];[.$K$1:.$K$30];0);12)" office:value-type="float" office:value="24" calcext:value-type="float">
            <text:p>24</text:p>
          </table:table-cell>
          <table:table-cell table:formula="of:=INDEX([.$A$1:.$L$2632];MATCH([.B759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Kings</text:p>
          </table:table-cell>
          <table:table-cell office:value-type="float" office:value="-11" calcext:value-type="float">
            <text:p>-11</text:p>
          </table:table-cell>
          <table:table-cell office:value-type="float" office:value="-19" calcext:value-type="float">
            <text:p>-19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760];[.$K$1:.$K$30];0);12)" office:value-type="float" office:value="25" calcext:value-type="float">
            <text:p>25</text:p>
          </table:table-cell>
          <table:table-cell table:formula="of:=INDEX([.$A$1:.$L$2632];MATCH([.B760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hunder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761];[.$K$1:.$K$30];0);12)" office:value-type="float" office:value="25" calcext:value-type="float">
            <text:p>25</text:p>
          </table:table-cell>
          <table:table-cell table:formula="of:=INDEX([.$A$1:.$L$2632];MATCH([.B76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Warrior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762];[.$K$1:.$K$30];0);12)" office:value-type="float" office:value="25" calcext:value-type="float">
            <text:p>25</text:p>
          </table:table-cell>
          <table:table-cell table:formula="of:=INDEX([.$A$1:.$L$2632];MATCH([.B76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Clipper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2" calcext:value-type="float">
            <text:p>-12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763];[.$K$1:.$K$30];0);12)" office:value-type="float" office:value="25" calcext:value-type="float">
            <text:p>25</text:p>
          </table:table-cell>
          <table:table-cell table:formula="of:=INDEX([.$A$1:.$L$2632];MATCH([.B763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railblazers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INDEX([.$A$1:.$L$2632];MATCH([.A764];[.$K$1:.$K$30];0);12)" office:value-type="float" office:value="25" calcext:value-type="float">
            <text:p>25</text:p>
          </table:table-cell>
          <table:table-cell table:formula="of:=INDEX([.$A$1:.$L$2632];MATCH([.B764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Pelican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NDEX([.$A$1:.$L$2632];MATCH([.A765];[.$K$1:.$K$30];0);12)" office:value-type="float" office:value="25" calcext:value-type="float">
            <text:p>25</text:p>
          </table:table-cell>
          <table:table-cell table:formula="of:=INDEX([.$A$1:.$L$2632];MATCH([.B765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Lakers</text:p>
          </table:table-cell>
          <table:table-cell office:value-type="float" office:value="-8" calcext:value-type="float">
            <text:p>-8</text:p>
          </table:table-cell>
          <table:table-cell office:value-type="float" office:value="-11" calcext:value-type="float">
            <text:p>-11</text:p>
          </table:table-cell>
          <table:table-cell office:value-type="float" office:value="-7" calcext:value-type="float">
            <text:p>-7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766];[.$K$1:.$K$30];0);12)" office:value-type="float" office:value="25" calcext:value-type="float">
            <text:p>25</text:p>
          </table:table-cell>
          <table:table-cell table:formula="of:=INDEX([.$A$1:.$L$2632];MATCH([.B766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railblazers</text:p>
          </table:table-cell>
          <table:table-cell office:value-type="float" office:value="-17" calcext:value-type="float">
            <text:p>-17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767];[.$K$1:.$K$30];0);12)" office:value-type="float" office:value="25" calcext:value-type="float">
            <text:p>25</text:p>
          </table:table-cell>
          <table:table-cell table:formula="of:=INDEX([.$A$1:.$L$2632];MATCH([.B767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Pistons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68];[.$K$1:.$K$30];0);12)" office:value-type="float" office:value="25" calcext:value-type="float">
            <text:p>25</text:p>
          </table:table-cell>
          <table:table-cell table:formula="of:=INDEX([.$A$1:.$L$2632];MATCH([.B768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Nets</text:p>
          </table:table-cell>
          <table:table-cell office:value-type="float" office:value="-2" calcext:value-type="float">
            <text:p>-2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-18" calcext:value-type="float">
            <text:p>-18</text:p>
          </table:table-cell>
          <table:table-cell table:formula="of:=INDEX([.$A$1:.$L$2632];MATCH([.A769];[.$K$1:.$K$30];0);12)" office:value-type="float" office:value="25" calcext:value-type="float">
            <text:p>25</text:p>
          </table:table-cell>
          <table:table-cell table:formula="of:=INDEX([.$A$1:.$L$2632];MATCH([.B769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Warriors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770];[.$K$1:.$K$30];0);12)" office:value-type="float" office:value="25" calcext:value-type="float">
            <text:p>25</text:p>
          </table:table-cell>
          <table:table-cell table:formula="of:=INDEX([.$A$1:.$L$2632];MATCH([.B770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Nuggets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13" calcext:value-type="float">
            <text:p>-13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771];[.$K$1:.$K$30];0);12)" office:value-type="float" office:value="25" calcext:value-type="float">
            <text:p>25</text:p>
          </table:table-cell>
          <table:table-cell table:formula="of:=INDEX([.$A$1:.$L$2632];MATCH([.B771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Pacers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772];[.$K$1:.$K$30];0);12)" office:value-type="float" office:value="25" calcext:value-type="float">
            <text:p>25</text:p>
          </table:table-cell>
          <table:table-cell table:formula="of:=INDEX([.$A$1:.$L$2632];MATCH([.B772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Seventysixers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office:value-type="float" office:value="-17" calcext:value-type="float">
            <text:p>-17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773];[.$K$1:.$K$30];0);12)" office:value-type="float" office:value="25" calcext:value-type="float">
            <text:p>25</text:p>
          </table:table-cell>
          <table:table-cell table:formula="of:=INDEX([.$A$1:.$L$2632];MATCH([.B773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Wizards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774];[.$K$1:.$K$30];0);12)" office:value-type="float" office:value="25" calcext:value-type="float">
            <text:p>25</text:p>
          </table:table-cell>
          <table:table-cell table:formula="of:=INDEX([.$A$1:.$L$2632];MATCH([.B774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Magic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775];[.$K$1:.$K$30];0);12)" office:value-type="float" office:value="25" calcext:value-type="float">
            <text:p>25</text:p>
          </table:table-cell>
          <table:table-cell table:formula="of:=INDEX([.$A$1:.$L$2632];MATCH([.B775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imberwolves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776];[.$K$1:.$K$30];0);12)" office:value-type="float" office:value="25" calcext:value-type="float">
            <text:p>25</text:p>
          </table:table-cell>
          <table:table-cell table:formula="of:=INDEX([.$A$1:.$L$2632];MATCH([.B776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Nuggets</text:p>
          </table:table-cell>
          <table:table-cell office:value-type="float" office:value="-1" calcext:value-type="float">
            <text:p>-1</text:p>
          </table:table-cell>
          <table:table-cell office:value-type="float" office:value="-20" calcext:value-type="float">
            <text:p>-20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777];[.$K$1:.$K$30];0);12)" office:value-type="float" office:value="25" calcext:value-type="float">
            <text:p>25</text:p>
          </table:table-cell>
          <table:table-cell table:formula="of:=INDEX([.$A$1:.$L$2632];MATCH([.B777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Hawks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INDEX([.$A$1:.$L$2632];MATCH([.A778];[.$K$1:.$K$30];0);12)" office:value-type="float" office:value="25" calcext:value-type="float">
            <text:p>25</text:p>
          </table:table-cell>
          <table:table-cell table:formula="of:=INDEX([.$A$1:.$L$2632];MATCH([.B778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Warriors</text:p>
          </table:table-cell>
          <table:table-cell office:value-type="float" office:value="-7" calcext:value-type="float">
            <text:p>-7</text:p>
          </table:table-cell>
          <table:table-cell office:value-type="float" office:value="-9" calcext:value-type="float">
            <text:p>-9</text:p>
          </table:table-cell>
          <table:table-cell office:value-type="float" office:value="-24" calcext:value-type="float">
            <text:p>-24</text:p>
          </table:table-cell>
          <table:table-cell office:value-type="float" office:value="-29" calcext:value-type="float">
            <text:p>-29</text:p>
          </table:table-cell>
          <table:table-cell table:formula="of:=INDEX([.$A$1:.$L$2632];MATCH([.A779];[.$K$1:.$K$30];0);12)" office:value-type="float" office:value="25" calcext:value-type="float">
            <text:p>25</text:p>
          </table:table-cell>
          <table:table-cell table:formula="of:=INDEX([.$A$1:.$L$2632];MATCH([.B779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Jazz</text:p>
          </table:table-cell>
          <table:table-cell office:value-type="float" office:value="-14" calcext:value-type="float">
            <text:p>-14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780];[.$K$1:.$K$30];0);12)" office:value-type="float" office:value="25" calcext:value-type="float">
            <text:p>25</text:p>
          </table:table-cell>
          <table:table-cell table:formula="of:=INDEX([.$A$1:.$L$2632];MATCH([.B780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Pacers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781];[.$K$1:.$K$30];0);12)" office:value-type="float" office:value="25" calcext:value-type="float">
            <text:p>25</text:p>
          </table:table-cell>
          <table:table-cell table:formula="of:=INDEX([.$A$1:.$L$2632];MATCH([.B781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Laker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NDEX([.$A$1:.$L$2632];MATCH([.A782];[.$K$1:.$K$30];0);12)" office:value-type="float" office:value="25" calcext:value-type="float">
            <text:p>25</text:p>
          </table:table-cell>
          <table:table-cell table:formula="of:=INDEX([.$A$1:.$L$2632];MATCH([.B782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Pelicans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783];[.$K$1:.$K$30];0);12)" office:value-type="float" office:value="25" calcext:value-type="float">
            <text:p>25</text:p>
          </table:table-cell>
          <table:table-cell table:formula="of:=INDEX([.$A$1:.$L$2632];MATCH([.B783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Knick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INDEX([.$A$1:.$L$2632];MATCH([.A784];[.$K$1:.$K$30];0);12)" office:value-type="float" office:value="25" calcext:value-type="float">
            <text:p>25</text:p>
          </table:table-cell>
          <table:table-cell table:formula="of:=INDEX([.$A$1:.$L$2632];MATCH([.B784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Spurs</text:p>
          </table:table-cell>
          <table:table-cell office:value-type="float" office:value="-3" calcext:value-type="float">
            <text:p>-3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785];[.$K$1:.$K$30];0);12)" office:value-type="float" office:value="25" calcext:value-type="float">
            <text:p>25</text:p>
          </table:table-cell>
          <table:table-cell table:formula="of:=INDEX([.$A$1:.$L$2632];MATCH([.B785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hunder</text:p>
          </table:table-cell>
          <table:table-cell office:value-type="float" office:value="-10" calcext:value-type="float">
            <text:p>-10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786];[.$K$1:.$K$30];0);12)" office:value-type="float" office:value="25" calcext:value-type="float">
            <text:p>25</text:p>
          </table:table-cell>
          <table:table-cell table:formula="of:=INDEX([.$A$1:.$L$2632];MATCH([.B786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Timberwolves</text:p>
          </table:table-cell>
          <table:table-cell office:value-type="float" office:value="-6" calcext:value-type="float">
            <text:p>-6</text:p>
          </table:table-cell>
          <table:table-cell office:value-type="float" office:value="-8" calcext:value-type="float">
            <text:p>-8</text:p>
          </table:table-cell>
          <table:table-cell office:value-type="float" office:value="-4" calcext:value-type="float">
            <text:p>-4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787];[.$K$1:.$K$30];0);12)" office:value-type="float" office:value="25" calcext:value-type="float">
            <text:p>25</text:p>
          </table:table-cell>
          <table:table-cell table:formula="of:=INDEX([.$A$1:.$L$2632];MATCH([.B787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Rockets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788];[.$K$1:.$K$30];0);12)" office:value-type="float" office:value="25" calcext:value-type="float">
            <text:p>25</text:p>
          </table:table-cell>
          <table:table-cell table:formula="of:=INDEX([.$A$1:.$L$2632];MATCH([.B788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Seventysixers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789];[.$K$1:.$K$30];0);12)" office:value-type="float" office:value="25" calcext:value-type="float">
            <text:p>25</text:p>
          </table:table-cell>
          <table:table-cell table:formula="of:=INDEX([.$A$1:.$L$2632];MATCH([.B789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ns</text:p>
          </table:table-cell>
          <table:table-cell office:value-type="string" calcext:value-type="string">
            <text:p>Rockets</text:p>
          </table:table-cell>
          <table:table-cell office:value-type="float" office:value="-16" calcext:value-type="float">
            <text:p>-16</text:p>
          </table:table-cell>
          <table:table-cell office:value-type="float" office:value="-26" calcext:value-type="float">
            <text:p>-26</text:p>
          </table:table-cell>
          <table:table-cell office:value-type="float" office:value="-27" calcext:value-type="float">
            <text:p>-27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790];[.$K$1:.$K$30];0);12)" office:value-type="float" office:value="25" calcext:value-type="float">
            <text:p>25</text:p>
          </table:table-cell>
          <table:table-cell table:formula="of:=INDEX([.$A$1:.$L$2632];MATCH([.B790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Seventysixers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INDEX([.$A$1:.$L$2632];MATCH([.A791];[.$K$1:.$K$30];0);12)" office:value-type="float" office:value="26" calcext:value-type="float">
            <text:p>26</text:p>
          </table:table-cell>
          <table:table-cell table:formula="of:=INDEX([.$A$1:.$L$2632];MATCH([.B791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Suns</text:p>
          </table:table-cell>
          <table:table-cell office:value-type="float" office:value="-15" calcext:value-type="float">
            <text:p>-15</text:p>
          </table:table-cell>
          <table:table-cell office:value-type="float" office:value="-4" calcext:value-type="float">
            <text:p>-4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formula="of:=INDEX([.$A$1:.$L$2632];MATCH([.A792];[.$K$1:.$K$30];0);12)" office:value-type="float" office:value="26" calcext:value-type="float">
            <text:p>26</text:p>
          </table:table-cell>
          <table:table-cell table:formula="of:=INDEX([.$A$1:.$L$2632];MATCH([.B792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Lakers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793];[.$K$1:.$K$30];0);12)" office:value-type="float" office:value="26" calcext:value-type="float">
            <text:p>26</text:p>
          </table:table-cell>
          <table:table-cell table:formula="of:=INDEX([.$A$1:.$L$2632];MATCH([.B793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Clippers</text:p>
          </table:table-cell>
          <table:table-cell office:value-type="float" office:value="-1" calcext:value-type="float">
            <text:p>-1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INDEX([.$A$1:.$L$2632];MATCH([.A794];[.$K$1:.$K$30];0);12)" office:value-type="float" office:value="26" calcext:value-type="float">
            <text:p>26</text:p>
          </table:table-cell>
          <table:table-cell table:formula="of:=INDEX([.$A$1:.$L$2632];MATCH([.B794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Warriors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-28" calcext:value-type="float">
            <text:p>-28</text:p>
          </table:table-cell>
          <table:table-cell office:value-type="float" office:value="-26" calcext:value-type="float">
            <text:p>-26</text:p>
          </table:table-cell>
          <table:table-cell table:formula="of:=INDEX([.$A$1:.$L$2632];MATCH([.A795];[.$K$1:.$K$30];0);12)" office:value-type="float" office:value="26" calcext:value-type="float">
            <text:p>26</text:p>
          </table:table-cell>
          <table:table-cell table:formula="of:=INDEX([.$A$1:.$L$2632];MATCH([.B795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imberwolves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796];[.$K$1:.$K$30];0);12)" office:value-type="float" office:value="26" calcext:value-type="float">
            <text:p>26</text:p>
          </table:table-cell>
          <table:table-cell table:formula="of:=INDEX([.$A$1:.$L$2632];MATCH([.B796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Heat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797];[.$K$1:.$K$30];0);12)" office:value-type="float" office:value="26" calcext:value-type="float">
            <text:p>26</text:p>
          </table:table-cell>
          <table:table-cell table:formula="of:=INDEX([.$A$1:.$L$2632];MATCH([.B797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Raptors</text:p>
          </table:table-cell>
          <table:table-cell office:value-type="float" office:value="7" calcext:value-type="float">
            <text:p>7</text:p>
          </table:table-cell>
          <table:table-cell office:value-type="float" office:value="-7" calcext:value-type="float">
            <text:p>-7</text:p>
          </table:table-cell>
          <table:table-cell office:value-type="float" office:value="-13" calcext:value-type="float">
            <text:p>-13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798];[.$K$1:.$K$30];0);12)" office:value-type="float" office:value="26" calcext:value-type="float">
            <text:p>26</text:p>
          </table:table-cell>
          <table:table-cell table:formula="of:=INDEX([.$A$1:.$L$2632];MATCH([.B798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Clipper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799];[.$K$1:.$K$30];0);12)" office:value-type="float" office:value="26" calcext:value-type="float">
            <text:p>26</text:p>
          </table:table-cell>
          <table:table-cell table:formula="of:=INDEX([.$A$1:.$L$2632];MATCH([.B79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Magic</text:p>
          </table:table-cell>
          <table:table-cell office:value-type="float" office:value="-14" calcext:value-type="float">
            <text:p>-14</text:p>
          </table:table-cell>
          <table:table-cell office:value-type="float" office:value="-10" calcext:value-type="float">
            <text:p>-1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00];[.$K$1:.$K$30];0);12)" office:value-type="float" office:value="26" calcext:value-type="float">
            <text:p>26</text:p>
          </table:table-cell>
          <table:table-cell table:formula="of:=INDEX([.$A$1:.$L$2632];MATCH([.B800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Pistons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10" calcext:value-type="float">
            <text:p>-10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801];[.$K$1:.$K$30];0);12)" office:value-type="float" office:value="26" calcext:value-type="float">
            <text:p>26</text:p>
          </table:table-cell>
          <table:table-cell table:formula="of:=INDEX([.$A$1:.$L$2632];MATCH([.B801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Rocket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INDEX([.$A$1:.$L$2632];MATCH([.A802];[.$K$1:.$K$30];0);12)" office:value-type="float" office:value="26" calcext:value-type="float">
            <text:p>26</text:p>
          </table:table-cell>
          <table:table-cell table:formula="of:=INDEX([.$A$1:.$L$2632];MATCH([.B802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Nets</text:p>
          </table:table-cell>
          <table:table-cell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803];[.$K$1:.$K$30];0);12)" office:value-type="float" office:value="26" calcext:value-type="float">
            <text:p>26</text:p>
          </table:table-cell>
          <table:table-cell table:formula="of:=INDEX([.$A$1:.$L$2632];MATCH([.B803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Pacers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04];[.$K$1:.$K$30];0);12)" office:value-type="float" office:value="26" calcext:value-type="float">
            <text:p>26</text:p>
          </table:table-cell>
          <table:table-cell table:formula="of:=INDEX([.$A$1:.$L$2632];MATCH([.B804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Lakers</text:p>
          </table:table-cell>
          <table:table-cell office:value-type="float" office:value="-13" calcext:value-type="float">
            <text:p>-13</text:p>
          </table:table-cell>
          <table:table-cell office:value-type="float" office:value="-1" calcext:value-type="float">
            <text:p>-1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05];[.$K$1:.$K$30];0);12)" office:value-type="float" office:value="26" calcext:value-type="float">
            <text:p>26</text:p>
          </table:table-cell>
          <table:table-cell table:formula="of:=INDEX([.$A$1:.$L$2632];MATCH([.B805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Kings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806];[.$K$1:.$K$30];0);12)" office:value-type="float" office:value="26" calcext:value-type="float">
            <text:p>26</text:p>
          </table:table-cell>
          <table:table-cell table:formula="of:=INDEX([.$A$1:.$L$2632];MATCH([.B806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Nuggets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table:formula="of:=INDEX([.$A$1:.$L$2632];MATCH([.A807];[.$K$1:.$K$30];0);12)" office:value-type="float" office:value="26" calcext:value-type="float">
            <text:p>26</text:p>
          </table:table-cell>
          <table:table-cell table:formula="of:=INDEX([.$A$1:.$L$2632];MATCH([.B807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Piston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formula="of:=INDEX([.$A$1:.$L$2632];MATCH([.A808];[.$K$1:.$K$30];0);12)" office:value-type="float" office:value="26" calcext:value-type="float">
            <text:p>26</text:p>
          </table:table-cell>
          <table:table-cell table:formula="of:=INDEX([.$A$1:.$L$2632];MATCH([.B808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Knicks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INDEX([.$A$1:.$L$2632];MATCH([.A809];[.$K$1:.$K$30];0);12)" office:value-type="float" office:value="26" calcext:value-type="float">
            <text:p>26</text:p>
          </table:table-cell>
          <table:table-cell table:formula="of:=INDEX([.$A$1:.$L$2632];MATCH([.B809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Wizard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810];[.$K$1:.$K$30];0);12)" office:value-type="float" office:value="26" calcext:value-type="float">
            <text:p>26</text:p>
          </table:table-cell>
          <table:table-cell table:formula="of:=INDEX([.$A$1:.$L$2632];MATCH([.B810];[.$K$1:.$K$30];0);12)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Pelican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INDEX([.$A$1:.$L$2632];MATCH([.A811];[.$K$1:.$K$30];0);12)" office:value-type="float" office:value="26" calcext:value-type="float">
            <text:p>26</text:p>
          </table:table-cell>
          <table:table-cell table:formula="of:=INDEX([.$A$1:.$L$2632];MATCH([.B811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Haw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812];[.$K$1:.$K$30];0);12)" office:value-type="float" office:value="26" calcext:value-type="float">
            <text:p>26</text:p>
          </table:table-cell>
          <table:table-cell table:formula="of:=INDEX([.$A$1:.$L$2632];MATCH([.B812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Rockets</text:p>
          </table:table-cell>
          <table:table-cell office:value-type="float" office:value="-2" calcext:value-type="float">
            <text:p>-2</text:p>
          </table:table-cell>
          <table:table-cell office:value-type="float" office:value="-6" calcext:value-type="float">
            <text:p>-6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813];[.$K$1:.$K$30];0);12)" office:value-type="float" office:value="26" calcext:value-type="float">
            <text:p>26</text:p>
          </table:table-cell>
          <table:table-cell table:formula="of:=INDEX([.$A$1:.$L$2632];MATCH([.B813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Celtics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814];[.$K$1:.$K$30];0);12)" office:value-type="float" office:value="26" calcext:value-type="float">
            <text:p>26</text:p>
          </table:table-cell>
          <table:table-cell table:formula="of:=INDEX([.$A$1:.$L$2632];MATCH([.B814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railblazers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table:formula="of:=INDEX([.$A$1:.$L$2632];MATCH([.A815];[.$K$1:.$K$30];0);12)" office:value-type="float" office:value="26" calcext:value-type="float">
            <text:p>26</text:p>
          </table:table-cell>
          <table:table-cell table:formula="of:=INDEX([.$A$1:.$L$2632];MATCH([.B815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Jazz</text:p>
          </table:table-cell>
          <table:table-cell office:value-type="float" office:value="-5" calcext:value-type="float">
            <text:p>-5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816];[.$K$1:.$K$30];0);12)" office:value-type="float" office:value="26" calcext:value-type="float">
            <text:p>26</text:p>
          </table:table-cell>
          <table:table-cell table:formula="of:=INDEX([.$A$1:.$L$2632];MATCH([.B816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Suns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817];[.$K$1:.$K$30];0);12)" office:value-type="float" office:value="26" calcext:value-type="float">
            <text:p>26</text:p>
          </table:table-cell>
          <table:table-cell table:formula="of:=INDEX([.$A$1:.$L$2632];MATCH([.B817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Hawks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18];[.$K$1:.$K$30];0);12)" office:value-type="float" office:value="26" calcext:value-type="float">
            <text:p>26</text:p>
          </table:table-cell>
          <table:table-cell table:formula="of:=INDEX([.$A$1:.$L$2632];MATCH([.B818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Pelican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INDEX([.$A$1:.$L$2632];MATCH([.A819];[.$K$1:.$K$30];0);12)" office:value-type="float" office:value="26" calcext:value-type="float">
            <text:p>26</text:p>
          </table:table-cell>
          <table:table-cell table:formula="of:=INDEX([.$A$1:.$L$2632];MATCH([.B819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Celtics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INDEX([.$A$1:.$L$2632];MATCH([.A820];[.$K$1:.$K$30];0);12)" office:value-type="float" office:value="26" calcext:value-type="float">
            <text:p>26</text:p>
          </table:table-cell>
          <table:table-cell table:formula="of:=INDEX([.$A$1:.$L$2632];MATCH([.B820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Timberwolves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821];[.$K$1:.$K$30];0);12)" office:value-type="float" office:value="26" calcext:value-type="float">
            <text:p>26</text:p>
          </table:table-cell>
          <table:table-cell table:formula="of:=INDEX([.$A$1:.$L$2632];MATCH([.B821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nder</text:p>
          </table:table-cell>
          <table:table-cell office:value-type="string" calcext:value-type="string">
            <text:p>Heat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INDEX([.$A$1:.$L$2632];MATCH([.A822];[.$K$1:.$K$30];0);12)" office:value-type="float" office:value="26" calcext:value-type="float">
            <text:p>26</text:p>
          </table:table-cell>
          <table:table-cell table:formula="of:=INDEX([.$A$1:.$L$2632];MATCH([.B822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Grizzlies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23];[.$K$1:.$K$30];0);12)" office:value-type="float" office:value="27" calcext:value-type="float">
            <text:p>27</text:p>
          </table:table-cell>
          <table:table-cell table:formula="of:=INDEX([.$A$1:.$L$2632];MATCH([.B823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Kings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-8" calcext:value-type="float">
            <text:p>-8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824];[.$K$1:.$K$30];0);12)" office:value-type="float" office:value="27" calcext:value-type="float">
            <text:p>27</text:p>
          </table:table-cell>
          <table:table-cell table:formula="of:=INDEX([.$A$1:.$L$2632];MATCH([.B824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Grizzlies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table:formula="of:=INDEX([.$A$1:.$L$2632];MATCH([.A825];[.$K$1:.$K$30];0);12)" office:value-type="float" office:value="27" calcext:value-type="float">
            <text:p>27</text:p>
          </table:table-cell>
          <table:table-cell table:formula="of:=INDEX([.$A$1:.$L$2632];MATCH([.B825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Nuggets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826];[.$K$1:.$K$30];0);12)" office:value-type="float" office:value="27" calcext:value-type="float">
            <text:p>27</text:p>
          </table:table-cell>
          <table:table-cell table:formula="of:=INDEX([.$A$1:.$L$2632];MATCH([.B826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Thunder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827];[.$K$1:.$K$30];0);12)" office:value-type="float" office:value="27" calcext:value-type="float">
            <text:p>27</text:p>
          </table:table-cell>
          <table:table-cell table:formula="of:=INDEX([.$A$1:.$L$2632];MATCH([.B827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Nets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4" calcext:value-type="float">
            <text:p>-4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828];[.$K$1:.$K$30];0);12)" office:value-type="float" office:value="27" calcext:value-type="float">
            <text:p>27</text:p>
          </table:table-cell>
          <table:table-cell table:formula="of:=INDEX([.$A$1:.$L$2632];MATCH([.B828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Magic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829];[.$K$1:.$K$30];0);12)" office:value-type="float" office:value="27" calcext:value-type="float">
            <text:p>27</text:p>
          </table:table-cell>
          <table:table-cell table:formula="of:=INDEX([.$A$1:.$L$2632];MATCH([.B829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Clippers</text:p>
          </table:table-cell>
          <table:table-cell office:value-type="float" office:value="-13" calcext:value-type="float">
            <text:p>-13</text:p>
          </table:table-cell>
          <table:table-cell office:value-type="float" office:value="-9" calcext:value-type="float">
            <text:p>-9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830];[.$K$1:.$K$30];0);12)" office:value-type="float" office:value="27" calcext:value-type="float">
            <text:p>27</text:p>
          </table:table-cell>
          <table:table-cell table:formula="of:=INDEX([.$A$1:.$L$2632];MATCH([.B830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Lakers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INDEX([.$A$1:.$L$2632];MATCH([.A831];[.$K$1:.$K$30];0);12)" office:value-type="float" office:value="27" calcext:value-type="float">
            <text:p>27</text:p>
          </table:table-cell>
          <table:table-cell table:formula="of:=INDEX([.$A$1:.$L$2632];MATCH([.B83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Hornets</text:p>
          </table:table-cell>
          <table:table-cell office:value-type="float" office:value="-1" calcext:value-type="float">
            <text:p>-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-7" calcext:value-type="float">
            <text:p>-7</text:p>
          </table:table-cell>
          <table:table-cell table:formula="of:=INDEX([.$A$1:.$L$2632];MATCH([.A832];[.$K$1:.$K$30];0);12)" office:value-type="float" office:value="27" calcext:value-type="float">
            <text:p>27</text:p>
          </table:table-cell>
          <table:table-cell table:formula="of:=INDEX([.$A$1:.$L$2632];MATCH([.B83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Seventysixers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formula="of:=INDEX([.$A$1:.$L$2632];MATCH([.A833];[.$K$1:.$K$30];0);12)" office:value-type="float" office:value="27" calcext:value-type="float">
            <text:p>27</text:p>
          </table:table-cell>
          <table:table-cell table:formula="of:=INDEX([.$A$1:.$L$2632];MATCH([.B833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Grizzlies</text:p>
          </table:table-cell>
          <table:table-cell office:value-type="float" office:value="-2" calcext:value-type="float">
            <text:p>-2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22" calcext:value-type="float">
            <text:p>-22</text:p>
          </table:table-cell>
          <table:table-cell table:formula="of:=INDEX([.$A$1:.$L$2632];MATCH([.A834];[.$K$1:.$K$30];0);12)" office:value-type="float" office:value="27" calcext:value-type="float">
            <text:p>27</text:p>
          </table:table-cell>
          <table:table-cell table:formula="of:=INDEX([.$A$1:.$L$2632];MATCH([.B834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Celtics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-6" calcext:value-type="float">
            <text:p>-6</text:p>
          </table:table-cell>
          <table:table-cell table:formula="of:=INDEX([.$A$1:.$L$2632];MATCH([.A835];[.$K$1:.$K$30];0);12)" office:value-type="float" office:value="27" calcext:value-type="float">
            <text:p>27</text:p>
          </table:table-cell>
          <table:table-cell table:formula="of:=INDEX([.$A$1:.$L$2632];MATCH([.B835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Pelicans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1" calcext:value-type="float">
            <text:p>-21</text:p>
          </table:table-cell>
          <table:table-cell table:formula="of:=INDEX([.$A$1:.$L$2632];MATCH([.A836];[.$K$1:.$K$30];0);12)" office:value-type="float" office:value="27" calcext:value-type="float">
            <text:p>27</text:p>
          </table:table-cell>
          <table:table-cell table:formula="of:=INDEX([.$A$1:.$L$2632];MATCH([.B836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Suns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837];[.$K$1:.$K$30];0);12)" office:value-type="float" office:value="27" calcext:value-type="float">
            <text:p>27</text:p>
          </table:table-cell>
          <table:table-cell table:formula="of:=INDEX([.$A$1:.$L$2632];MATCH([.B837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Warriors</text:p>
          </table:table-cell>
          <table:table-cell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7" calcext:value-type="float">
            <text:p>-17</text:p>
          </table:table-cell>
          <table:table-cell office:value-type="float" office:value="-13" calcext:value-type="float">
            <text:p>-13</text:p>
          </table:table-cell>
          <table:table-cell table:formula="of:=INDEX([.$A$1:.$L$2632];MATCH([.A838];[.$K$1:.$K$30];0);12)" office:value-type="float" office:value="27" calcext:value-type="float">
            <text:p>27</text:p>
          </table:table-cell>
          <table:table-cell table:formula="of:=INDEX([.$A$1:.$L$2632];MATCH([.B838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Jazz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-5" calcext:value-type="float">
            <text:p>-5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839];[.$K$1:.$K$30];0);12)" office:value-type="float" office:value="27" calcext:value-type="float">
            <text:p>27</text:p>
          </table:table-cell>
          <table:table-cell table:formula="of:=INDEX([.$A$1:.$L$2632];MATCH([.B83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Knicks</text:p>
          </table:table-cell>
          <table:table-cell office:value-type="float" office:value="3" calcext:value-type="float">
            <text:p>3</text:p>
          </table:table-cell>
          <table:table-cell office:value-type="float" office:value="-9" calcext:value-type="float">
            <text:p>-9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40];[.$K$1:.$K$30];0);12)" office:value-type="float" office:value="27" calcext:value-type="float">
            <text:p>27</text:p>
          </table:table-cell>
          <table:table-cell table:formula="of:=INDEX([.$A$1:.$L$2632];MATCH([.B840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Knicks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-10" calcext:value-type="float">
            <text:p>-10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41];[.$K$1:.$K$30];0);12)" office:value-type="float" office:value="27" calcext:value-type="float">
            <text:p>27</text:p>
          </table:table-cell>
          <table:table-cell table:formula="of:=INDEX([.$A$1:.$L$2632];MATCH([.B841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Hornets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-10" calcext:value-type="float">
            <text:p>-10</text:p>
          </table:table-cell>
          <table:table-cell office:value-type="float" office:value="5" calcext:value-type="float">
            <text:p>5</text:p>
          </table:table-cell>
          <table:table-cell table:formula="of:=INDEX([.$A$1:.$L$2632];MATCH([.A842];[.$K$1:.$K$30];0);12)" office:value-type="float" office:value="27" calcext:value-type="float">
            <text:p>27</text:p>
          </table:table-cell>
          <table:table-cell table:formula="of:=INDEX([.$A$1:.$L$2632];MATCH([.B84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Spurs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-8" calcext:value-type="float">
            <text:p>-8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843];[.$K$1:.$K$30];0);12)" office:value-type="float" office:value="27" calcext:value-type="float">
            <text:p>27</text:p>
          </table:table-cell>
          <table:table-cell table:formula="of:=INDEX([.$A$1:.$L$2632];MATCH([.B843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Raptor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formula="of:=INDEX([.$A$1:.$L$2632];MATCH([.A844];[.$K$1:.$K$30];0);12)" office:value-type="float" office:value="27" calcext:value-type="float">
            <text:p>27</text:p>
          </table:table-cell>
          <table:table-cell table:formula="of:=INDEX([.$A$1:.$L$2632];MATCH([.B844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Pistons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-14" calcext:value-type="float">
            <text:p>-14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845];[.$K$1:.$K$30];0);12)" office:value-type="float" office:value="27" calcext:value-type="float">
            <text:p>27</text:p>
          </table:table-cell>
          <table:table-cell table:formula="of:=INDEX([.$A$1:.$L$2632];MATCH([.B845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Warriors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846];[.$K$1:.$K$30];0);12)" office:value-type="float" office:value="27" calcext:value-type="float">
            <text:p>27</text:p>
          </table:table-cell>
          <table:table-cell table:formula="of:=INDEX([.$A$1:.$L$2632];MATCH([.B846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Bulls</text:p>
          </table:table-cell>
          <table:table-cell office:value-type="float" office:value="-16" calcext:value-type="float">
            <text:p>-1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INDEX([.$A$1:.$L$2632];MATCH([.A847];[.$K$1:.$K$30];0);12)" office:value-type="float" office:value="27" calcext:value-type="float">
            <text:p>27</text:p>
          </table:table-cell>
          <table:table-cell table:formula="of:=INDEX([.$A$1:.$L$2632];MATCH([.B847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Rockets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48];[.$K$1:.$K$30];0);12)" office:value-type="float" office:value="27" calcext:value-type="float">
            <text:p>27</text:p>
          </table:table-cell>
          <table:table-cell table:formula="of:=INDEX([.$A$1:.$L$2632];MATCH([.B848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Suns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849];[.$K$1:.$K$30];0);12)" office:value-type="float" office:value="27" calcext:value-type="float">
            <text:p>27</text:p>
          </table:table-cell>
          <table:table-cell table:formula="of:=INDEX([.$A$1:.$L$2632];MATCH([.B849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Hawk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8" calcext:value-type="float">
            <text:p>8</text:p>
          </table:table-cell>
          <table:table-cell table:formula="of:=INDEX([.$A$1:.$L$2632];MATCH([.A850];[.$K$1:.$K$30];0);12)" office:value-type="float" office:value="27" calcext:value-type="float">
            <text:p>27</text:p>
          </table:table-cell>
          <table:table-cell table:formula="of:=INDEX([.$A$1:.$L$2632];MATCH([.B850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King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51];[.$K$1:.$K$30];0);12)" office:value-type="float" office:value="27" calcext:value-type="float">
            <text:p>27</text:p>
          </table:table-cell>
          <table:table-cell table:formula="of:=INDEX([.$A$1:.$L$2632];MATCH([.B851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Thunder</text:p>
          </table:table-cell>
          <table:table-cell office:value-type="float" office:value="4" calcext:value-type="float">
            <text:p>4</text:p>
          </table:table-cell>
          <table:table-cell office:value-type="float" office:value="-4" calcext:value-type="float">
            <text:p>-4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852];[.$K$1:.$K$30];0);12)" office:value-type="float" office:value="27" calcext:value-type="float">
            <text:p>27</text:p>
          </table:table-cell>
          <table:table-cell table:formula="of:=INDEX([.$A$1:.$L$2632];MATCH([.B852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wolves</text:p>
          </table:table-cell>
          <table:table-cell office:value-type="string" calcext:value-type="string">
            <text:p>Hawks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853];[.$K$1:.$K$30];0);12)" office:value-type="float" office:value="27" calcext:value-type="float">
            <text:p>27</text:p>
          </table:table-cell>
          <table:table-cell table:formula="of:=INDEX([.$A$1:.$L$2632];MATCH([.B853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Jazz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table:formula="of:=INDEX([.$A$1:.$L$2632];MATCH([.A854];[.$K$1:.$K$30];0);12)" office:value-type="float" office:value="28" calcext:value-type="float">
            <text:p>28</text:p>
          </table:table-cell>
          <table:table-cell table:formula="of:=INDEX([.$A$1:.$L$2632];MATCH([.B854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Clippers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855];[.$K$1:.$K$30];0);12)" office:value-type="float" office:value="28" calcext:value-type="float">
            <text:p>28</text:p>
          </table:table-cell>
          <table:table-cell table:formula="of:=INDEX([.$A$1:.$L$2632];MATCH([.B855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Nugget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table:formula="of:=INDEX([.$A$1:.$L$2632];MATCH([.A856];[.$K$1:.$K$30];0);12)" office:value-type="float" office:value="28" calcext:value-type="float">
            <text:p>28</text:p>
          </table:table-cell>
          <table:table-cell table:formula="of:=INDEX([.$A$1:.$L$2632];MATCH([.B856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Warriors</text:p>
          </table:table-cell>
          <table:table-cell office:value-type="float" office:value="-9" calcext:value-type="float">
            <text:p>-9</text:p>
          </table:table-cell>
          <table:table-cell office:value-type="float" office:value="-6" calcext:value-type="float">
            <text:p>-6</text:p>
          </table:table-cell>
          <table:table-cell office:value-type="float" office:value="-27" calcext:value-type="float">
            <text:p>-27</text:p>
          </table:table-cell>
          <table:table-cell office:value-type="float" office:value="-23" calcext:value-type="float">
            <text:p>-23</text:p>
          </table:table-cell>
          <table:table-cell table:formula="of:=INDEX([.$A$1:.$L$2632];MATCH([.A857];[.$K$1:.$K$30];0);12)" office:value-type="float" office:value="28" calcext:value-type="float">
            <text:p>28</text:p>
          </table:table-cell>
          <table:table-cell table:formula="of:=INDEX([.$A$1:.$L$2632];MATCH([.B857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Suns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-3" calcext:value-type="float">
            <text:p>-3</text:p>
          </table:table-cell>
          <table:table-cell table:formula="of:=INDEX([.$A$1:.$L$2632];MATCH([.A858];[.$K$1:.$K$30];0);12)" office:value-type="float" office:value="28" calcext:value-type="float">
            <text:p>28</text:p>
          </table:table-cell>
          <table:table-cell table:formula="of:=INDEX([.$A$1:.$L$2632];MATCH([.B858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Maverick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859];[.$K$1:.$K$30];0);12)" office:value-type="float" office:value="28" calcext:value-type="float">
            <text:p>28</text:p>
          </table:table-cell>
          <table:table-cell table:formula="of:=INDEX([.$A$1:.$L$2632];MATCH([.B859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Grizzlies</text:p>
          </table:table-cell>
          <table:table-cell office:value-type="float" office:value="3" calcext:value-type="float">
            <text:p>3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INDEX([.$A$1:.$L$2632];MATCH([.A860];[.$K$1:.$K$30];0);12)" office:value-type="float" office:value="28" calcext:value-type="float">
            <text:p>28</text:p>
          </table:table-cell>
          <table:table-cell table:formula="of:=INDEX([.$A$1:.$L$2632];MATCH([.B860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Suns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INDEX([.$A$1:.$L$2632];MATCH([.A861];[.$K$1:.$K$30];0);12)" office:value-type="float" office:value="28" calcext:value-type="float">
            <text:p>28</text:p>
          </table:table-cell>
          <table:table-cell table:formula="of:=INDEX([.$A$1:.$L$2632];MATCH([.B861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Clippers</text:p>
          </table:table-cell>
          <table:table-cell office:value-type="float" office:value="-20" calcext:value-type="float">
            <text:p>-20</text:p>
          </table:table-cell>
          <table:table-cell office:value-type="float" office:value="-29" calcext:value-type="float">
            <text:p>-29</text:p>
          </table:table-cell>
          <table:table-cell office:value-type="float" office:value="-43" calcext:value-type="float">
            <text:p>-43</text:p>
          </table:table-cell>
          <table:table-cell office:value-type="float" office:value="-31" calcext:value-type="float">
            <text:p>-31</text:p>
          </table:table-cell>
          <table:table-cell table:formula="of:=INDEX([.$A$1:.$L$2632];MATCH([.A862];[.$K$1:.$K$30];0);12)" office:value-type="float" office:value="28" calcext:value-type="float">
            <text:p>28</text:p>
          </table:table-cell>
          <table:table-cell table:formula="of:=INDEX([.$A$1:.$L$2632];MATCH([.B862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King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NDEX([.$A$1:.$L$2632];MATCH([.A863];[.$K$1:.$K$30];0);12)" office:value-type="float" office:value="28" calcext:value-type="float">
            <text:p>28</text:p>
          </table:table-cell>
          <table:table-cell table:formula="of:=INDEX([.$A$1:.$L$2632];MATCH([.B863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Nuggets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INDEX([.$A$1:.$L$2632];MATCH([.A864];[.$K$1:.$K$30];0);12)" office:value-type="float" office:value="28" calcext:value-type="float">
            <text:p>28</text:p>
          </table:table-cell>
          <table:table-cell table:formula="of:=INDEX([.$A$1:.$L$2632];MATCH([.B864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Bulls</text:p>
          </table:table-cell>
          <table:table-cell office:value-type="float" office:value="-21" calcext:value-type="float">
            <text:p>-21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office:value-type="float" office:value="-25" calcext:value-type="float">
            <text:p>-25</text:p>
          </table:table-cell>
          <table:table-cell table:formula="of:=INDEX([.$A$1:.$L$2632];MATCH([.A865];[.$K$1:.$K$30];0);12)" office:value-type="float" office:value="28" calcext:value-type="float">
            <text:p>28</text:p>
          </table:table-cell>
          <table:table-cell table:formula="of:=INDEX([.$A$1:.$L$2632];MATCH([.B865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Rockets</text:p>
          </table:table-cell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17" calcext:value-type="float">
            <text:p>-17</text:p>
          </table:table-cell>
          <table:table-cell table:formula="of:=INDEX([.$A$1:.$L$2632];MATCH([.A866];[.$K$1:.$K$30];0);12)" office:value-type="float" office:value="28" calcext:value-type="float">
            <text:p>28</text:p>
          </table:table-cell>
          <table:table-cell table:formula="of:=INDEX([.$A$1:.$L$2632];MATCH([.B866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Pelicans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867];[.$K$1:.$K$30];0);12)" office:value-type="float" office:value="28" calcext:value-type="float">
            <text:p>28</text:p>
          </table:table-cell>
          <table:table-cell table:formula="of:=INDEX([.$A$1:.$L$2632];MATCH([.B867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Net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INDEX([.$A$1:.$L$2632];MATCH([.A868];[.$K$1:.$K$30];0);12)" office:value-type="float" office:value="28" calcext:value-type="float">
            <text:p>28</text:p>
          </table:table-cell>
          <table:table-cell table:formula="of:=INDEX([.$A$1:.$L$2632];MATCH([.B868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Knicks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69];[.$K$1:.$K$30];0);12)" office:value-type="float" office:value="28" calcext:value-type="float">
            <text:p>28</text:p>
          </table:table-cell>
          <table:table-cell table:formula="of:=INDEX([.$A$1:.$L$2632];MATCH([.B869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Cavaliers</text:p>
          </table:table-cell>
          <table:table-cell office:value-type="float" office:value="-15" calcext:value-type="float">
            <text:p>-15</text:p>
          </table:table-cell>
          <table:table-cell office:value-type="float" office:value="-21" calcext:value-type="float">
            <text:p>-21</text:p>
          </table:table-cell>
          <table:table-cell office:value-type="float" office:value="-20" calcext:value-type="float">
            <text:p>-20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870];[.$K$1:.$K$30];0);12)" office:value-type="float" office:value="28" calcext:value-type="float">
            <text:p>28</text:p>
          </table:table-cell>
          <table:table-cell table:formula="of:=INDEX([.$A$1:.$L$2632];MATCH([.B870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Pelicans</text:p>
          </table:table-cell>
          <table:table-cell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INDEX([.$A$1:.$L$2632];MATCH([.A871];[.$K$1:.$K$30];0);12)" office:value-type="float" office:value="28" calcext:value-type="float">
            <text:p>28</text:p>
          </table:table-cell>
          <table:table-cell table:formula="of:=INDEX([.$A$1:.$L$2632];MATCH([.B871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Rockets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-16" calcext:value-type="float">
            <text:p>-16</text:p>
          </table:table-cell>
          <table:table-cell table:formula="of:=INDEX([.$A$1:.$L$2632];MATCH([.A872];[.$K$1:.$K$30];0);12)" office:value-type="float" office:value="28" calcext:value-type="float">
            <text:p>28</text:p>
          </table:table-cell>
          <table:table-cell table:formula="of:=INDEX([.$A$1:.$L$2632];MATCH([.B872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Pacers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formula="of:=INDEX([.$A$1:.$L$2632];MATCH([.A873];[.$K$1:.$K$30];0);12)" office:value-type="float" office:value="28" calcext:value-type="float">
            <text:p>28</text:p>
          </table:table-cell>
          <table:table-cell table:formula="of:=INDEX([.$A$1:.$L$2632];MATCH([.B873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Heat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874];[.$K$1:.$K$30];0);12)" office:value-type="float" office:value="28" calcext:value-type="float">
            <text:p>28</text:p>
          </table:table-cell>
          <table:table-cell table:formula="of:=INDEX([.$A$1:.$L$2632];MATCH([.B874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Bulls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table:formula="of:=INDEX([.$A$1:.$L$2632];MATCH([.A875];[.$K$1:.$K$30];0);12)" office:value-type="float" office:value="28" calcext:value-type="float">
            <text:p>28</text:p>
          </table:table-cell>
          <table:table-cell table:formula="of:=INDEX([.$A$1:.$L$2632];MATCH([.B875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Buck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876];[.$K$1:.$K$30];0);12)" office:value-type="float" office:value="28" calcext:value-type="float">
            <text:p>28</text:p>
          </table:table-cell>
          <table:table-cell table:formula="of:=INDEX([.$A$1:.$L$2632];MATCH([.B876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Grizzlies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877];[.$K$1:.$K$30];0);12)" office:value-type="float" office:value="28" calcext:value-type="float">
            <text:p>28</text:p>
          </table:table-cell>
          <table:table-cell table:formula="of:=INDEX([.$A$1:.$L$2632];MATCH([.B877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Pacer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878];[.$K$1:.$K$30];0);12)" office:value-type="float" office:value="28" calcext:value-type="float">
            <text:p>28</text:p>
          </table:table-cell>
          <table:table-cell table:formula="of:=INDEX([.$A$1:.$L$2632];MATCH([.B878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Clippers</text:p>
          </table:table-cell>
          <table:table-cell office:value-type="float" office:value="-11" calcext:value-type="float">
            <text:p>-11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879];[.$K$1:.$K$30];0);12)" office:value-type="float" office:value="28" calcext:value-type="float">
            <text:p>28</text:p>
          </table:table-cell>
          <table:table-cell table:formula="of:=INDEX([.$A$1:.$L$2632];MATCH([.B879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Thunder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formula="of:=INDEX([.$A$1:.$L$2632];MATCH([.A880];[.$K$1:.$K$30];0);12)" office:value-type="float" office:value="28" calcext:value-type="float">
            <text:p>28</text:p>
          </table:table-cell>
          <table:table-cell table:formula="of:=INDEX([.$A$1:.$L$2632];MATCH([.B880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Nuggets</text:p>
          </table:table-cell>
          <table:table-cell office:value-type="float" office:value="-10" calcext:value-type="float">
            <text:p>-10</text:p>
          </table:table-cell>
          <table:table-cell office:value-type="float" office:value="-18" calcext:value-type="float">
            <text:p>-18</text:p>
          </table:table-cell>
          <table:table-cell office:value-type="float" office:value="-15" calcext:value-type="float">
            <text:p>-15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881];[.$K$1:.$K$30];0);12)" office:value-type="float" office:value="28" calcext:value-type="float">
            <text:p>28</text:p>
          </table:table-cell>
          <table:table-cell table:formula="of:=INDEX([.$A$1:.$L$2632];MATCH([.B881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Warriors</text:p>
          </table:table-cell>
          <table:table-cell office:value-type="float" office:value="-18" calcext:value-type="float">
            <text:p>-18</text:p>
          </table:table-cell>
          <table:table-cell office:value-type="float" office:value="-25" calcext:value-type="float">
            <text:p>-25</text:p>
          </table:table-cell>
          <table:table-cell office:value-type="float" office:value="-36" calcext:value-type="float">
            <text:p>-36</text:p>
          </table:table-cell>
          <table:table-cell office:value-type="float" office:value="-45" calcext:value-type="float">
            <text:p>-45</text:p>
          </table:table-cell>
          <table:table-cell table:formula="of:=INDEX([.$A$1:.$L$2632];MATCH([.A882];[.$K$1:.$K$30];0);12)" office:value-type="float" office:value="28" calcext:value-type="float">
            <text:p>28</text:p>
          </table:table-cell>
          <table:table-cell table:formula="of:=INDEX([.$A$1:.$L$2632];MATCH([.B882];[.$K$1:.$K$30];0);12)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Kings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883];[.$K$1:.$K$30];0);12)" office:value-type="float" office:value="28" calcext:value-type="float">
            <text:p>28</text:p>
          </table:table-cell>
          <table:table-cell table:formula="of:=INDEX([.$A$1:.$L$2632];MATCH([.B883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Mavericks</text:p>
          </table:table-cell>
          <table:table-cell office:value-type="float" office:value="-10" calcext:value-type="float">
            <text:p>-10</text:p>
          </table:table-cell>
          <table:table-cell office:value-type="float" office:value="-24" calcext:value-type="float">
            <text:p>-24</text:p>
          </table:table-cell>
          <table:table-cell office:value-type="float" office:value="-10" calcext:value-type="float">
            <text:p>-10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884];[.$K$1:.$K$30];0);12)" office:value-type="float" office:value="28" calcext:value-type="float">
            <text:p>28</text:p>
          </table:table-cell>
          <table:table-cell table:formula="of:=INDEX([.$A$1:.$L$2632];MATCH([.B88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Spurs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office:value-type="float" office:value="-15" calcext:value-type="float">
            <text:p>-15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885];[.$K$1:.$K$30];0);12)" office:value-type="float" office:value="28" calcext:value-type="float">
            <text:p>28</text:p>
          </table:table-cell>
          <table:table-cell table:formula="of:=INDEX([.$A$1:.$L$2632];MATCH([.B885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ilblazers</text:p>
          </table:table-cell>
          <table:table-cell office:value-type="string" calcext:value-type="string">
            <text:p>Raptors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table:formula="of:=INDEX([.$A$1:.$L$2632];MATCH([.A886];[.$K$1:.$K$30];0);12)" office:value-type="float" office:value="28" calcext:value-type="float">
            <text:p>28</text:p>
          </table:table-cell>
          <table:table-cell table:formula="of:=INDEX([.$A$1:.$L$2632];MATCH([.B886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Spurs</text:p>
          </table:table-cell>
          <table:table-cell office:value-type="float" office:value="-11" calcext:value-type="float">
            <text:p>-11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office:value-type="float" office:value="-29" calcext:value-type="float">
            <text:p>-29</text:p>
          </table:table-cell>
          <table:table-cell table:formula="of:=INDEX([.$A$1:.$L$2632];MATCH([.A887];[.$K$1:.$K$30];0);12)" office:value-type="float" office:value="29" calcext:value-type="float">
            <text:p>29</text:p>
          </table:table-cell>
          <table:table-cell table:formula="of:=INDEX([.$A$1:.$L$2632];MATCH([.B887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elicans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NDEX([.$A$1:.$L$2632];MATCH([.A888];[.$K$1:.$K$30];0);12)" office:value-type="float" office:value="29" calcext:value-type="float">
            <text:p>29</text:p>
          </table:table-cell>
          <table:table-cell table:formula="of:=INDEX([.$A$1:.$L$2632];MATCH([.B888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Suns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INDEX([.$A$1:.$L$2632];MATCH([.A889];[.$K$1:.$K$30];0);12)" office:value-type="float" office:value="29" calcext:value-type="float">
            <text:p>29</text:p>
          </table:table-cell>
          <table:table-cell table:formula="of:=INDEX([.$A$1:.$L$2632];MATCH([.B889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Trailblazers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formula="of:=INDEX([.$A$1:.$L$2632];MATCH([.A890];[.$K$1:.$K$30];0);12)" office:value-type="float" office:value="29" calcext:value-type="float">
            <text:p>29</text:p>
          </table:table-cell>
          <table:table-cell table:formula="of:=INDEX([.$A$1:.$L$2632];MATCH([.B890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Thunder</text:p>
          </table:table-cell>
          <table:table-cell office:value-type="float" office:value="-1" calcext:value-type="float">
            <text:p>-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formula="of:=INDEX([.$A$1:.$L$2632];MATCH([.A891];[.$K$1:.$K$30];0);12)" office:value-type="float" office:value="29" calcext:value-type="float">
            <text:p>29</text:p>
          </table:table-cell>
          <table:table-cell table:formula="of:=INDEX([.$A$1:.$L$2632];MATCH([.B891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Lakers</text:p>
          </table:table-cell>
          <table:table-cell office:value-type="float" office:value="-9" calcext:value-type="float">
            <text:p>-9</text:p>
          </table:table-cell>
          <table:table-cell office:value-type="float" office:value="-16" calcext:value-type="float">
            <text:p>-16</text:p>
          </table:table-cell>
          <table:table-cell office:value-type="float" office:value="-11" calcext:value-type="float">
            <text:p>-11</text:p>
          </table:table-cell>
          <table:table-cell office:value-type="float" office:value="-20" calcext:value-type="float">
            <text:p>-20</text:p>
          </table:table-cell>
          <table:table-cell table:formula="of:=INDEX([.$A$1:.$L$2632];MATCH([.A892];[.$K$1:.$K$30];0);12)" office:value-type="float" office:value="29" calcext:value-type="float">
            <text:p>29</text:p>
          </table:table-cell>
          <table:table-cell table:formula="of:=INDEX([.$A$1:.$L$2632];MATCH([.B892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elicans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893];[.$K$1:.$K$30];0);12)" office:value-type="float" office:value="29" calcext:value-type="float">
            <text:p>29</text:p>
          </table:table-cell>
          <table:table-cell table:formula="of:=INDEX([.$A$1:.$L$2632];MATCH([.B893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Mavericks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formula="of:=INDEX([.$A$1:.$L$2632];MATCH([.A894];[.$K$1:.$K$30];0);12)" office:value-type="float" office:value="29" calcext:value-type="float">
            <text:p>29</text:p>
          </table:table-cell>
          <table:table-cell table:formula="of:=INDEX([.$A$1:.$L$2632];MATCH([.B894];[.$K$1:.$K$30];0);12)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Nuggets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NDEX([.$A$1:.$L$2632];MATCH([.A895];[.$K$1:.$K$30];0);12)" office:value-type="float" office:value="29" calcext:value-type="float">
            <text:p>29</text:p>
          </table:table-cell>
          <table:table-cell table:formula="of:=INDEX([.$A$1:.$L$2632];MATCH([.B895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Suns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896];[.$K$1:.$K$30];0);12)" office:value-type="float" office:value="29" calcext:value-type="float">
            <text:p>29</text:p>
          </table:table-cell>
          <table:table-cell table:formula="of:=INDEX([.$A$1:.$L$2632];MATCH([.B896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Raptors</text:p>
          </table:table-cell>
          <table:table-cell office:value-type="float" office:value="-4" calcext:value-type="float">
            <text:p>-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INDEX([.$A$1:.$L$2632];MATCH([.A897];[.$K$1:.$K$30];0);12)" office:value-type="float" office:value="29" calcext:value-type="float">
            <text:p>29</text:p>
          </table:table-cell>
          <table:table-cell table:formula="of:=INDEX([.$A$1:.$L$2632];MATCH([.B897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eltic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898];[.$K$1:.$K$30];0);12)" office:value-type="float" office:value="29" calcext:value-type="float">
            <text:p>29</text:p>
          </table:table-cell>
          <table:table-cell table:formula="of:=INDEX([.$A$1:.$L$2632];MATCH([.B898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Bucks</text:p>
          </table:table-cell>
          <table:table-cell office:value-type="float" office:value="-9" calcext:value-type="float">
            <text:p>-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INDEX([.$A$1:.$L$2632];MATCH([.A899];[.$K$1:.$K$30];0);12)" office:value-type="float" office:value="29" calcext:value-type="float">
            <text:p>29</text:p>
          </table:table-cell>
          <table:table-cell table:formula="of:=INDEX([.$A$1:.$L$2632];MATCH([.B899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acers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table:formula="of:=INDEX([.$A$1:.$L$2632];MATCH([.A900];[.$K$1:.$K$30];0);12)" office:value-type="float" office:value="29" calcext:value-type="float">
            <text:p>29</text:p>
          </table:table-cell>
          <table:table-cell table:formula="of:=INDEX([.$A$1:.$L$2632];MATCH([.B900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Lakers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table:formula="of:=INDEX([.$A$1:.$L$2632];MATCH([.A901];[.$K$1:.$K$30];0);12)" office:value-type="float" office:value="29" calcext:value-type="float">
            <text:p>29</text:p>
          </table:table-cell>
          <table:table-cell table:formula="of:=INDEX([.$A$1:.$L$2632];MATCH([.B901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Lakers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formula="of:=INDEX([.$A$1:.$L$2632];MATCH([.A902];[.$K$1:.$K$30];0);12)" office:value-type="float" office:value="29" calcext:value-type="float">
            <text:p>29</text:p>
          </table:table-cell>
          <table:table-cell table:formula="of:=INDEX([.$A$1:.$L$2632];MATCH([.B902];[.$K$1:.$K$30];0);12)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Timberwolves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903];[.$K$1:.$K$30];0);12)" office:value-type="float" office:value="29" calcext:value-type="float">
            <text:p>29</text:p>
          </table:table-cell>
          <table:table-cell table:formula="of:=INDEX([.$A$1:.$L$2632];MATCH([.B903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Hawks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04];[.$K$1:.$K$30];0);12)" office:value-type="float" office:value="29" calcext:value-type="float">
            <text:p>29</text:p>
          </table:table-cell>
          <table:table-cell table:formula="of:=INDEX([.$A$1:.$L$2632];MATCH([.B904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Rockets</text:p>
          </table:table-cell>
          <table:table-cell office:value-type="float" office:value="-2" calcext:value-type="float">
            <text:p>-2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formula="of:=INDEX([.$A$1:.$L$2632];MATCH([.A905];[.$K$1:.$K$30];0);12)" office:value-type="float" office:value="29" calcext:value-type="float">
            <text:p>29</text:p>
          </table:table-cell>
          <table:table-cell table:formula="of:=INDEX([.$A$1:.$L$2632];MATCH([.B905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Suns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formula="of:=INDEX([.$A$1:.$L$2632];MATCH([.A906];[.$K$1:.$K$30];0);12)" office:value-type="float" office:value="29" calcext:value-type="float">
            <text:p>29</text:p>
          </table:table-cell>
          <table:table-cell table:formula="of:=INDEX([.$A$1:.$L$2632];MATCH([.B906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acers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formula="of:=INDEX([.$A$1:.$L$2632];MATCH([.A907];[.$K$1:.$K$30];0);12)" office:value-type="float" office:value="29" calcext:value-type="float">
            <text:p>29</text:p>
          </table:table-cell>
          <table:table-cell table:formula="of:=INDEX([.$A$1:.$L$2632];MATCH([.B907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lippers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formula="of:=INDEX([.$A$1:.$L$2632];MATCH([.A908];[.$K$1:.$K$30];0);12)" office:value-type="float" office:value="29" calcext:value-type="float">
            <text:p>29</text:p>
          </table:table-cell>
          <table:table-cell table:formula="of:=INDEX([.$A$1:.$L$2632];MATCH([.B908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Jazz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909];[.$K$1:.$K$30];0);12)" office:value-type="float" office:value="29" calcext:value-type="float">
            <text:p>29</text:p>
          </table:table-cell>
          <table:table-cell table:formula="of:=INDEX([.$A$1:.$L$2632];MATCH([.B909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Grizzlies</text:p>
          </table:table-cell>
          <table:table-cell office:value-type="float" office:value="-15" calcext:value-type="float">
            <text:p>-15</text:p>
          </table:table-cell>
          <table:table-cell office:value-type="float" office:value="-23" calcext:value-type="float">
            <text:p>-23</text:p>
          </table:table-cell>
          <table:table-cell office:value-type="float" office:value="-22" calcext:value-type="float">
            <text:p>-22</text:p>
          </table:table-cell>
          <table:table-cell office:value-type="float" office:value="-21" calcext:value-type="float">
            <text:p>-21</text:p>
          </table:table-cell>
          <table:table-cell table:formula="of:=INDEX([.$A$1:.$L$2632];MATCH([.A910];[.$K$1:.$K$30];0);12)" office:value-type="float" office:value="29" calcext:value-type="float">
            <text:p>29</text:p>
          </table:table-cell>
          <table:table-cell table:formula="of:=INDEX([.$A$1:.$L$2632];MATCH([.B910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Timberwolv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office:value-type="float" office:value="8" calcext:value-type="float">
            <text:p>8</text:p>
          </table:table-cell>
          <table:table-cell table:formula="of:=INDEX([.$A$1:.$L$2632];MATCH([.A911];[.$K$1:.$K$30];0);12)" office:value-type="float" office:value="29" calcext:value-type="float">
            <text:p>29</text:p>
          </table:table-cell>
          <table:table-cell table:formula="of:=INDEX([.$A$1:.$L$2632];MATCH([.B911];[.$K$1:.$K$30];0);12)"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elicans</text:p>
          </table:table-cell>
          <table:table-cell office:value-type="float" office:value="-6" calcext:value-type="float">
            <text:p>-6</text:p>
          </table:table-cell>
          <table:table-cell office:value-type="float" office:value="-7" calcext:value-type="float">
            <text:p>-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NDEX([.$A$1:.$L$2632];MATCH([.A912];[.$K$1:.$K$30];0);12)" office:value-type="float" office:value="29" calcext:value-type="float">
            <text:p>29</text:p>
          </table:table-cell>
          <table:table-cell table:formula="of:=INDEX([.$A$1:.$L$2632];MATCH([.B912];[.$K$1:.$K$30];0);12)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Knicks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INDEX([.$A$1:.$L$2632];MATCH([.A913];[.$K$1:.$K$30];0);12)" office:value-type="float" office:value="29" calcext:value-type="float">
            <text:p>29</text:p>
          </table:table-cell>
          <table:table-cell table:formula="of:=INDEX([.$A$1:.$L$2632];MATCH([.B913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Trailblazers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table:formula="of:=INDEX([.$A$1:.$L$2632];MATCH([.A914];[.$K$1:.$K$30];0);12)" office:value-type="float" office:value="29" calcext:value-type="float">
            <text:p>29</text:p>
          </table:table-cell>
          <table:table-cell table:formula="of:=INDEX([.$A$1:.$L$2632];MATCH([.B914];[.$K$1:.$K$30];0);12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Jazz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table:formula="of:=INDEX([.$A$1:.$L$2632];MATCH([.A915];[.$K$1:.$K$30];0);12)" office:value-type="float" office:value="29" calcext:value-type="float">
            <text:p>29</text:p>
          </table:table-cell>
          <table:table-cell table:formula="of:=INDEX([.$A$1:.$L$2632];MATCH([.B915];[.$K$1:.$K$30];0);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Nets</text:p>
          </table:table-cell>
          <table:table-cell office:value-type="float" office:value="-1" calcext:value-type="float">
            <text:p>-1</text:p>
          </table:table-cell>
          <table:table-cell office:value-type="float" office:value="-16" calcext:value-type="float">
            <text:p>-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formula="of:=INDEX([.$A$1:.$L$2632];MATCH([.A916];[.$K$1:.$K$30];0);12)" office:value-type="float" office:value="29" calcext:value-type="float">
            <text:p>29</text:p>
          </table:table-cell>
          <table:table-cell table:formula="of:=INDEX([.$A$1:.$L$2632];MATCH([.B916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Pistons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INDEX([.$A$1:.$L$2632];MATCH([.A917];[.$K$1:.$K$30];0);12)" office:value-type="float" office:value="29" calcext:value-type="float">
            <text:p>29</text:p>
          </table:table-cell>
          <table:table-cell table:formula="of:=INDEX([.$A$1:.$L$2632];MATCH([.B917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rriors</text:p>
          </table:table-cell>
          <table:table-cell office:value-type="string" calcext:value-type="string">
            <text:p>Cavali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formula="of:=INDEX([.$A$1:.$L$2632];MATCH([.A918];[.$K$1:.$K$30];0);12)" office:value-type="float" office:value="29" calcext:value-type="float">
            <text:p>29</text:p>
          </table:table-cell>
          <table:table-cell table:formula="of:=INDEX([.$A$1:.$L$2632];MATCH([.B918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Hawks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-15" calcext:value-type="float">
            <text:p>-15</text:p>
          </table:table-cell>
          <table:table-cell table:formula="of:=INDEX([.$A$1:.$L$2632];MATCH([.A919];[.$K$1:.$K$30];0);12)" office:value-type="float" office:value="30" calcext:value-type="float">
            <text:p>30</text:p>
          </table:table-cell>
          <table:table-cell table:formula="of:=INDEX([.$A$1:.$L$2632];MATCH([.B919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Grizzlies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table:formula="of:=INDEX([.$A$1:.$L$2632];MATCH([.A920];[.$K$1:.$K$30];0);12)" office:value-type="float" office:value="30" calcext:value-type="float">
            <text:p>30</text:p>
          </table:table-cell>
          <table:table-cell table:formula="of:=INDEX([.$A$1:.$L$2632];MATCH([.B920];[.$K$1:.$K$30];0);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Raptor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formula="of:=INDEX([.$A$1:.$L$2632];MATCH([.A921];[.$K$1:.$K$30];0);12)" office:value-type="float" office:value="30" calcext:value-type="float">
            <text:p>30</text:p>
          </table:table-cell>
          <table:table-cell table:formula="of:=INDEX([.$A$1:.$L$2632];MATCH([.B921];[.$K$1:.$K$30];0);12)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Hawk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INDEX([.$A$1:.$L$2632];MATCH([.A922];[.$K$1:.$K$30];0);12)" office:value-type="float" office:value="30" calcext:value-type="float">
            <text:p>30</text:p>
          </table:table-cell>
          <table:table-cell table:formula="of:=INDEX([.$A$1:.$L$2632];MATCH([.B922];[.$K$1:.$K$30];0);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Magi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923];[.$K$1:.$K$30];0);12)" office:value-type="float" office:value="30" calcext:value-type="float">
            <text:p>30</text:p>
          </table:table-cell>
          <table:table-cell table:formula="of:=INDEX([.$A$1:.$L$2632];MATCH([.B923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Rockets</text:p>
          </table:table-cell>
          <table:table-cell office:value-type="float" office:value="7" calcext:value-type="float">
            <text:p>7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924];[.$K$1:.$K$30];0);12)" office:value-type="float" office:value="30" calcext:value-type="float">
            <text:p>30</text:p>
          </table:table-cell>
          <table:table-cell table:formula="of:=INDEX([.$A$1:.$L$2632];MATCH([.B924];[.$K$1:.$K$30];0);12)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Celtics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INDEX([.$A$1:.$L$2632];MATCH([.A925];[.$K$1:.$K$30];0);12)" office:value-type="float" office:value="30" calcext:value-type="float">
            <text:p>30</text:p>
          </table:table-cell>
          <table:table-cell table:formula="of:=INDEX([.$A$1:.$L$2632];MATCH([.B925];[.$K$1:.$K$30];0);12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Cavaliers</text:p>
          </table:table-cell>
          <table:table-cell office:value-type="float" office:value="5" calcext:value-type="float">
            <text:p>5</text:p>
          </table:table-cell>
          <table:table-cell office:value-type="float" office:value="-2" calcext:value-type="float">
            <text:p>-2</text:p>
          </table:table-cell>
          <table:table-cell office:value-type="float" office:value="-9" calcext:value-type="float">
            <text:p>-9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926];[.$K$1:.$K$30];0);12)" office:value-type="float" office:value="30" calcext:value-type="float">
            <text:p>30</text:p>
          </table:table-cell>
          <table:table-cell table:formula="of:=INDEX([.$A$1:.$L$2632];MATCH([.B926];[.$K$1:.$K$30];0);12)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Bulls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-11" calcext:value-type="float">
            <text:p>-11</text:p>
          </table:table-cell>
          <table:table-cell table:formula="of:=INDEX([.$A$1:.$L$2632];MATCH([.A927];[.$K$1:.$K$30];0);12)" office:value-type="float" office:value="30" calcext:value-type="float">
            <text:p>30</text:p>
          </table:table-cell>
          <table:table-cell table:formula="of:=INDEX([.$A$1:.$L$2632];MATCH([.B927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Seventysixers</text:p>
          </table:table-cell>
          <table:table-cell office:value-type="float" office:value="-14" calcext:value-type="float">
            <text:p>-14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-7" calcext:value-type="float">
            <text:p>-7</text:p>
          </table:table-cell>
          <table:table-cell table:formula="of:=INDEX([.$A$1:.$L$2632];MATCH([.A928];[.$K$1:.$K$30];0);12)" office:value-type="float" office:value="30" calcext:value-type="float">
            <text:p>30</text:p>
          </table:table-cell>
          <table:table-cell table:formula="of:=INDEX([.$A$1:.$L$2632];MATCH([.B928];[.$K$1:.$K$30];0);12)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Knicks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929];[.$K$1:.$K$30];0);12)" office:value-type="float" office:value="30" calcext:value-type="float">
            <text:p>30</text:p>
          </table:table-cell>
          <table:table-cell table:formula="of:=INDEX([.$A$1:.$L$2632];MATCH([.B929];[.$K$1:.$K$30];0);12)"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Heat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 office:value-type="float" office:value="-3" calcext:value-type="float">
            <text:p>-3</text:p>
          </table:table-cell>
          <table:table-cell table:formula="of:=INDEX([.$A$1:.$L$2632];MATCH([.A930];[.$K$1:.$K$30];0);12)" office:value-type="float" office:value="30" calcext:value-type="float">
            <text:p>30</text:p>
          </table:table-cell>
          <table:table-cell table:formula="of:=INDEX([.$A$1:.$L$2632];MATCH([.B930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Sun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-5" calcext:value-type="float">
            <text:p>-5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31];[.$K$1:.$K$30];0);12)" office:value-type="float" office:value="30" calcext:value-type="float">
            <text:p>30</text:p>
          </table:table-cell>
          <table:table-cell table:formula="of:=INDEX([.$A$1:.$L$2632];MATCH([.B931];[.$K$1:.$K$30];0);12)"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Magic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INDEX([.$A$1:.$L$2632];MATCH([.A932];[.$K$1:.$K$30];0);12)" office:value-type="float" office:value="30" calcext:value-type="float">
            <text:p>30</text:p>
          </table:table-cell>
          <table:table-cell table:formula="of:=INDEX([.$A$1:.$L$2632];MATCH([.B932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Spurs</text:p>
          </table:table-cell>
          <table:table-cell office:value-type="float" office:value="-1" calcext:value-type="float">
            <text:p>-1</text:p>
          </table:table-cell>
          <table:table-cell office:value-type="float" office:value="-10" calcext:value-type="float">
            <text:p>-10</text:p>
          </table:table-cell>
          <table:table-cell office:value-type="float" office:value="-14" calcext:value-type="float">
            <text:p>-14</text:p>
          </table:table-cell>
          <table:table-cell office:value-type="float" office:value="-12" calcext:value-type="float">
            <text:p>-12</text:p>
          </table:table-cell>
          <table:table-cell table:formula="of:=INDEX([.$A$1:.$L$2632];MATCH([.A933];[.$K$1:.$K$30];0);12)" office:value-type="float" office:value="30" calcext:value-type="float">
            <text:p>30</text:p>
          </table:table-cell>
          <table:table-cell table:formula="of:=INDEX([.$A$1:.$L$2632];MATCH([.B933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Kings</text:p>
          </table:table-cell>
          <table:table-cell office:value-type="float" office:value="6" calcext:value-type="float">
            <text:p>6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INDEX([.$A$1:.$L$2632];MATCH([.A934];[.$K$1:.$K$30];0);12)" office:value-type="float" office:value="30" calcext:value-type="float">
            <text:p>30</text:p>
          </table:table-cell>
          <table:table-cell table:formula="of:=INDEX([.$A$1:.$L$2632];MATCH([.B934];[.$K$1:.$K$30];0);12)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Thunder</text:p>
          </table:table-cell>
          <table:table-cell office:value-type="float" office:value="-13" calcext:value-type="float">
            <text:p>-1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935];[.$K$1:.$K$30];0);12)" office:value-type="float" office:value="30" calcext:value-type="float">
            <text:p>30</text:p>
          </table:table-cell>
          <table:table-cell table:formula="of:=INDEX([.$A$1:.$L$2632];MATCH([.B935];[.$K$1:.$K$30];0);12)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Spur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936];[.$K$1:.$K$30];0);12)" office:value-type="float" office:value="30" calcext:value-type="float">
            <text:p>30</text:p>
          </table:table-cell>
          <table:table-cell table:formula="of:=INDEX([.$A$1:.$L$2632];MATCH([.B936];[.$K$1:.$K$30];0);12)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Nets</text:p>
          </table:table-cell>
          <table:table-cell office:value-type="float" office:value="-3" calcext:value-type="float">
            <text:p>-3</text:p>
          </table:table-cell>
          <table:table-cell office:value-type="float" office:value="-15" calcext:value-type="float">
            <text:p>-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37];[.$K$1:.$K$30];0);12)" office:value-type="float" office:value="30" calcext:value-type="float">
            <text:p>30</text:p>
          </table:table-cell>
          <table:table-cell table:formula="of:=INDEX([.$A$1:.$L$2632];MATCH([.B937];[.$K$1:.$K$30];0);12)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Magic</text:p>
          </table:table-cell>
          <table:table-cell office:value-type="float" office:value="-1" calcext:value-type="float">
            <text:p>-1</text:p>
          </table:table-cell>
          <table:table-cell office:value-type="float" office:value="-13" calcext:value-type="float">
            <text:p>-13</text:p>
          </table:table-cell>
          <table:table-cell office:value-type="float" office:value="-15" calcext:value-type="float">
            <text:p>-15</text:p>
          </table:table-cell>
          <table:table-cell office:value-type="float" office:value="-8" calcext:value-type="float">
            <text:p>-8</text:p>
          </table:table-cell>
          <table:table-cell table:formula="of:=INDEX([.$A$1:.$L$2632];MATCH([.A938];[.$K$1:.$K$30];0);12)" office:value-type="float" office:value="30" calcext:value-type="float">
            <text:p>30</text:p>
          </table:table-cell>
          <table:table-cell table:formula="of:=INDEX([.$A$1:.$L$2632];MATCH([.B938];[.$K$1:.$K$30];0);12)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Nuggets</text:p>
          </table:table-cell>
          <table:table-cell office:value-type="float" office:value="-11" calcext:value-type="float">
            <text:p>-11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939];[.$K$1:.$K$30];0);12)" office:value-type="float" office:value="30" calcext:value-type="float">
            <text:p>30</text:p>
          </table:table-cell>
          <table:table-cell table:formula="of:=INDEX([.$A$1:.$L$2632];MATCH([.B939];[.$K$1:.$K$30];0);12)"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Bucks</text:p>
          </table:table-cell>
          <table:table-cell office:value-type="float" office:value="-9" calcext:value-type="float">
            <text:p>-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40];[.$K$1:.$K$30];0);12)" office:value-type="float" office:value="30" calcext:value-type="float">
            <text:p>30</text:p>
          </table:table-cell>
          <table:table-cell table:formula="of:=INDEX([.$A$1:.$L$2632];MATCH([.B940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Heat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-11" calcext:value-type="float">
            <text:p>-11</text:p>
          </table:table-cell>
          <table:table-cell table:formula="of:=INDEX([.$A$1:.$L$2632];MATCH([.A941];[.$K$1:.$K$30];0);12)" office:value-type="float" office:value="30" calcext:value-type="float">
            <text:p>30</text:p>
          </table:table-cell>
          <table:table-cell table:formula="of:=INDEX([.$A$1:.$L$2632];MATCH([.B941];[.$K$1:.$K$30];0);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Hornets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INDEX([.$A$1:.$L$2632];MATCH([.A942];[.$K$1:.$K$30];0);12)" office:value-type="float" office:value="30" calcext:value-type="float">
            <text:p>30</text:p>
          </table:table-cell>
          <table:table-cell table:formula="of:=INDEX([.$A$1:.$L$2632];MATCH([.B942];[.$K$1:.$K$30];0);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Piston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INDEX([.$A$1:.$L$2632];MATCH([.A943];[.$K$1:.$K$30];0);12)" office:value-type="float" office:value="30" calcext:value-type="float">
            <text:p>30</text:p>
          </table:table-cell>
          <table:table-cell table:formula="of:=INDEX([.$A$1:.$L$2632];MATCH([.B943];[.$K$1:.$K$30];0);12)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Clippers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table:formula="of:=INDEX([.$A$1:.$L$2632];MATCH([.A944];[.$K$1:.$K$30];0);12)" office:value-type="float" office:value="30" calcext:value-type="float">
            <text:p>30</text:p>
          </table:table-cell>
          <table:table-cell table:formula="of:=INDEX([.$A$1:.$L$2632];MATCH([.B944];[.$K$1:.$K$30];0);12)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Pacer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table:formula="of:=INDEX([.$A$1:.$L$2632];MATCH([.A945];[.$K$1:.$K$30];0);12)" office:value-type="float" office:value="30" calcext:value-type="float">
            <text:p>30</text:p>
          </table:table-cell>
          <table:table-cell table:formula="of:=INDEX([.$A$1:.$L$2632];MATCH([.B945];[.$K$1:.$K$30];0);12)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Bulls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INDEX([.$A$1:.$L$2632];MATCH([.A946];[.$K$1:.$K$30];0);12)" office:value-type="float" office:value="30" calcext:value-type="float">
            <text:p>30</text:p>
          </table:table-cell>
          <table:table-cell table:formula="of:=INDEX([.$A$1:.$L$2632];MATCH([.B946];[.$K$1:.$K$30];0);12)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Bucks</text:p>
          </table:table-cell>
          <table:table-cell office:value-type="float" office:value="-8" calcext:value-type="float">
            <text:p>-8</text:p>
          </table:table-cell>
          <table:table-cell office:value-type="float" office:value="-15" calcext:value-type="float">
            <text:p>-15</text:p>
          </table:table-cell>
          <table:table-cell office:value-type="float" office:value="-22" calcext:value-type="float">
            <text:p>-22</text:p>
          </table:table-cell>
          <table:table-cell office:value-type="float" office:value="-27" calcext:value-type="float">
            <text:p>-27</text:p>
          </table:table-cell>
          <table:table-cell table:formula="of:=INDEX([.$A$1:.$L$2632];MATCH([.A947];[.$K$1:.$K$30];0);12)" office:value-type="float" office:value="30" calcext:value-type="float">
            <text:p>30</text:p>
          </table:table-cell>
          <table:table-cell table:formula="of:=INDEX([.$A$1:.$L$2632];MATCH([.B947];[.$K$1:.$K$30];0);12)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zards</text:p>
          </table:table-cell>
          <table:table-cell office:value-type="string" calcext:value-type="string">
            <text:p>Bucks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table:formula="of:=INDEX([.$A$1:.$L$2632];MATCH([.A948];[.$K$1:.$K$30];0);12)" office:value-type="float" office:value="30" calcext:value-type="float">
            <text:p>30</text:p>
          </table:table-cell>
          <table:table-cell table:formula="of:=INDEX([.$A$1:.$L$2632];MATCH([.B948];[.$K$1:.$K$30];0);12)"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Sheet1.I1:Sheet1.I5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8">0000-00-00</text:date>, <text:time style:data-style-name="N2" text:time-value="11:19:43.8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8T10:12:38.841000000</meta:creation-date>
    <dc:date>2016-12-28T11:22:23.237000000</dc:date>
    <meta:editing-duration>PT16M36S</meta:editing-duration>
    <meta:editing-cycles>2</meta:editing-cycles>
    <meta:generator>LibreOffice/5.0.4.2$Windows_x86 LibreOffice_project/2b9802c1994aa0b7dc6079e128979269cf95bc78</meta:generator>
    <meta:document-statistic meta:table-count="1" meta:cell-count="7644" meta:object-count="0"/>
  </office:meta>
</office:document-meta>
</file>